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1" table:default-cell-style-name="Default"/>
        <table:table-row table:style-name="ro1">
          <table:table-cell table:style-name="ce2" office:value-type="string" calcext:value-type="string">
            <text:p>Физические симптомы </text:p>
          </table:table-cell>
          <table:table-cell table:number-columns-repeated="51"/>
        </table:table-row>
        <table:table-row table:style-name="ro1">
          <table:table-cell table:number-columns-repeated="52"/>
        </table:table-row>
        <table:table-row table:style-name="ro1">
          <table:table-cell table:style-name="ce3" office:value-type="string" calcext:value-type="string">
            <text:p>Физическое беспокойство </text:p>
          </table:table-cell>
          <table:table-cell office:value-type="string" calcext:value-type="string">
            <text:p>Чувство напряженности, дрожь, мышечное напряжение, беспокойные движения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Физиологические изменения </text:p>
          </table:table-cell>
          <table:table-cell office:value-type="string" calcext:value-type="string">
            <text:p>Учащенное сердцебиение, затрудненное дыхание, потливость, сухость во рту, тошнота, головокружение, мышечные боли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style-name="ce1" office:value-type="string" calcext:value-type="string">
            <text:p>Физические симптомы 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0]+[.H10]+[.J10])*0.4+([.I10]+[.K10])*7/30" office:value-type="float" office:value="1.66666666666667" calcext:value-type="float">
            <text:p>1,66666666666667</text:p>
          </table:table-cell>
          <table:table-cell/>
          <table:table-cell table:formula="of:=IF(OR([.G10]=3;[.J10]=3;[.H10]=3);ROUND(ROUND([.M10])+0.4);IF(OR([.G10]=1;[.H10]=1;[.J10]=1);ROUND(ROUND([.M10])-0.6);ROUND([.M10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Поведенческие симптомы</text:p>
          </table:table-cell>
          <table:table-cell table:number-columns-repeated="10"/>
          <table:table-cell table:style-name="ce1" office:value-type="string" calcext:value-type="string">
            <text:p>Когнитивные симптомы</text:p>
          </table:table-cell>
          <table:table-cell table:number-columns-repeated="12"/>
          <table:table-cell table:style-name="ce1" office:value-type="string" calcext:value-type="string">
            <text:p>Общее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Изменения в поведении </text:p>
          </table:table-cell>
          <table:table-cell office:value-type="string" calcext:value-type="string">
            <text:p>Тремор рук, дрожащий голос, трудности с речью, заикание, проблемы с координацией движений.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1]+[.H11]+[.J11])*0.4+([.I11]+[.K11])*7/30" office:value-type="float" office:value="1.9" calcext:value-type="float">
            <text:p>1,9</text:p>
          </table:table-cell>
          <table:table-cell/>
          <table:table-cell table:formula="of:=IF(OR([.G11]=3;[.J11]=3;[.H11]=3);ROUND(ROUND([.M11])+0.4);IF(OR([.G11]=1;[.H11]=1;[.J11]=1);ROUND(ROUND([.M11])-0.6);ROUND([.M1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11]+[.U11]+[.W11])*14/45+[.V11]*0.4" office:value-type="float" office:value="1.33333333333333" calcext:value-type="float">
            <text:p>1,33333333333333</text:p>
          </table:table-cell>
          <table:table-cell table:formula="of:=IF(OR([.V11]=3;[.V11]=1);IF([.V11]=3;ROUND([.Y11]+0.4);ROUND([.Y11]-0.5));ROUND([.Y11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1]+[.AG11]+[.AI11])*29/90+([.AF11]+[.AH11])*0.35" office:value-type="float" office:value="1.66666666666667" calcext:value-type="float">
            <text:p>1,66666666666667</text:p>
          </table:table-cell>
          <table:table-cell/>
          <table:table-cell table:formula="of:=IF(OR([.AH11]=3;[.AF11]=3);ROUND(ROUND([.AK11])+0.4);IF(OR([.AF11]=1;[.AH11]=1);ROUND(ROUND([.AK11])-0.6);ROUND([.AK1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11]+[.AS11])*0.356+[.AT11]*0.36" office:value-type="float" office:value="1.072" calcext:value-type="float">
            <text:p>1,072</text:p>
          </table:table-cell>
          <table:table-cell table:formula="of:=IF(OR([.AR11]=5;[.AS11]=5;[.AT11]=5);ROUND(ROUND([.AV11])+0.4);IF(OR([.AR11]=1;[.AS11]=1;[.AT11]=1);ROUND(ROUND([.AV11])-0.5);ROUND([.AV11])))" office:value-type="float" office:value="1" calcext:value-type="float">
            <text:p>1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2]+[.H12]+[.J12])*0.4+([.I12]+[.K12])*7/30" office:value-type="float" office:value="2.13333333333333" calcext:value-type="float">
            <text:p>2,13333333333333</text:p>
          </table:table-cell>
          <table:table-cell/>
          <table:table-cell table:formula="of:=IF(OR([.G12]=3;[.J12]=3;[.H12]=3);ROUND(ROUND([.M12])+0.4);IF(OR([.G12]=1;[.H12]=1;[.J12]=1);ROUND(ROUND([.M12])-0.6);ROUND([.M12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12]+[.U12]+[.W12])*14/45+[.V12]*0.4" office:value-type="float" office:value="1.64444444444444" calcext:value-type="float">
            <text:p>1,64444444444444</text:p>
          </table:table-cell>
          <table:table-cell table:formula="of:=IF(OR([.V12]=3;[.V12]=1);IF([.V12]=3;ROUND([.Y12]+0.4);ROUND([.Y12]-0.5));ROUND([.Y12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2]+[.AG12]+[.AI12])*29/90+([.AF12]+[.AH12])*0.35" office:value-type="float" office:value="1.98888888888889" calcext:value-type="float">
            <text:p>1,98888888888889</text:p>
          </table:table-cell>
          <table:table-cell/>
          <table:table-cell table:formula="of:=IF(OR([.AH12]=3;[.AF12]=3);ROUND(ROUND([.AK12])+0.4);IF(OR([.AF12]=1;[.AH12]=1);ROUND(ROUND([.AK12])-0.6);ROUND([.AK12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12]+[.AS12])*0.356+[.AT12]*0.36" office:value-type="float" office:value="1.432" calcext:value-type="float">
            <text:p>1,432</text:p>
          </table:table-cell>
          <table:table-cell table:formula="of:=IF(OR([.AR12]=5;[.AS12]=5;[.AT12]=5);ROUND(ROUND([.AV12])+0.4);IF(OR([.AR12]=1;[.AS12]=1;[.AT12]=1);ROUND(ROUND([.AV12])-0.5);ROUND([.AV12])))" office:value-type="float" office:value="1" calcext:value-type="float">
            <text:p>1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3]+[.H13]+[.J13])*0.4+([.I13]+[.K13])*7/30" office:value-type="float" office:value="2.06666666666667" calcext:value-type="float">
            <text:p>2,06666666666667</text:p>
          </table:table-cell>
          <table:table-cell/>
          <table:table-cell table:formula="of:=IF(OR([.G13]=3;[.J13]=3;[.H13]=3);ROUND(ROUND([.M13])+0.4);IF(OR([.G13]=1;[.H13]=1;[.J13]=1);ROUND(ROUND([.M13])-0.6);ROUND([.M13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13]+[.U13]+[.W13])*14/45+[.V13]*0.4" office:value-type="float" office:value="1.95555555555556" calcext:value-type="float">
            <text:p>1,95555555555556</text:p>
          </table:table-cell>
          <table:table-cell table:formula="of:=IF(OR([.V13]=3;[.V13]=1);IF([.V13]=3;ROUND([.Y13]+0.4);ROUND([.Y13]-0.5));ROUND([.Y13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3]+[.AG13]+[.AI13])*29/90+([.AF13]+[.AH13])*0.35" office:value-type="float" office:value="2.31111111111111" calcext:value-type="float">
            <text:p>2,31111111111111</text:p>
          </table:table-cell>
          <table:table-cell/>
          <table:table-cell table:formula="of:=IF(OR([.AH13]=3;[.AF13]=3);ROUND(ROUND([.AK13])+0.4);IF(OR([.AF13]=1;[.AH13]=1);ROUND(ROUND([.AK13])-0.6);ROUND([.AK13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13]+[.AS13])*0.356+[.AT13]*0.36" office:value-type="float" office:value="1.792" calcext:value-type="float">
            <text:p>1,792</text:p>
          </table:table-cell>
          <table:table-cell table:formula="of:=IF(OR([.AR13]=5;[.AS13]=5;[.AT13]=5);ROUND(ROUND([.AV13])+0.4);IF(OR([.AR13]=1;[.AS13]=1;[.AT13]=1);ROUND(ROUND([.AV13])-0.5);ROUND([.AV13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4]+[.H14]+[.J14])*0.4+([.I14]+[.K14])*7/30" office:value-type="float" office:value="2.3" calcext:value-type="float">
            <text:p>2,3</text:p>
          </table:table-cell>
          <table:table-cell/>
          <table:table-cell table:formula="of:=IF(OR([.G14]=3;[.J14]=3;[.H14]=3);ROUND(ROUND([.M14])+0.4);IF(OR([.G14]=1;[.H14]=1;[.J14]=1);ROUND(ROUND([.M14])-0.6);ROUND([.M14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14]+[.U14]+[.W14])*14/45+[.V14]*0.4" office:value-type="float" office:value="1.73333333333333" calcext:value-type="float">
            <text:p>1,73333333333333</text:p>
          </table:table-cell>
          <table:table-cell table:formula="of:=IF(OR([.V14]=3;[.V14]=1);IF([.V14]=3;ROUND([.Y14]+0.4);ROUND([.Y14]-0.5));ROUND([.Y14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4]+[.AG14]+[.AI14])*29/90+([.AF14]+[.AH14])*0.35" office:value-type="float" office:value="2.01666666666667" calcext:value-type="float">
            <text:p>2,01666666666667</text:p>
          </table:table-cell>
          <table:table-cell/>
          <table:table-cell table:formula="of:=IF(OR([.AH14]=3;[.AF14]=3);ROUND(ROUND([.AK14])+0.4);IF(OR([.AF14]=1;[.AH14]=1);ROUND(ROUND([.AK14])-0.6);ROUND([.AK14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14]+[.AS14])*0.356+[.AT14]*0.36" office:value-type="float" office:value="2.152" calcext:value-type="float">
            <text:p>2,152</text:p>
          </table:table-cell>
          <table:table-cell table:formula="of:=IF(OR([.AR14]=5;[.AS14]=5;[.AT14]=5);ROUND(ROUND([.AV14])+0.4);IF(OR([.AR14]=1;[.AS14]=1;[.AT14]=1);ROUND(ROUND([.AV14])-0.5);ROUND([.AV14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Проблемы со сном </text:p>
          </table:table-cell>
          <table:table-cell office:value-type="string" calcext:value-type="string">
            <text:p>Проблемы со сном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5]+[.H15]+[.J15])*0.4+([.I15]+[.K15])*7/30" office:value-type="float" office:value="2.53333333333333" calcext:value-type="float">
            <text:p>2,53333333333333</text:p>
          </table:table-cell>
          <table:table-cell/>
          <table:table-cell table:formula="of:=IF(OR([.G15]=3;[.J15]=3;[.H15]=3);ROUND(ROUND([.M15])+0.4);IF(OR([.G15]=1;[.H15]=1;[.J15]=1);ROUND(ROUND([.M15])-0.6);ROUND([.M1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15]+[.U15]+[.W15])*14/45+[.V15]*0.4" office:value-type="float" office:value="2.04444444444444" calcext:value-type="float">
            <text:p>2,04444444444444</text:p>
          </table:table-cell>
          <table:table-cell table:formula="of:=IF(OR([.V15]=3;[.V15]=1);IF([.V15]=3;ROUND([.Y15]+0.4);ROUND([.Y15]-0.5));ROUND([.Y15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5]+[.AG15]+[.AI15])*29/90+([.AF15]+[.AH15])*0.35" office:value-type="float" office:value="2.33888888888889" calcext:value-type="float">
            <text:p>2,33888888888889</text:p>
          </table:table-cell>
          <table:table-cell/>
          <table:table-cell table:formula="of:=IF(OR([.AH15]=3;[.AF15]=3);ROUND(ROUND([.AK15])+0.4);IF(OR([.AF15]=1;[.AH15]=1);ROUND(ROUND([.AK15])-0.6);ROUND([.AK15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15]+[.AS15])*0.356+[.AT15]*0.36" office:value-type="float" office:value="1.428" calcext:value-type="float">
            <text:p>1,428</text:p>
          </table:table-cell>
          <table:table-cell table:formula="of:=IF(OR([.AR15]=5;[.AS15]=5;[.AT15]=5);ROUND(ROUND([.AV15])+0.4);IF(OR([.AR15]=1;[.AS15]=1;[.AT15]=1);ROUND(ROUND([.AV15])-0.5);ROUND([.AV15])))" office:value-type="float" office:value="1" calcext:value-type="float">
            <text:p>1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6]+[.H16]+[.J16])*0.4+([.I16]+[.K16])*7/30" office:value-type="float" office:value="2.46666666666667" calcext:value-type="float">
            <text:p>2,46666666666667</text:p>
          </table:table-cell>
          <table:table-cell/>
          <table:table-cell table:formula="of:=IF(OR([.G16]=3;[.J16]=3;[.H16]=3);ROUND(ROUND([.M16])+0.4);IF(OR([.G16]=1;[.H16]=1;[.J16]=1);ROUND(ROUND([.M16])-0.6);ROUND([.M1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16]+[.U16]+[.W16])*14/45+[.V16]*0.4" office:value-type="float" office:value="2.35555555555556" calcext:value-type="float">
            <text:p>2,35555555555556</text:p>
          </table:table-cell>
          <table:table-cell table:formula="of:=IF(OR([.V16]=3;[.V16]=1);IF([.V16]=3;ROUND([.Y16]+0.4);ROUND([.Y16]-0.5));ROUND([.Y16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6]+[.AG16]+[.AI16])*29/90+([.AF16]+[.AH16])*0.35" office:value-type="float" office:value="2.66111111111111" calcext:value-type="float">
            <text:p>2,66111111111111</text:p>
          </table:table-cell>
          <table:table-cell/>
          <table:table-cell table:formula="of:=IF(OR([.AH16]=3;[.AF16]=3);ROUND(ROUND([.AK16])+0.4);IF(OR([.AF16]=1;[.AH16]=1);ROUND(ROUND([.AK16])-0.6);ROUND([.AK1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16]+[.AS16])*0.356+[.AT16]*0.36" office:value-type="float" office:value="1.788" calcext:value-type="float">
            <text:p>1,788</text:p>
          </table:table-cell>
          <table:table-cell table:formula="of:=IF(OR([.AR16]=5;[.AS16]=5;[.AT16]=5);ROUND(ROUND([.AV16])+0.4);IF(OR([.AR16]=1;[.AS16]=1;[.AT16]=1);ROUND(ROUND([.AV16])-0.5);ROUND([.AV16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7]+[.H17]+[.J17])*0.4+([.I17]+[.K17])*7/30" office:value-type="float" office:value="2.7" calcext:value-type="float">
            <text:p>2,7</text:p>
          </table:table-cell>
          <table:table-cell/>
          <table:table-cell table:formula="of:=IF(OR([.G17]=3;[.J17]=3;[.H17]=3);ROUND(ROUND([.M17])+0.4);IF(OR([.G17]=1;[.H17]=1;[.J17]=1);ROUND(ROUND([.M17])-0.6);ROUND([.M1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17]+[.U17]+[.W17])*14/45+[.V17]*0.4" office:value-type="float" office:value="2.13333333333333" calcext:value-type="float">
            <text:p>2,13333333333333</text:p>
          </table:table-cell>
          <table:table-cell table:formula="of:=IF(OR([.V17]=3;[.V17]=1);IF([.V17]=3;ROUND([.Y17]+0.4);ROUND([.Y17]-0.5));ROUND([.Y17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7]+[.AG17]+[.AI17])*29/90+([.AF17]+[.AH17])*0.35" office:value-type="float" office:value="2.36666666666667" calcext:value-type="float">
            <text:p>2,36666666666667</text:p>
          </table:table-cell>
          <table:table-cell/>
          <table:table-cell table:formula="of:=IF(OR([.AH17]=3;[.AF17]=3);ROUND(ROUND([.AK17])+0.4);IF(OR([.AF17]=1;[.AH17]=1);ROUND(ROUND([.AK17])-0.6);ROUND([.AK1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17]+[.AS17])*0.356+[.AT17]*0.36" office:value-type="float" office:value="2.148" calcext:value-type="float">
            <text:p>2,148</text:p>
          </table:table-cell>
          <table:table-cell table:formula="of:=IF(OR([.AR17]=5;[.AS17]=5;[.AT17]=5);ROUND(ROUND([.AV17])+0.4);IF(OR([.AR17]=1;[.AS17]=1;[.AT17]=1);ROUND(ROUND([.AV17])-0.5);ROUND([.AV17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8]+[.H18]+[.J18])*0.4+([.I18]+[.K18])*7/30" office:value-type="float" office:value="2.93333333333333" calcext:value-type="float">
            <text:p>2,93333333333333</text:p>
          </table:table-cell>
          <table:table-cell/>
          <table:table-cell table:formula="of:=IF(OR([.G18]=3;[.J18]=3;[.H18]=3);ROUND(ROUND([.M18])+0.4);IF(OR([.G18]=1;[.H18]=1;[.J18]=1);ROUND(ROUND([.M18])-0.6);ROUND([.M1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18]+[.U18]+[.W18])*14/45+[.V18]*0.4" office:value-type="float" office:value="2.44444444444444" calcext:value-type="float">
            <text:p>2,44444444444444</text:p>
          </table:table-cell>
          <table:table-cell table:formula="of:=IF(OR([.V18]=3;[.V18]=1);IF([.V18]=3;ROUND([.Y18]+0.4);ROUND([.Y18]-0.5));ROUND([.Y18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8]+[.AG18]+[.AI18])*29/90+([.AF18]+[.AH18])*0.35" office:value-type="float" office:value="2.68888888888889" calcext:value-type="float">
            <text:p>2,68888888888889</text:p>
          </table:table-cell>
          <table:table-cell/>
          <table:table-cell table:formula="of:=IF(OR([.AH18]=3;[.AF18]=3);ROUND(ROUND([.AK18])+0.4);IF(OR([.AF18]=1;[.AH18]=1);ROUND(ROUND([.AK18])-0.6);ROUND([.AK1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18]+[.AS18])*0.356+[.AT18]*0.36" office:value-type="float" office:value="2.508" calcext:value-type="float">
            <text:p>2,508</text:p>
          </table:table-cell>
          <table:table-cell table:formula="of:=IF(OR([.AR18]=5;[.AS18]=5;[.AT18]=5);ROUND(ROUND([.AV18])+0.4);IF(OR([.AR18]=1;[.AS18]=1;[.AT18]=1);ROUND(ROUND([.AV18])-0.5);ROUND([.AV18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Изменения в аппетите </text:p>
          </table:table-cell>
          <table:table-cell office:value-type="string" calcext:value-type="string">
            <text:p>Изменения в аппетите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9]+[.H19]+[.J19])*0.4+([.I19]+[.K19])*7/30" office:value-type="float" office:value="1.9" calcext:value-type="float">
            <text:p>1,9</text:p>
          </table:table-cell>
          <table:table-cell/>
          <table:table-cell table:formula="of:=IF(OR([.G19]=3;[.J19]=3;[.H19]=3);ROUND(ROUND([.M19])+0.4);IF(OR([.G19]=1;[.H19]=1;[.J19]=1);ROUND(ROUND([.M19])-0.6);ROUND([.M19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19]+[.U19]+[.W19])*14/45+[.V19]*0.4" office:value-type="float" office:value="2.75555555555556" calcext:value-type="float">
            <text:p>2,75555555555556</text:p>
          </table:table-cell>
          <table:table-cell table:formula="of:=IF(OR([.V19]=3;[.V19]=1);IF([.V19]=3;ROUND([.Y19]+0.4);ROUND([.Y19]-0.5));ROUND([.Y19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9]+[.AG19]+[.AI19])*29/90+([.AF19]+[.AH19])*0.35" office:value-type="float" office:value="3.01111111111111" calcext:value-type="float">
            <text:p>3,01111111111111</text:p>
          </table:table-cell>
          <table:table-cell/>
          <table:table-cell table:formula="of:=IF(OR([.AH19]=3;[.AF19]=3);ROUND(ROUND([.AK19])+0.4);IF(OR([.AF19]=1;[.AH19]=1);ROUND(ROUND([.AK19])-0.6);ROUND([.AK1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19]+[.AS19])*0.356+[.AT19]*0.36" office:value-type="float" office:value="1.784" calcext:value-type="float">
            <text:p>1,784</text:p>
          </table:table-cell>
          <table:table-cell table:formula="of:=IF(OR([.AR19]=5;[.AS19]=5;[.AT19]=5);ROUND(ROUND([.AV19])+0.4);IF(OR([.AR19]=1;[.AS19]=1;[.AT19]=1);ROUND(ROUND([.AV19])-0.5);ROUND([.AV19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0]+[.H20]+[.J20])*0.4+([.I20]+[.K20])*7/30" office:value-type="float" office:value="2.13333333333333" calcext:value-type="float">
            <text:p>2,13333333333333</text:p>
          </table:table-cell>
          <table:table-cell/>
          <table:table-cell table:formula="of:=IF(OR([.G20]=3;[.J20]=3;[.H20]=3);ROUND(ROUND([.M20])+0.4);IF(OR([.G20]=1;[.H20]=1;[.J20]=1);ROUND(ROUND([.M20])-0.6);ROUND([.M20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20]+[.U20]+[.W20])*14/45+[.V20]*0.4" office:value-type="float" office:value="1.64444444444444" calcext:value-type="float">
            <text:p>1,64444444444444</text:p>
          </table:table-cell>
          <table:table-cell table:formula="of:=IF(OR([.V20]=3;[.V20]=1);IF([.V20]=3;ROUND([.Y20]+0.4);ROUND([.Y20]-0.5));ROUND([.Y20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0]+[.AG20]+[.AI20])*29/90+([.AF20]+[.AH20])*0.35" office:value-type="float" office:value="1.98888888888889" calcext:value-type="float">
            <text:p>1,98888888888889</text:p>
          </table:table-cell>
          <table:table-cell/>
          <table:table-cell table:formula="of:=IF(OR([.AH20]=3;[.AF20]=3);ROUND(ROUND([.AK20])+0.4);IF(OR([.AF20]=1;[.AH20]=1);ROUND(ROUND([.AK20])-0.6);ROUND([.AK20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20]+[.AS20])*0.356+[.AT20]*0.36" office:value-type="float" office:value="2.144" calcext:value-type="float">
            <text:p>2,144</text:p>
          </table:table-cell>
          <table:table-cell table:formula="of:=IF(OR([.AR20]=5;[.AS20]=5;[.AT20]=5);ROUND(ROUND([.AV20])+0.4);IF(OR([.AR20]=1;[.AS20]=1;[.AT20]=1);ROUND(ROUND([.AV20])-0.5);ROUND([.AV20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1]+[.H21]+[.J21])*0.4+([.I21]+[.K21])*7/30" office:value-type="float" office:value="2.36666666666667" calcext:value-type="float">
            <text:p>2,36666666666667</text:p>
          </table:table-cell>
          <table:table-cell/>
          <table:table-cell table:formula="of:=IF(OR([.G21]=3;[.J21]=3;[.H21]=3);ROUND(ROUND([.M21])+0.4);IF(OR([.G21]=1;[.H21]=1;[.J21]=1);ROUND(ROUND([.M21])-0.6);ROUND([.M2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21]+[.U21]+[.W21])*14/45+[.V21]*0.4" office:value-type="float" office:value="1.95555555555556" calcext:value-type="float">
            <text:p>1,95555555555556</text:p>
          </table:table-cell>
          <table:table-cell table:formula="of:=IF(OR([.V21]=3;[.V21]=1);IF([.V21]=3;ROUND([.Y21]+0.4);ROUND([.Y21]-0.5));ROUND([.Y21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1]+[.AG21]+[.AI21])*29/90+([.AF21]+[.AH21])*0.35" office:value-type="float" office:value="2.31111111111111" calcext:value-type="float">
            <text:p>2,31111111111111</text:p>
          </table:table-cell>
          <table:table-cell/>
          <table:table-cell table:formula="of:=IF(OR([.AH21]=3;[.AF21]=3);ROUND(ROUND([.AK21])+0.4);IF(OR([.AF21]=1;[.AH21]=1);ROUND(ROUND([.AK21])-0.6);ROUND([.AK2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21]+[.AS21])*0.356+[.AT21]*0.36" office:value-type="float" office:value="2.504" calcext:value-type="float">
            <text:p>2,504</text:p>
          </table:table-cell>
          <table:table-cell table:formula="of:=IF(OR([.AR21]=5;[.AS21]=5;[.AT21]=5);ROUND(ROUND([.AV21])+0.4);IF(OR([.AR21]=1;[.AS21]=1;[.AT21]=1);ROUND(ROUND([.AV21])-0.5);ROUND([.AV21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2]+[.H22]+[.J22])*0.4+([.I22]+[.K22])*7/30" office:value-type="float" office:value="2.3" calcext:value-type="float">
            <text:p>2,3</text:p>
          </table:table-cell>
          <table:table-cell/>
          <table:table-cell table:formula="of:=IF(OR([.G22]=3;[.J22]=3;[.H22]=3);ROUND(ROUND([.M22])+0.4);IF(OR([.G22]=1;[.H22]=1;[.J22]=1);ROUND(ROUND([.M22])-0.6);ROUND([.M22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22]+[.U22]+[.W22])*14/45+[.V22]*0.4" office:value-type="float" office:value="2.26666666666667" calcext:value-type="float">
            <text:p>2,26666666666667</text:p>
          </table:table-cell>
          <table:table-cell table:formula="of:=IF(OR([.V22]=3;[.V22]=1);IF([.V22]=3;ROUND([.Y22]+0.4);ROUND([.Y22]-0.5));ROUND([.Y22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2]+[.AG22]+[.AI22])*29/90+([.AF22]+[.AH22])*0.35" office:value-type="float" office:value="2.63333333333333" calcext:value-type="float">
            <text:p>2,63333333333333</text:p>
          </table:table-cell>
          <table:table-cell/>
          <table:table-cell table:formula="of:=IF(OR([.AH22]=3;[.AF22]=3);ROUND(ROUND([.AK22])+0.4);IF(OR([.AF22]=1;[.AH22]=1);ROUND(ROUND([.AK22])-0.6);ROUND([.AK2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22]+[.AS22])*0.356+[.AT22]*0.36" office:value-type="float" office:value="2.864" calcext:value-type="float">
            <text:p>2,864</text:p>
          </table:table-cell>
          <table:table-cell table:formula="of:=IF(OR([.AR22]=5;[.AS22]=5;[.AT22]=5);ROUND(ROUND([.AV22])+0.4);IF(OR([.AR22]=1;[.AS22]=1;[.AT22]=1);ROUND(ROUND([.AV22])-0.5);ROUND([.AV22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3]+[.H23]+[.J23])*0.4+([.I23]+[.K23])*7/30" office:value-type="float" office:value="2.53333333333333" calcext:value-type="float">
            <text:p>2,53333333333333</text:p>
          </table:table-cell>
          <table:table-cell/>
          <table:table-cell table:formula="of:=IF(OR([.G23]=3;[.J23]=3;[.H23]=3);ROUND(ROUND([.M23])+0.4);IF(OR([.G23]=1;[.H23]=1;[.J23]=1);ROUND(ROUND([.M23])-0.6);ROUND([.M2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23]+[.U23]+[.W23])*14/45+[.V23]*0.4" office:value-type="float" office:value="2.04444444444444" calcext:value-type="float">
            <text:p>2,04444444444444</text:p>
          </table:table-cell>
          <table:table-cell table:formula="of:=IF(OR([.V23]=3;[.V23]=1);IF([.V23]=3;ROUND([.Y23]+0.4);ROUND([.Y23]-0.5));ROUND([.Y23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3]+[.AG23]+[.AI23])*29/90+([.AF23]+[.AH23])*0.35" office:value-type="float" office:value="2.33888888888889" calcext:value-type="float">
            <text:p>2,33888888888889</text:p>
          </table:table-cell>
          <table:table-cell/>
          <table:table-cell table:formula="of:=IF(OR([.AH23]=3;[.AF23]=3);ROUND(ROUND([.AK23])+0.4);IF(OR([.AF23]=1;[.AH23]=1);ROUND(ROUND([.AK23])-0.6);ROUND([.AK23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23]+[.AS23])*0.356+[.AT23]*0.36" office:value-type="float" office:value="2.14" calcext:value-type="float">
            <text:p>2,14</text:p>
          </table:table-cell>
          <table:table-cell table:formula="of:=IF(OR([.AR23]=5;[.AS23]=5;[.AT23]=5);ROUND(ROUND([.AV23])+0.4);IF(OR([.AR23]=1;[.AS23]=1;[.AT23]=1);ROUND(ROUND([.AV23])-0.5);ROUND([.AV23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Поведенческие симптомы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4]+[.H24]+[.J24])*0.4+([.I24]+[.K24])*7/30" office:value-type="float" office:value="2.76666666666667" calcext:value-type="float">
            <text:p>2,76666666666667</text:p>
          </table:table-cell>
          <table:table-cell/>
          <table:table-cell table:formula="of:=IF(OR([.G24]=3;[.J24]=3;[.H24]=3);ROUND(ROUND([.M24])+0.4);IF(OR([.G24]=1;[.H24]=1;[.J24]=1);ROUND(ROUND([.M24])-0.6);ROUND([.M2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24]+[.U24]+[.W24])*14/45+[.V24]*0.4" office:value-type="float" office:value="2.35555555555556" calcext:value-type="float">
            <text:p>2,35555555555556</text:p>
          </table:table-cell>
          <table:table-cell table:formula="of:=IF(OR([.V24]=3;[.V24]=1);IF([.V24]=3;ROUND([.Y24]+0.4);ROUND([.Y24]-0.5));ROUND([.Y24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4]+[.AG24]+[.AI24])*29/90+([.AF24]+[.AH24])*0.35" office:value-type="float" office:value="2.66111111111111" calcext:value-type="float">
            <text:p>2,66111111111111</text:p>
          </table:table-cell>
          <table:table-cell/>
          <table:table-cell table:formula="of:=IF(OR([.AH24]=3;[.AF24]=3);ROUND(ROUND([.AK24])+0.4);IF(OR([.AF24]=1;[.AH24]=1);ROUND(ROUND([.AK24])-0.6);ROUND([.AK2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24]+[.AS24])*0.356+[.AT24]*0.36" office:value-type="float" office:value="2.5" calcext:value-type="float">
            <text:p>2,5</text:p>
          </table:table-cell>
          <table:table-cell table:formula="of:=IF(OR([.AR24]=5;[.AS24]=5;[.AT24]=5);ROUND(ROUND([.AV24])+0.4);IF(OR([.AR24]=1;[.AS24]=1;[.AT24]=1);ROUND(ROUND([.AV24])-0.5);ROUND([.AV2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5]+[.H25]+[.J25])*0.4+([.I25]+[.K25])*7/30" office:value-type="float" office:value="2.7" calcext:value-type="float">
            <text:p>2,7</text:p>
          </table:table-cell>
          <table:table-cell/>
          <table:table-cell table:formula="of:=IF(OR([.G25]=3;[.J25]=3;[.H25]=3);ROUND(ROUND([.M25])+0.4);IF(OR([.G25]=1;[.H25]=1;[.J25]=1);ROUND(ROUND([.M25])-0.6);ROUND([.M2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25]+[.U25]+[.W25])*14/45+[.V25]*0.4" office:value-type="float" office:value="2.66666666666667" calcext:value-type="float">
            <text:p>2,66666666666667</text:p>
          </table:table-cell>
          <table:table-cell table:formula="of:=IF(OR([.V25]=3;[.V25]=1);IF([.V25]=3;ROUND([.Y25]+0.4);ROUND([.Y25]-0.5));ROUND([.Y25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5]+[.AG25]+[.AI25])*29/90+([.AF25]+[.AH25])*0.35" office:value-type="float" office:value="2.98333333333333" calcext:value-type="float">
            <text:p>2,98333333333333</text:p>
          </table:table-cell>
          <table:table-cell/>
          <table:table-cell table:formula="of:=IF(OR([.AH25]=3;[.AF25]=3);ROUND(ROUND([.AK25])+0.4);IF(OR([.AF25]=1;[.AH25]=1);ROUND(ROUND([.AK25])-0.6);ROUND([.AK2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25]+[.AS25])*0.356+[.AT25]*0.36" office:value-type="float" office:value="2.86" calcext:value-type="float">
            <text:p>2,86</text:p>
          </table:table-cell>
          <table:table-cell table:formula="of:=IF(OR([.AR25]=5;[.AS25]=5;[.AT25]=5);ROUND(ROUND([.AV25])+0.4);IF(OR([.AR25]=1;[.AS25]=1;[.AT25]=1);ROUND(ROUND([.AV25])-0.5);ROUND([.AV25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Избегание</text:p>
          </table:table-cell>
          <table:table-cell office:value-type="string" calcext:value-type="string">
            <text:p><text:s/>Студенты могут избегать ситуаций, которые вызывают тревогу, например, публичных выступлений, экзаменов или социальных взаимодействий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6]+[.H26]+[.J26])*0.4+([.I26]+[.K26])*7/30" office:value-type="float" office:value="2.93333333333333" calcext:value-type="float">
            <text:p>2,93333333333333</text:p>
          </table:table-cell>
          <table:table-cell/>
          <table:table-cell table:formula="of:=IF(OR([.G26]=3;[.J26]=3;[.H26]=3);ROUND(ROUND([.M26])+0.4);IF(OR([.G26]=1;[.H26]=1;[.J26]=1);ROUND(ROUND([.M26])-0.6);ROUND([.M2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26]+[.U26]+[.W26])*14/45+[.V26]*0.4" office:value-type="float" office:value="2.44444444444444" calcext:value-type="float">
            <text:p>2,44444444444444</text:p>
          </table:table-cell>
          <table:table-cell table:formula="of:=IF(OR([.V26]=3;[.V26]=1);IF([.V26]=3;ROUND([.Y26]+0.4);ROUND([.Y26]-0.5));ROUND([.Y26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6]+[.AG26]+[.AI26])*29/90+([.AF26]+[.AH26])*0.35" office:value-type="float" office:value="2.68888888888889" calcext:value-type="float">
            <text:p>2,68888888888889</text:p>
          </table:table-cell>
          <table:table-cell/>
          <table:table-cell table:formula="of:=IF(OR([.AH26]=3;[.AF26]=3);ROUND(ROUND([.AK26])+0.4);IF(OR([.AF26]=1;[.AH26]=1);ROUND(ROUND([.AK26])-0.6);ROUND([.AK2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26]+[.AS26])*0.356+[.AT26]*0.36" office:value-type="float" office:value="3.22" calcext:value-type="float">
            <text:p>3,22</text:p>
          </table:table-cell>
          <table:table-cell table:formula="of:=IF(OR([.AR26]=5;[.AS26]=5;[.AT26]=5);ROUND(ROUND([.AV26])+0.4);IF(OR([.AR26]=1;[.AS26]=1;[.AT26]=1);ROUND(ROUND([.AV26])-0.5);ROUND([.AV26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7]+[.H27]+[.J27])*0.4+([.I27]+[.K27])*7/30" office:value-type="float" office:value="3.16666666666667" calcext:value-type="float">
            <text:p>3,16666666666667</text:p>
          </table:table-cell>
          <table:table-cell/>
          <table:table-cell table:formula="of:=IF(OR([.G27]=3;[.J27]=3;[.H27]=3);ROUND(ROUND([.M27])+0.4);IF(OR([.G27]=1;[.H27]=1;[.J27]=1);ROUND(ROUND([.M27])-0.6);ROUND([.M2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27]+[.U27]+[.W27])*14/45+[.V27]*0.4" office:value-type="float" office:value="2.75555555555556" calcext:value-type="float">
            <text:p>2,75555555555556</text:p>
          </table:table-cell>
          <table:table-cell table:formula="of:=IF(OR([.V27]=3;[.V27]=1);IF([.V27]=3;ROUND([.Y27]+0.4);ROUND([.Y27]-0.5));ROUND([.Y27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7]+[.AG27]+[.AI27])*29/90+([.AF27]+[.AH27])*0.35" office:value-type="float" office:value="3.01111111111111" calcext:value-type="float">
            <text:p>3,01111111111111</text:p>
          </table:table-cell>
          <table:table-cell/>
          <table:table-cell table:formula="of:=IF(OR([.AH27]=3;[.AF27]=3);ROUND(ROUND([.AK27])+0.4);IF(OR([.AF27]=1;[.AH27]=1);ROUND(ROUND([.AK27])-0.6);ROUND([.AK2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27]+[.AS27])*0.356+[.AT27]*0.36" office:value-type="float" office:value="2.496" calcext:value-type="float">
            <text:p>2,496</text:p>
          </table:table-cell>
          <table:table-cell table:formula="of:=IF(OR([.AR27]=5;[.AS27]=5;[.AT27]=5);ROUND(ROUND([.AV27])+0.4);IF(OR([.AR27]=1;[.AS27]=1;[.AT27]=1);ROUND(ROUND([.AV27])-0.5);ROUND([.AV27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8]+[.H28]+[.J28])*0.4+([.I28]+[.K28])*7/30" office:value-type="float" office:value="2.13333333333333" calcext:value-type="float">
            <text:p>2,13333333333333</text:p>
          </table:table-cell>
          <table:table-cell/>
          <table:table-cell table:formula="of:=IF(OR([.G28]=3;[.J28]=3;[.H28]=3);ROUND(ROUND([.M28])+0.4);IF(OR([.G28]=1;[.H28]=1;[.J28]=1);ROUND(ROUND([.M28])-0.6);ROUND([.M28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28]+[.U28]+[.W28])*14/45+[.V28]*0.4" office:value-type="float" office:value="3.06666666666667" calcext:value-type="float">
            <text:p>3,06666666666667</text:p>
          </table:table-cell>
          <table:table-cell table:formula="of:=IF(OR([.V28]=3;[.V28]=1);IF([.V28]=3;ROUND([.Y28]+0.4);ROUND([.Y28]-0.5));ROUND([.Y28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8]+[.AG28]+[.AI28])*29/90+([.AF28]+[.AH28])*0.35" office:value-type="float" office:value="3.33333333333333" calcext:value-type="float">
            <text:p>3,33333333333333</text:p>
          </table:table-cell>
          <table:table-cell/>
          <table:table-cell table:formula="of:=IF(OR([.AH28]=3;[.AF28]=3);ROUND(ROUND([.AK28])+0.4);IF(OR([.AF28]=1;[.AH28]=1);ROUND(ROUND([.AK28])-0.6);ROUND([.AK2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28]+[.AS28])*0.356+[.AT28]*0.36" office:value-type="float" office:value="2.856" calcext:value-type="float">
            <text:p>2,856</text:p>
          </table:table-cell>
          <table:table-cell table:formula="of:=IF(OR([.AR28]=5;[.AS28]=5;[.AT28]=5);ROUND(ROUND([.AV28])+0.4);IF(OR([.AR28]=1;[.AS28]=1;[.AT28]=1);ROUND(ROUND([.AV28])-0.5);ROUND([.AV28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9]+[.H29]+[.J29])*0.4+([.I29]+[.K29])*7/30" office:value-type="float" office:value="2.36666666666667" calcext:value-type="float">
            <text:p>2,36666666666667</text:p>
          </table:table-cell>
          <table:table-cell/>
          <table:table-cell table:formula="of:=IF(OR([.G29]=3;[.J29]=3;[.H29]=3);ROUND(ROUND([.M29])+0.4);IF(OR([.G29]=1;[.H29]=1;[.J29]=1);ROUND(ROUND([.M29])-0.6);ROUND([.M29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29]+[.U29]+[.W29])*14/45+[.V29]*0.4" office:value-type="float" office:value="1.95555555555556" calcext:value-type="float">
            <text:p>1,95555555555556</text:p>
          </table:table-cell>
          <table:table-cell table:formula="of:=IF(OR([.V29]=3;[.V29]=1);IF([.V29]=3;ROUND([.Y29]+0.4);ROUND([.Y29]-0.5));ROUND([.Y29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9]+[.AG29]+[.AI29])*29/90+([.AF29]+[.AH29])*0.35" office:value-type="float" office:value="2.31111111111111" calcext:value-type="float">
            <text:p>2,31111111111111</text:p>
          </table:table-cell>
          <table:table-cell/>
          <table:table-cell table:formula="of:=IF(OR([.AH29]=3;[.AF29]=3);ROUND(ROUND([.AK29])+0.4);IF(OR([.AF29]=1;[.AH29]=1);ROUND(ROUND([.AK29])-0.6);ROUND([.AK29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29]+[.AS29])*0.356+[.AT29]*0.36" office:value-type="float" office:value="3.216" calcext:value-type="float">
            <text:p>3,216</text:p>
          </table:table-cell>
          <table:table-cell table:formula="of:=IF(OR([.AR29]=5;[.AS29]=5;[.AT29]=5);ROUND(ROUND([.AV29])+0.4);IF(OR([.AR29]=1;[.AS29]=1;[.AT29]=1);ROUND(ROUND([.AV29])-0.5);ROUND([.AV29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Зависимость</text:p>
          </table:table-cell>
          <table:table-cell office:value-type="string" calcext:value-type="string">
            <text:p>Повышенная зависимость от других, стремление к одобрению и поддержке, трудности с принятием самостоятельных решений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30]+[.H30]+[.J30])*0.4+([.I30]+[.K30])*7/30" office:value-type="float" office:value="2.6" calcext:value-type="float">
            <text:p>2,6</text:p>
          </table:table-cell>
          <table:table-cell/>
          <table:table-cell table:formula="of:=IF(OR([.G30]=3;[.J30]=3;[.H30]=3);ROUND(ROUND([.M30])+0.4);IF(OR([.G30]=1;[.H30]=1;[.J30]=1);ROUND(ROUND([.M30])-0.6);ROUND([.M3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30]+[.U30]+[.W30])*14/45+[.V30]*0.4" office:value-type="float" office:value="2.26666666666667" calcext:value-type="float">
            <text:p>2,26666666666667</text:p>
          </table:table-cell>
          <table:table-cell table:formula="of:=IF(OR([.V30]=3;[.V30]=1);IF([.V30]=3;ROUND([.Y30]+0.4);ROUND([.Y30]-0.5));ROUND([.Y30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30]+[.AG30]+[.AI30])*29/90+([.AF30]+[.AH30])*0.35" office:value-type="float" office:value="2.63333333333333" calcext:value-type="float">
            <text:p>2,63333333333333</text:p>
          </table:table-cell>
          <table:table-cell/>
          <table:table-cell table:formula="of:=IF(OR([.AH30]=3;[.AF30]=3);ROUND(ROUND([.AK30])+0.4);IF(OR([.AF30]=1;[.AH30]=1);ROUND(ROUND([.AK30])-0.6);ROUND([.AK3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30]+[.AS30])*0.356+[.AT30]*0.36" office:value-type="float" office:value="3.576" calcext:value-type="float">
            <text:p>3,576</text:p>
          </table:table-cell>
          <table:table-cell table:formula="of:=IF(OR([.AR30]=5;[.AS30]=5;[.AT30]=5);ROUND(ROUND([.AV30])+0.4);IF(OR([.AR30]=1;[.AS30]=1;[.AT30]=1);ROUND(ROUND([.AV30])-0.5);ROUND([.AV30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31]+[.H31]+[.J31])*0.4+([.I31]+[.K31])*7/30" office:value-type="float" office:value="2.53333333333333" calcext:value-type="float">
            <text:p>2,53333333333333</text:p>
          </table:table-cell>
          <table:table-cell/>
          <table:table-cell table:formula="of:=IF(OR([.G31]=3;[.J31]=3;[.H31]=3);ROUND(ROUND([.M31])+0.4);IF(OR([.G31]=1;[.H31]=1;[.J31]=1);ROUND(ROUND([.M31])-0.6);ROUND([.M3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31]+[.U31]+[.W31])*14/45+[.V31]*0.4" office:value-type="float" office:value="2.57777777777778" calcext:value-type="float">
            <text:p>2,57777777777778</text:p>
          </table:table-cell>
          <table:table-cell table:formula="of:=IF(OR([.V31]=3;[.V31]=1);IF([.V31]=3;ROUND([.Y31]+0.4);ROUND([.Y31]-0.5));ROUND([.Y31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31]+[.AG31]+[.AI31])*29/90+([.AF31]+[.AH31])*0.35" office:value-type="float" office:value="2.95555555555556" calcext:value-type="float">
            <text:p>2,95555555555556</text:p>
          </table:table-cell>
          <table:table-cell/>
          <table:table-cell table:formula="of:=IF(OR([.AH31]=3;[.AF31]=3);ROUND(ROUND([.AK31])+0.4);IF(OR([.AF31]=1;[.AH31]=1);ROUND(ROUND([.AK31])-0.6);ROUND([.AK3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31]+[.AS31])*0.356+[.AT31]*0.36" office:value-type="float" office:value="1.428" calcext:value-type="float">
            <text:p>1,428</text:p>
          </table:table-cell>
          <table:table-cell table:formula="of:=IF(OR([.AR31]=5;[.AS31]=5;[.AT31]=5);ROUND(ROUND([.AV31])+0.4);IF(OR([.AR31]=1;[.AS31]=1;[.AT31]=1);ROUND(ROUND([.AV31])-0.5);ROUND([.AV31])))" office:value-type="float" office:value="1" calcext:value-type="float">
            <text:p>1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32]+[.H32]+[.J32])*0.4+([.I32]+[.K32])*7/30" office:value-type="float" office:value="2.76666666666667" calcext:value-type="float">
            <text:p>2,76666666666667</text:p>
          </table:table-cell>
          <table:table-cell/>
          <table:table-cell table:formula="of:=IF(OR([.G32]=3;[.J32]=3;[.H32]=3);ROUND(ROUND([.M32])+0.4);IF(OR([.G32]=1;[.H32]=1;[.J32]=1);ROUND(ROUND([.M32])-0.6);ROUND([.M3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32]+[.U32]+[.W32])*14/45+[.V32]*0.4" office:value-type="float" office:value="2.35555555555556" calcext:value-type="float">
            <text:p>2,35555555555556</text:p>
          </table:table-cell>
          <table:table-cell table:formula="of:=IF(OR([.V32]=3;[.V32]=1);IF([.V32]=3;ROUND([.Y32]+0.4);ROUND([.Y32]-0.5));ROUND([.Y32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32]+[.AG32]+[.AI32])*29/90+([.AF32]+[.AH32])*0.35" office:value-type="float" office:value="2.66111111111111" calcext:value-type="float">
            <text:p>2,66111111111111</text:p>
          </table:table-cell>
          <table:table-cell/>
          <table:table-cell table:formula="of:=IF(OR([.AH32]=3;[.AF32]=3);ROUND(ROUND([.AK32])+0.4);IF(OR([.AF32]=1;[.AH32]=1);ROUND(ROUND([.AK32])-0.6);ROUND([.AK3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32]+[.AS32])*0.356+[.AT32]*0.36" office:value-type="float" office:value="1.788" calcext:value-type="float">
            <text:p>1,788</text:p>
          </table:table-cell>
          <table:table-cell table:formula="of:=IF(OR([.AR32]=5;[.AS32]=5;[.AT32]=5);ROUND(ROUND([.AV32])+0.4);IF(OR([.AR32]=1;[.AS32]=1;[.AT32]=1);ROUND(ROUND([.AV32])-0.5);ROUND([.AV32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33]+[.H33]+[.J33])*0.4+([.I33]+[.K33])*7/30" office:value-type="float" office:value="3" calcext:value-type="float">
            <text:p>3</text:p>
          </table:table-cell>
          <table:table-cell/>
          <table:table-cell table:formula="of:=IF(OR([.G33]=3;[.J33]=3;[.H33]=3);ROUND(ROUND([.M33])+0.4);IF(OR([.G33]=1;[.H33]=1;[.J33]=1);ROUND(ROUND([.M33])-0.6);ROUND([.M3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33]+[.U33]+[.W33])*14/45+[.V33]*0.4" office:value-type="float" office:value="2.66666666666667" calcext:value-type="float">
            <text:p>2,66666666666667</text:p>
          </table:table-cell>
          <table:table-cell table:formula="of:=IF(OR([.V33]=3;[.V33]=1);IF([.V33]=3;ROUND([.Y33]+0.4);ROUND([.Y33]-0.5));ROUND([.Y33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33]+[.AG33]+[.AI33])*29/90+([.AF33]+[.AH33])*0.35" office:value-type="float" office:value="2.98333333333333" calcext:value-type="float">
            <text:p>2,98333333333333</text:p>
          </table:table-cell>
          <table:table-cell/>
          <table:table-cell table:formula="of:=IF(OR([.AH33]=3;[.AF33]=3);ROUND(ROUND([.AK33])+0.4);IF(OR([.AF33]=1;[.AH33]=1);ROUND(ROUND([.AK33])-0.6);ROUND([.AK3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33]+[.AS33])*0.356+[.AT33]*0.36" office:value-type="float" office:value="2.148" calcext:value-type="float">
            <text:p>2,148</text:p>
          </table:table-cell>
          <table:table-cell table:formula="of:=IF(OR([.AR33]=5;[.AS33]=5;[.AT33]=5);ROUND(ROUND([.AV33])+0.4);IF(OR([.AR33]=1;[.AS33]=1;[.AT33]=1);ROUND(ROUND([.AV33])-0.5);ROUND([.AV33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Нервозность</text:p>
          </table:table-cell>
          <table:table-cell office:value-type="string" calcext:value-type="string">
            <text:p>Постоянная тревога, раздражительность, нетерпеливость, беспокойные движения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34]+[.H34]+[.J34])*0.4+([.I34]+[.K34])*7/30" office:value-type="float" office:value="2.93333333333333" calcext:value-type="float">
            <text:p>2,93333333333333</text:p>
          </table:table-cell>
          <table:table-cell/>
          <table:table-cell table:formula="of:=IF(OR([.G34]=3;[.J34]=3;[.H34]=3);ROUND(ROUND([.M34])+0.4);IF(OR([.G34]=1;[.H34]=1;[.J34]=1);ROUND(ROUND([.M34])-0.6);ROUND([.M3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34]+[.U34]+[.W34])*14/45+[.V34]*0.4" office:value-type="float" office:value="2.97777777777778" calcext:value-type="float">
            <text:p>2,97777777777778</text:p>
          </table:table-cell>
          <table:table-cell table:formula="of:=IF(OR([.V34]=3;[.V34]=1);IF([.V34]=3;ROUND([.Y34]+0.4);ROUND([.Y34]-0.5));ROUND([.Y34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34]+[.AG34]+[.AI34])*29/90+([.AF34]+[.AH34])*0.35" office:value-type="float" office:value="3.30555555555556" calcext:value-type="float">
            <text:p>3,30555555555556</text:p>
          </table:table-cell>
          <table:table-cell/>
          <table:table-cell table:formula="of:=IF(OR([.AH34]=3;[.AF34]=3);ROUND(ROUND([.AK34])+0.4);IF(OR([.AF34]=1;[.AH34]=1);ROUND(ROUND([.AK34])-0.6);ROUND([.AK3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34]+[.AS34])*0.356+[.AT34]*0.36" office:value-type="float" office:value="2.508" calcext:value-type="float">
            <text:p>2,508</text:p>
          </table:table-cell>
          <table:table-cell table:formula="of:=IF(OR([.AR34]=5;[.AS34]=5;[.AT34]=5);ROUND(ROUND([.AV34])+0.4);IF(OR([.AR34]=1;[.AS34]=1;[.AT34]=1);ROUND(ROUND([.AV34])-0.5);ROUND([.AV3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35]+[.H35]+[.J35])*0.4+([.I35]+[.K35])*7/30" office:value-type="float" office:value="3.16666666666667" calcext:value-type="float">
            <text:p>3,16666666666667</text:p>
          </table:table-cell>
          <table:table-cell/>
          <table:table-cell table:formula="of:=IF(OR([.G35]=3;[.J35]=3;[.H35]=3);ROUND(ROUND([.M35])+0.4);IF(OR([.G35]=1;[.H35]=1;[.J35]=1);ROUND(ROUND([.M35])-0.6);ROUND([.M3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35]+[.U35]+[.W35])*14/45+[.V35]*0.4" office:value-type="float" office:value="2.75555555555556" calcext:value-type="float">
            <text:p>2,75555555555556</text:p>
          </table:table-cell>
          <table:table-cell table:formula="of:=IF(OR([.V35]=3;[.V35]=1);IF([.V35]=3;ROUND([.Y35]+0.4);ROUND([.Y35]-0.5));ROUND([.Y35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35]+[.AG35]+[.AI35])*29/90+([.AF35]+[.AH35])*0.35" office:value-type="float" office:value="3.01111111111111" calcext:value-type="float">
            <text:p>3,01111111111111</text:p>
          </table:table-cell>
          <table:table-cell/>
          <table:table-cell table:formula="of:=IF(OR([.AH35]=3;[.AF35]=3);ROUND(ROUND([.AK35])+0.4);IF(OR([.AF35]=1;[.AH35]=1);ROUND(ROUND([.AK35])-0.6);ROUND([.AK3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35]+[.AS35])*0.356+[.AT35]*0.36" office:value-type="float" office:value="1.784" calcext:value-type="float">
            <text:p>1,784</text:p>
          </table:table-cell>
          <table:table-cell table:formula="of:=IF(OR([.AR35]=5;[.AS35]=5;[.AT35]=5);ROUND(ROUND([.AV35])+0.4);IF(OR([.AR35]=1;[.AS35]=1;[.AT35]=1);ROUND(ROUND([.AV35])-0.5);ROUND([.AV35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36]+[.H36]+[.J36])*0.4+([.I36]+[.K36])*7/30" office:value-type="float" office:value="3.4" calcext:value-type="float">
            <text:p>3,4</text:p>
          </table:table-cell>
          <table:table-cell/>
          <table:table-cell table:formula="of:=IF(OR([.G36]=3;[.J36]=3;[.H36]=3);ROUND(ROUND([.M36])+0.4);IF(OR([.G36]=1;[.H36]=1;[.J36]=1);ROUND(ROUND([.M36])-0.6);ROUND([.M3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36]+[.U36]+[.W36])*14/45+[.V36]*0.4" office:value-type="float" office:value="3.06666666666667" calcext:value-type="float">
            <text:p>3,06666666666667</text:p>
          </table:table-cell>
          <table:table-cell table:formula="of:=IF(OR([.V36]=3;[.V36]=1);IF([.V36]=3;ROUND([.Y36]+0.4);ROUND([.Y36]-0.5));ROUND([.Y36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36]+[.AG36]+[.AI36])*29/90+([.AF36]+[.AH36])*0.35" office:value-type="float" office:value="3.33333333333333" calcext:value-type="float">
            <text:p>3,33333333333333</text:p>
          </table:table-cell>
          <table:table-cell/>
          <table:table-cell table:formula="of:=IF(OR([.AH36]=3;[.AF36]=3);ROUND(ROUND([.AK36])+0.4);IF(OR([.AF36]=1;[.AH36]=1);ROUND(ROUND([.AK36])-0.6);ROUND([.AK3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36]+[.AS36])*0.356+[.AT36]*0.36" office:value-type="float" office:value="2.144" calcext:value-type="float">
            <text:p>2,144</text:p>
          </table:table-cell>
          <table:table-cell table:formula="of:=IF(OR([.AR36]=5;[.AS36]=5;[.AT36]=5);ROUND(ROUND([.AV36])+0.4);IF(OR([.AR36]=1;[.AS36]=1;[.AT36]=1);ROUND(ROUND([.AV36])-0.5);ROUND([.AV36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37]+[.H37]+[.J37])*0.4+([.I37]+[.K37])*7/30" office:value-type="float" office:value="2.06666666666667" calcext:value-type="float">
            <text:p>2,06666666666667</text:p>
          </table:table-cell>
          <table:table-cell/>
          <table:table-cell table:formula="of:=IF(OR([.G37]=3;[.J37]=3;[.H37]=3);ROUND(ROUND([.M37])+0.4);IF(OR([.G37]=1;[.H37]=1;[.J37]=1);ROUND(ROUND([.M37])-0.6);ROUND([.M37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37]+[.U37]+[.W37])*14/45+[.V37]*0.4" office:value-type="float" office:value="3.37777777777778" calcext:value-type="float">
            <text:p>3,37777777777778</text:p>
          </table:table-cell>
          <table:table-cell table:formula="of:=IF(OR([.V37]=3;[.V37]=1);IF([.V37]=3;ROUND([.Y37]+0.4);ROUND([.Y37]-0.5));ROUND([.Y37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37]+[.AG37]+[.AI37])*29/90+([.AF37]+[.AH37])*0.35" office:value-type="float" office:value="3.65555555555556" calcext:value-type="float">
            <text:p>3,65555555555556</text:p>
          </table:table-cell>
          <table:table-cell/>
          <table:table-cell table:formula="of:=IF(OR([.AH37]=3;[.AF37]=3);ROUND(ROUND([.AK37])+0.4);IF(OR([.AF37]=1;[.AH37]=1);ROUND(ROUND([.AK37])-0.6);ROUND([.AK3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37]+[.AS37])*0.356+[.AT37]*0.36" office:value-type="float" office:value="2.504" calcext:value-type="float">
            <text:p>2,504</text:p>
          </table:table-cell>
          <table:table-cell table:formula="of:=IF(OR([.AR37]=5;[.AS37]=5;[.AT37]=5);ROUND(ROUND([.AV37])+0.4);IF(OR([.AR37]=1;[.AS37]=1;[.AT37]=1);ROUND(ROUND([.AV37])-0.5);ROUND([.AV37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Снижение самооценки </text:p>
          </table:table-cell>
          <table:table-cell office:value-type="string" calcext:value-type="string">
            <text:p>Чувство неуверенности в собственных силах, страх неудачи, отсутствие мотивации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38]+[.H38]+[.J38])*0.4+([.I38]+[.K38])*7/30" office:value-type="float" office:value="2.3" calcext:value-type="float">
            <text:p>2,3</text:p>
          </table:table-cell>
          <table:table-cell/>
          <table:table-cell table:formula="of:=IF(OR([.G38]=3;[.J38]=3;[.H38]=3);ROUND(ROUND([.M38])+0.4);IF(OR([.G38]=1;[.H38]=1;[.J38]=1);ROUND(ROUND([.M38])-0.6);ROUND([.M38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38]+[.U38]+[.W38])*14/45+[.V38]*0.4" office:value-type="float" office:value="1.64444444444444" calcext:value-type="float">
            <text:p>1,64444444444444</text:p>
          </table:table-cell>
          <table:table-cell table:formula="of:=IF(OR([.V38]=3;[.V38]=1);IF([.V38]=3;ROUND([.Y38]+0.4);ROUND([.Y38]-0.5));ROUND([.Y38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38]+[.AG38]+[.AI38])*29/90+([.AF38]+[.AH38])*0.35" office:value-type="float" office:value="2.01666666666667" calcext:value-type="float">
            <text:p>2,01666666666667</text:p>
          </table:table-cell>
          <table:table-cell/>
          <table:table-cell table:formula="of:=IF(OR([.AH38]=3;[.AF38]=3);ROUND(ROUND([.AK38])+0.4);IF(OR([.AF38]=1;[.AH38]=1);ROUND(ROUND([.AK38])-0.6);ROUND([.AK38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38]+[.AS38])*0.356+[.AT38]*0.36" office:value-type="float" office:value="2.864" calcext:value-type="float">
            <text:p>2,864</text:p>
          </table:table-cell>
          <table:table-cell table:formula="of:=IF(OR([.AR38]=5;[.AS38]=5;[.AT38]=5);ROUND(ROUND([.AV38])+0.4);IF(OR([.AR38]=1;[.AS38]=1;[.AT38]=1);ROUND(ROUND([.AV38])-0.5);ROUND([.AV38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39]+[.H39]+[.J39])*0.4+([.I39]+[.K39])*7/30" office:value-type="float" office:value="2.53333333333333" calcext:value-type="float">
            <text:p>2,53333333333333</text:p>
          </table:table-cell>
          <table:table-cell/>
          <table:table-cell table:formula="of:=IF(OR([.G39]=3;[.J39]=3;[.H39]=3);ROUND(ROUND([.M39])+0.4);IF(OR([.G39]=1;[.H39]=1;[.J39]=1);ROUND(ROUND([.M39])-0.6);ROUND([.M3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39]+[.U39]+[.W39])*14/45+[.V39]*0.4" office:value-type="float" office:value="1.95555555555556" calcext:value-type="float">
            <text:p>1,95555555555556</text:p>
          </table:table-cell>
          <table:table-cell table:formula="of:=IF(OR([.V39]=3;[.V39]=1);IF([.V39]=3;ROUND([.Y39]+0.4);ROUND([.Y39]-0.5));ROUND([.Y39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39]+[.AG39]+[.AI39])*29/90+([.AF39]+[.AH39])*0.35" office:value-type="float" office:value="2.33888888888889" calcext:value-type="float">
            <text:p>2,33888888888889</text:p>
          </table:table-cell>
          <table:table-cell/>
          <table:table-cell table:formula="of:=IF(OR([.AH39]=3;[.AF39]=3);ROUND(ROUND([.AK39])+0.4);IF(OR([.AF39]=1;[.AH39]=1);ROUND(ROUND([.AK39])-0.6);ROUND([.AK39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39]+[.AS39])*0.356+[.AT39]*0.36" office:value-type="float" office:value="2.14" calcext:value-type="float">
            <text:p>2,14</text:p>
          </table:table-cell>
          <table:table-cell table:formula="of:=IF(OR([.AR39]=5;[.AS39]=5;[.AT39]=5);ROUND(ROUND([.AV39])+0.4);IF(OR([.AR39]=1;[.AS39]=1;[.AT39]=1);ROUND(ROUND([.AV39])-0.5);ROUND([.AV39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40]+[.H40]+[.J40])*0.4+([.I40]+[.K40])*7/30" office:value-type="float" office:value="2.46666666666667" calcext:value-type="float">
            <text:p>2,46666666666667</text:p>
          </table:table-cell>
          <table:table-cell/>
          <table:table-cell table:formula="of:=IF(OR([.G40]=3;[.J40]=3;[.H40]=3);ROUND(ROUND([.M40])+0.4);IF(OR([.G40]=1;[.H40]=1;[.J40]=1);ROUND(ROUND([.M40])-0.6);ROUND([.M40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40]+[.U40]+[.W40])*14/45+[.V40]*0.4" office:value-type="float" office:value="2.26666666666667" calcext:value-type="float">
            <text:p>2,26666666666667</text:p>
          </table:table-cell>
          <table:table-cell table:formula="of:=IF(OR([.V40]=3;[.V40]=1);IF([.V40]=3;ROUND([.Y40]+0.4);ROUND([.Y40]-0.5));ROUND([.Y40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40]+[.AG40]+[.AI40])*29/90+([.AF40]+[.AH40])*0.35" office:value-type="float" office:value="2.66111111111111" calcext:value-type="float">
            <text:p>2,66111111111111</text:p>
          </table:table-cell>
          <table:table-cell/>
          <table:table-cell table:formula="of:=IF(OR([.AH40]=3;[.AF40]=3);ROUND(ROUND([.AK40])+0.4);IF(OR([.AF40]=1;[.AH40]=1);ROUND(ROUND([.AK40])-0.6);ROUND([.AK4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40]+[.AS40])*0.356+[.AT40]*0.36" office:value-type="float" office:value="2.5" calcext:value-type="float">
            <text:p>2,5</text:p>
          </table:table-cell>
          <table:table-cell table:formula="of:=IF(OR([.AR40]=5;[.AS40]=5;[.AT40]=5);ROUND(ROUND([.AV40])+0.4);IF(OR([.AR40]=1;[.AS40]=1;[.AT40]=1);ROUND(ROUND([.AV40])-0.5);ROUND([.AV40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41]+[.H41]+[.J41])*0.4+([.I41]+[.K41])*7/30" office:value-type="float" office:value="2.7" calcext:value-type="float">
            <text:p>2,7</text:p>
          </table:table-cell>
          <table:table-cell/>
          <table:table-cell table:formula="of:=IF(OR([.G41]=3;[.J41]=3;[.H41]=3);ROUND(ROUND([.M41])+0.4);IF(OR([.G41]=1;[.H41]=1;[.J41]=1);ROUND(ROUND([.M41])-0.6);ROUND([.M4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41]+[.U41]+[.W41])*14/45+[.V41]*0.4" office:value-type="float" office:value="2.04444444444444" calcext:value-type="float">
            <text:p>2,04444444444444</text:p>
          </table:table-cell>
          <table:table-cell table:formula="of:=IF(OR([.V41]=3;[.V41]=1);IF([.V41]=3;ROUND([.Y41]+0.4);ROUND([.Y41]-0.5));ROUND([.Y41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41]+[.AG41]+[.AI41])*29/90+([.AF41]+[.AH41])*0.35" office:value-type="float" office:value="2.36666666666667" calcext:value-type="float">
            <text:p>2,36666666666667</text:p>
          </table:table-cell>
          <table:table-cell/>
          <table:table-cell table:formula="of:=IF(OR([.AH41]=3;[.AF41]=3);ROUND(ROUND([.AK41])+0.4);IF(OR([.AF41]=1;[.AH41]=1);ROUND(ROUND([.AK41])-0.6);ROUND([.AK4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41]+[.AS41])*0.356+[.AT41]*0.36" office:value-type="float" office:value="2.86" calcext:value-type="float">
            <text:p>2,86</text:p>
          </table:table-cell>
          <table:table-cell table:formula="of:=IF(OR([.AR41]=5;[.AS41]=5;[.AT41]=5);ROUND(ROUND([.AV41])+0.4);IF(OR([.AR41]=1;[.AS41]=1;[.AT41]=1);ROUND(ROUND([.AV41])-0.5);ROUND([.AV41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42]+[.H42]+[.J42])*0.4+([.I42]+[.K42])*7/30" office:value-type="float" office:value="2.93333333333333" calcext:value-type="float">
            <text:p>2,93333333333333</text:p>
          </table:table-cell>
          <table:table-cell/>
          <table:table-cell table:formula="of:=IF(OR([.G42]=3;[.J42]=3;[.H42]=3);ROUND(ROUND([.M42])+0.4);IF(OR([.G42]=1;[.H42]=1;[.J42]=1);ROUND(ROUND([.M42])-0.6);ROUND([.M4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42]+[.U42]+[.W42])*14/45+[.V42]*0.4" office:value-type="float" office:value="2.35555555555556" calcext:value-type="float">
            <text:p>2,35555555555556</text:p>
          </table:table-cell>
          <table:table-cell table:formula="of:=IF(OR([.V42]=3;[.V42]=1);IF([.V42]=3;ROUND([.Y42]+0.4);ROUND([.Y42]-0.5));ROUND([.Y42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42]+[.AG42]+[.AI42])*29/90+([.AF42]+[.AH42])*0.35" office:value-type="float" office:value="2.68888888888889" calcext:value-type="float">
            <text:p>2,68888888888889</text:p>
          </table:table-cell>
          <table:table-cell/>
          <table:table-cell table:formula="of:=IF(OR([.AH42]=3;[.AF42]=3);ROUND(ROUND([.AK42])+0.4);IF(OR([.AF42]=1;[.AH42]=1);ROUND(ROUND([.AK42])-0.6);ROUND([.AK4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42]+[.AS42])*0.356+[.AT42]*0.36" office:value-type="float" office:value="3.22" calcext:value-type="float">
            <text:p>3,22</text:p>
          </table:table-cell>
          <table:table-cell table:formula="of:=IF(OR([.AR42]=5;[.AS42]=5;[.AT42]=5);ROUND(ROUND([.AV42])+0.4);IF(OR([.AR42]=1;[.AS42]=1;[.AT42]=1);ROUND(ROUND([.AV42])-0.5);ROUND([.AV42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Когнитивные симптомы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43]+[.H43]+[.J43])*0.4+([.I43]+[.K43])*7/30" office:value-type="float" office:value="2.86666666666667" calcext:value-type="float">
            <text:p>2,86666666666667</text:p>
          </table:table-cell>
          <table:table-cell/>
          <table:table-cell table:formula="of:=IF(OR([.G43]=3;[.J43]=3;[.H43]=3);ROUND(ROUND([.M43])+0.4);IF(OR([.G43]=1;[.H43]=1;[.J43]=1);ROUND(ROUND([.M43])-0.6);ROUND([.M4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43]+[.U43]+[.W43])*14/45+[.V43]*0.4" office:value-type="float" office:value="2.66666666666667" calcext:value-type="float">
            <text:p>2,66666666666667</text:p>
          </table:table-cell>
          <table:table-cell table:formula="of:=IF(OR([.V43]=3;[.V43]=1);IF([.V43]=3;ROUND([.Y43]+0.4);ROUND([.Y43]-0.5));ROUND([.Y43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43]+[.AG43]+[.AI43])*29/90+([.AF43]+[.AH43])*0.35" office:value-type="float" office:value="3.01111111111111" calcext:value-type="float">
            <text:p>3,01111111111111</text:p>
          </table:table-cell>
          <table:table-cell/>
          <table:table-cell table:formula="of:=IF(OR([.AH43]=3;[.AF43]=3);ROUND(ROUND([.AK43])+0.4);IF(OR([.AF43]=1;[.AH43]=1);ROUND(ROUND([.AK43])-0.6);ROUND([.AK4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43]+[.AS43])*0.356+[.AT43]*0.36" office:value-type="float" office:value="2.496" calcext:value-type="float">
            <text:p>2,496</text:p>
          </table:table-cell>
          <table:table-cell table:formula="of:=IF(OR([.AR43]=5;[.AS43]=5;[.AT43]=5);ROUND(ROUND([.AV43])+0.4);IF(OR([.AR43]=1;[.AS43]=1;[.AT43]=1);ROUND(ROUND([.AV43])-0.5);ROUND([.AV43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44]+[.H44]+[.J44])*0.4+([.I44]+[.K44])*7/30" office:value-type="float" office:value="3.1" calcext:value-type="float">
            <text:p>3,1</text:p>
          </table:table-cell>
          <table:table-cell/>
          <table:table-cell table:formula="of:=IF(OR([.G44]=3;[.J44]=3;[.H44]=3);ROUND(ROUND([.M44])+0.4);IF(OR([.G44]=1;[.H44]=1;[.J44]=1);ROUND(ROUND([.M44])-0.6);ROUND([.M4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44]+[.U44]+[.W44])*14/45+[.V44]*0.4" office:value-type="float" office:value="2.44444444444444" calcext:value-type="float">
            <text:p>2,44444444444444</text:p>
          </table:table-cell>
          <table:table-cell table:formula="of:=IF(OR([.V44]=3;[.V44]=1);IF([.V44]=3;ROUND([.Y44]+0.4);ROUND([.Y44]-0.5));ROUND([.Y44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44]+[.AG44]+[.AI44])*29/90+([.AF44]+[.AH44])*0.35" office:value-type="float" office:value="2.71666666666667" calcext:value-type="float">
            <text:p>2,71666666666667</text:p>
          </table:table-cell>
          <table:table-cell/>
          <table:table-cell table:formula="of:=IF(OR([.AH44]=3;[.AF44]=3);ROUND(ROUND([.AK44])+0.4);IF(OR([.AF44]=1;[.AH44]=1);ROUND(ROUND([.AK44])-0.6);ROUND([.AK4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44]+[.AS44])*0.356+[.AT44]*0.36" office:value-type="float" office:value="2.856" calcext:value-type="float">
            <text:p>2,856</text:p>
          </table:table-cell>
          <table:table-cell table:formula="of:=IF(OR([.AR44]=5;[.AS44]=5;[.AT44]=5);ROUND(ROUND([.AV44])+0.4);IF(OR([.AR44]=1;[.AS44]=1;[.AT44]=1);ROUND(ROUND([.AV44])-0.5);ROUND([.AV4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Постоянные негативные мысли </text:p>
          </table:table-cell>
          <table:table-cell office:value-type="string" calcext:value-type="string">
            <text:p>Пессимистические прогнозы, мысли о неудачах, мнительность, чувство беспомощности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45]+[.H45]+[.J45])*0.4+([.I45]+[.K45])*7/30" office:value-type="float" office:value="3.33333333333333" calcext:value-type="float">
            <text:p>3,33333333333333</text:p>
          </table:table-cell>
          <table:table-cell/>
          <table:table-cell table:formula="of:=IF(OR([.G45]=3;[.J45]=3;[.H45]=3);ROUND(ROUND([.M45])+0.4);IF(OR([.G45]=1;[.H45]=1;[.J45]=1);ROUND(ROUND([.M45])-0.6);ROUND([.M4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45]+[.U45]+[.W45])*14/45+[.V45]*0.4" office:value-type="float" office:value="2.75555555555556" calcext:value-type="float">
            <text:p>2,75555555555556</text:p>
          </table:table-cell>
          <table:table-cell table:formula="of:=IF(OR([.V45]=3;[.V45]=1);IF([.V45]=3;ROUND([.Y45]+0.4);ROUND([.Y45]-0.5));ROUND([.Y45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45]+[.AG45]+[.AI45])*29/90+([.AF45]+[.AH45])*0.35" office:value-type="float" office:value="3.03888888888889" calcext:value-type="float">
            <text:p>3,03888888888889</text:p>
          </table:table-cell>
          <table:table-cell/>
          <table:table-cell table:formula="of:=IF(OR([.AH45]=3;[.AF45]=3);ROUND(ROUND([.AK45])+0.4);IF(OR([.AF45]=1;[.AH45]=1);ROUND(ROUND([.AK45])-0.6);ROUND([.AK4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45]+[.AS45])*0.356+[.AT45]*0.36" office:value-type="float" office:value="3.216" calcext:value-type="float">
            <text:p>3,216</text:p>
          </table:table-cell>
          <table:table-cell table:formula="of:=IF(OR([.AR45]=5;[.AS45]=5;[.AT45]=5);ROUND(ROUND([.AV45])+0.4);IF(OR([.AR45]=1;[.AS45]=1;[.AT45]=1);ROUND(ROUND([.AV45])-0.5);ROUND([.AV45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46]+[.H46]+[.J46])*0.4+([.I46]+[.K46])*7/30" office:value-type="float" office:value="2.3" calcext:value-type="float">
            <text:p>2,3</text:p>
          </table:table-cell>
          <table:table-cell/>
          <table:table-cell table:formula="of:=IF(OR([.G46]=3;[.J46]=3;[.H46]=3);ROUND(ROUND([.M46])+0.4);IF(OR([.G46]=1;[.H46]=1;[.J46]=1);ROUND(ROUND([.M46])-0.6);ROUND([.M46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46]+[.U46]+[.W46])*14/45+[.V46]*0.4" office:value-type="float" office:value="3.06666666666667" calcext:value-type="float">
            <text:p>3,06666666666667</text:p>
          </table:table-cell>
          <table:table-cell table:formula="of:=IF(OR([.V46]=3;[.V46]=1);IF([.V46]=3;ROUND([.Y46]+0.4);ROUND([.Y46]-0.5));ROUND([.Y46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46]+[.AG46]+[.AI46])*29/90+([.AF46]+[.AH46])*0.35" office:value-type="float" office:value="3.36111111111111" calcext:value-type="float">
            <text:p>3,36111111111111</text:p>
          </table:table-cell>
          <table:table-cell/>
          <table:table-cell table:formula="of:=IF(OR([.AH46]=3;[.AF46]=3);ROUND(ROUND([.AK46])+0.4);IF(OR([.AF46]=1;[.AH46]=1);ROUND(ROUND([.AK46])-0.6);ROUND([.AK4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46]+[.AS46])*0.356+[.AT46]*0.36" office:value-type="float" office:value="3.576" calcext:value-type="float">
            <text:p>3,576</text:p>
          </table:table-cell>
          <table:table-cell table:formula="of:=IF(OR([.AR46]=5;[.AS46]=5;[.AT46]=5);ROUND(ROUND([.AV46])+0.4);IF(OR([.AR46]=1;[.AS46]=1;[.AT46]=1);ROUND(ROUND([.AV46])-0.5);ROUND([.AV46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47]+[.H47]+[.J47])*0.4+([.I47]+[.K47])*7/30" office:value-type="float" office:value="2.53333333333333" calcext:value-type="float">
            <text:p>2,53333333333333</text:p>
          </table:table-cell>
          <table:table-cell/>
          <table:table-cell table:formula="of:=IF(OR([.G47]=3;[.J47]=3;[.H47]=3);ROUND(ROUND([.M47])+0.4);IF(OR([.G47]=1;[.H47]=1;[.J47]=1);ROUND(ROUND([.M47])-0.6);ROUND([.M4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47]+[.U47]+[.W47])*14/45+[.V47]*0.4" office:value-type="float" office:value="1.95555555555556" calcext:value-type="float">
            <text:p>1,95555555555556</text:p>
          </table:table-cell>
          <table:table-cell table:formula="of:=IF(OR([.V47]=3;[.V47]=1);IF([.V47]=3;ROUND([.Y47]+0.4);ROUND([.Y47]-0.5));ROUND([.Y47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47]+[.AG47]+[.AI47])*29/90+([.AF47]+[.AH47])*0.35" office:value-type="float" office:value="2.33888888888889" calcext:value-type="float">
            <text:p>2,33888888888889</text:p>
          </table:table-cell>
          <table:table-cell/>
          <table:table-cell table:formula="of:=IF(OR([.AH47]=3;[.AF47]=3);ROUND(ROUND([.AK47])+0.4);IF(OR([.AF47]=1;[.AH47]=1);ROUND(ROUND([.AK47])-0.6);ROUND([.AK47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47]+[.AS47])*0.356+[.AT47]*0.36" office:value-type="float" office:value="2.852" calcext:value-type="float">
            <text:p>2,852</text:p>
          </table:table-cell>
          <table:table-cell table:formula="of:=IF(OR([.AR47]=5;[.AS47]=5;[.AT47]=5);ROUND(ROUND([.AV47])+0.4);IF(OR([.AR47]=1;[.AS47]=1;[.AT47]=1);ROUND(ROUND([.AV47])-0.5);ROUND([.AV47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48]+[.H48]+[.J48])*0.4+([.I48]+[.K48])*7/30" office:value-type="float" office:value="2.76666666666667" calcext:value-type="float">
            <text:p>2,76666666666667</text:p>
          </table:table-cell>
          <table:table-cell/>
          <table:table-cell table:formula="of:=IF(OR([.G48]=3;[.J48]=3;[.H48]=3);ROUND(ROUND([.M48])+0.4);IF(OR([.G48]=1;[.H48]=1;[.J48]=1);ROUND(ROUND([.M48])-0.6);ROUND([.M4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48]+[.U48]+[.W48])*14/45+[.V48]*0.4" office:value-type="float" office:value="2.26666666666667" calcext:value-type="float">
            <text:p>2,26666666666667</text:p>
          </table:table-cell>
          <table:table-cell table:formula="of:=IF(OR([.V48]=3;[.V48]=1);IF([.V48]=3;ROUND([.Y48]+0.4);ROUND([.Y48]-0.5));ROUND([.Y48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48]+[.AG48]+[.AI48])*29/90+([.AF48]+[.AH48])*0.35" office:value-type="float" office:value="2.66111111111111" calcext:value-type="float">
            <text:p>2,66111111111111</text:p>
          </table:table-cell>
          <table:table-cell/>
          <table:table-cell table:formula="of:=IF(OR([.AH48]=3;[.AF48]=3);ROUND(ROUND([.AK48])+0.4);IF(OR([.AF48]=1;[.AH48]=1);ROUND(ROUND([.AK48])-0.6);ROUND([.AK4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48]+[.AS48])*0.356+[.AT48]*0.36" office:value-type="float" office:value="3.212" calcext:value-type="float">
            <text:p>3,212</text:p>
          </table:table-cell>
          <table:table-cell table:formula="of:=IF(OR([.AR48]=5;[.AS48]=5;[.AT48]=5);ROUND(ROUND([.AV48])+0.4);IF(OR([.AR48]=1;[.AS48]=1;[.AT48]=1);ROUND(ROUND([.AV48])-0.5);ROUND([.AV48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Переживания о будущем </text:p>
          </table:table-cell>
          <table:table-cell office:value-type="string" calcext:value-type="string">
            <text:p>Страх перед будущим, опасения по поводу успешности карьеры, финансовых проблем, отношений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49]+[.H49]+[.J49])*0.4+([.I49]+[.K49])*7/30" office:value-type="float" office:value="2.7" calcext:value-type="float">
            <text:p>2,7</text:p>
          </table:table-cell>
          <table:table-cell/>
          <table:table-cell table:formula="of:=IF(OR([.G49]=3;[.J49]=3;[.H49]=3);ROUND(ROUND([.M49])+0.4);IF(OR([.G49]=1;[.H49]=1;[.J49]=1);ROUND(ROUND([.M49])-0.6);ROUND([.M4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49]+[.U49]+[.W49])*14/45+[.V49]*0.4" office:value-type="float" office:value="2.57777777777778" calcext:value-type="float">
            <text:p>2,57777777777778</text:p>
          </table:table-cell>
          <table:table-cell table:formula="of:=IF(OR([.V49]=3;[.V49]=1);IF([.V49]=3;ROUND([.Y49]+0.4);ROUND([.Y49]-0.5));ROUND([.Y49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49]+[.AG49]+[.AI49])*29/90+([.AF49]+[.AH49])*0.35" office:value-type="float" office:value="2.98333333333333" calcext:value-type="float">
            <text:p>2,98333333333333</text:p>
          </table:table-cell>
          <table:table-cell/>
          <table:table-cell table:formula="of:=IF(OR([.AH49]=3;[.AF49]=3);ROUND(ROUND([.AK49])+0.4);IF(OR([.AF49]=1;[.AH49]=1);ROUND(ROUND([.AK49])-0.6);ROUND([.AK4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49]+[.AS49])*0.356+[.AT49]*0.36" office:value-type="float" office:value="3.572" calcext:value-type="float">
            <text:p>3,572</text:p>
          </table:table-cell>
          <table:table-cell table:formula="of:=IF(OR([.AR49]=5;[.AS49]=5;[.AT49]=5);ROUND(ROUND([.AV49])+0.4);IF(OR([.AR49]=1;[.AS49]=1;[.AT49]=1);ROUND(ROUND([.AV49])-0.5);ROUND([.AV49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50]+[.H50]+[.J50])*0.4+([.I50]+[.K50])*7/30" office:value-type="float" office:value="2.93333333333333" calcext:value-type="float">
            <text:p>2,93333333333333</text:p>
          </table:table-cell>
          <table:table-cell/>
          <table:table-cell table:formula="of:=IF(OR([.G50]=3;[.J50]=3;[.H50]=3);ROUND(ROUND([.M50])+0.4);IF(OR([.G50]=1;[.H50]=1;[.J50]=1);ROUND(ROUND([.M50])-0.6);ROUND([.M5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50]+[.U50]+[.W50])*14/45+[.V50]*0.4" office:value-type="float" office:value="2.35555555555556" calcext:value-type="float">
            <text:p>2,35555555555556</text:p>
          </table:table-cell>
          <table:table-cell table:formula="of:=IF(OR([.V50]=3;[.V50]=1);IF([.V50]=3;ROUND([.Y50]+0.4);ROUND([.Y50]-0.5));ROUND([.Y50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50]+[.AG50]+[.AI50])*29/90+([.AF50]+[.AH50])*0.35" office:value-type="float" office:value="2.68888888888889" calcext:value-type="float">
            <text:p>2,68888888888889</text:p>
          </table:table-cell>
          <table:table-cell/>
          <table:table-cell table:formula="of:=IF(OR([.AH50]=3;[.AF50]=3);ROUND(ROUND([.AK50])+0.4);IF(OR([.AF50]=1;[.AH50]=1);ROUND(ROUND([.AK50])-0.6);ROUND([.AK5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50]+[.AS50])*0.356+[.AT50]*0.36" office:value-type="float" office:value="3.932" calcext:value-type="float">
            <text:p>3,932</text:p>
          </table:table-cell>
          <table:table-cell table:formula="of:=IF(OR([.AR50]=5;[.AS50]=5;[.AT50]=5);ROUND(ROUND([.AV50])+0.4);IF(OR([.AR50]=1;[.AS50]=1;[.AT50]=1);ROUND(ROUND([.AV50])-0.5);ROUND([.AV50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51]+[.H51]+[.J51])*0.4+([.I51]+[.K51])*7/30" office:value-type="float" office:value="3.16666666666667" calcext:value-type="float">
            <text:p>3,16666666666667</text:p>
          </table:table-cell>
          <table:table-cell/>
          <table:table-cell table:formula="of:=IF(OR([.G51]=3;[.J51]=3;[.H51]=3);ROUND(ROUND([.M51])+0.4);IF(OR([.G51]=1;[.H51]=1;[.J51]=1);ROUND(ROUND([.M51])-0.6);ROUND([.M5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51]+[.U51]+[.W51])*14/45+[.V51]*0.4" office:value-type="float" office:value="2.66666666666667" calcext:value-type="float">
            <text:p>2,66666666666667</text:p>
          </table:table-cell>
          <table:table-cell table:formula="of:=IF(OR([.V51]=3;[.V51]=1);IF([.V51]=3;ROUND([.Y51]+0.4);ROUND([.Y51]-0.5));ROUND([.Y51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51]+[.AG51]+[.AI51])*29/90+([.AF51]+[.AH51])*0.35" office:value-type="float" office:value="3.01111111111111" calcext:value-type="float">
            <text:p>3,01111111111111</text:p>
          </table:table-cell>
          <table:table-cell/>
          <table:table-cell table:formula="of:=IF(OR([.AH51]=3;[.AF51]=3);ROUND(ROUND([.AK51])+0.4);IF(OR([.AF51]=1;[.AH51]=1);ROUND(ROUND([.AK51])-0.6);ROUND([.AK5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51]+[.AS51])*0.356+[.AT51]*0.36" office:value-type="float" office:value="1.784" calcext:value-type="float">
            <text:p>1,784</text:p>
          </table:table-cell>
          <table:table-cell table:formula="of:=IF(OR([.AR51]=5;[.AS51]=5;[.AT51]=5);ROUND(ROUND([.AV51])+0.4);IF(OR([.AR51]=1;[.AS51]=1;[.AT51]=1);ROUND(ROUND([.AV51])-0.5);ROUND([.AV51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52]+[.H52]+[.J52])*0.4+([.I52]+[.K52])*7/30" office:value-type="float" office:value="3.1" calcext:value-type="float">
            <text:p>3,1</text:p>
          </table:table-cell>
          <table:table-cell/>
          <table:table-cell table:formula="of:=IF(OR([.G52]=3;[.J52]=3;[.H52]=3);ROUND(ROUND([.M52])+0.4);IF(OR([.G52]=1;[.H52]=1;[.J52]=1);ROUND(ROUND([.M52])-0.6);ROUND([.M5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52]+[.U52]+[.W52])*14/45+[.V52]*0.4" office:value-type="float" office:value="2.97777777777778" calcext:value-type="float">
            <text:p>2,97777777777778</text:p>
          </table:table-cell>
          <table:table-cell table:formula="of:=IF(OR([.V52]=3;[.V52]=1);IF([.V52]=3;ROUND([.Y52]+0.4);ROUND([.Y52]-0.5));ROUND([.Y52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52]+[.AG52]+[.AI52])*29/90+([.AF52]+[.AH52])*0.35" office:value-type="float" office:value="3.33333333333333" calcext:value-type="float">
            <text:p>3,33333333333333</text:p>
          </table:table-cell>
          <table:table-cell/>
          <table:table-cell table:formula="of:=IF(OR([.AH52]=3;[.AF52]=3);ROUND(ROUND([.AK52])+0.4);IF(OR([.AF52]=1;[.AH52]=1);ROUND(ROUND([.AK52])-0.6);ROUND([.AK5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52]+[.AS52])*0.356+[.AT52]*0.36" office:value-type="float" office:value="2.144" calcext:value-type="float">
            <text:p>2,144</text:p>
          </table:table-cell>
          <table:table-cell table:formula="of:=IF(OR([.AR52]=5;[.AS52]=5;[.AT52]=5);ROUND(ROUND([.AV52])+0.4);IF(OR([.AR52]=1;[.AS52]=1;[.AT52]=1);ROUND(ROUND([.AV52])-0.5);ROUND([.AV52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Гиперболизация угроз </text:p>
          </table:table-cell>
          <table:table-cell office:value-type="string" calcext:value-type="string">
            <text:p>Преувеличение риска и опасности, неправильная интерпретация ситуаций как угрожающих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53]+[.H53]+[.J53])*0.4+([.I53]+[.K53])*7/30" office:value-type="float" office:value="3.33333333333333" calcext:value-type="float">
            <text:p>3,33333333333333</text:p>
          </table:table-cell>
          <table:table-cell/>
          <table:table-cell table:formula="of:=IF(OR([.G53]=3;[.J53]=3;[.H53]=3);ROUND(ROUND([.M53])+0.4);IF(OR([.G53]=1;[.H53]=1;[.J53]=1);ROUND(ROUND([.M53])-0.6);ROUND([.M5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53]+[.U53]+[.W53])*14/45+[.V53]*0.4" office:value-type="float" office:value="2.75555555555556" calcext:value-type="float">
            <text:p>2,75555555555556</text:p>
          </table:table-cell>
          <table:table-cell table:formula="of:=IF(OR([.V53]=3;[.V53]=1);IF([.V53]=3;ROUND([.Y53]+0.4);ROUND([.Y53]-0.5));ROUND([.Y53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53]+[.AG53]+[.AI53])*29/90+([.AF53]+[.AH53])*0.35" office:value-type="float" office:value="3.03888888888889" calcext:value-type="float">
            <text:p>3,03888888888889</text:p>
          </table:table-cell>
          <table:table-cell/>
          <table:table-cell table:formula="of:=IF(OR([.AH53]=3;[.AF53]=3);ROUND(ROUND([.AK53])+0.4);IF(OR([.AF53]=1;[.AH53]=1);ROUND(ROUND([.AK53])-0.6);ROUND([.AK5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53]+[.AS53])*0.356+[.AT53]*0.36" office:value-type="float" office:value="2.504" calcext:value-type="float">
            <text:p>2,504</text:p>
          </table:table-cell>
          <table:table-cell table:formula="of:=IF(OR([.AR53]=5;[.AS53]=5;[.AT53]=5);ROUND(ROUND([.AV53])+0.4);IF(OR([.AR53]=1;[.AS53]=1;[.AT53]=1);ROUND(ROUND([.AV53])-0.5);ROUND([.AV53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54]+[.H54]+[.J54])*0.4+([.I54]+[.K54])*7/30" office:value-type="float" office:value="3.56666666666667" calcext:value-type="float">
            <text:p>3,56666666666667</text:p>
          </table:table-cell>
          <table:table-cell/>
          <table:table-cell table:formula="of:=IF(OR([.G54]=3;[.J54]=3;[.H54]=3);ROUND(ROUND([.M54])+0.4);IF(OR([.G54]=1;[.H54]=1;[.J54]=1);ROUND(ROUND([.M54])-0.6);ROUND([.M5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54]+[.U54]+[.W54])*14/45+[.V54]*0.4" office:value-type="float" office:value="3.06666666666667" calcext:value-type="float">
            <text:p>3,06666666666667</text:p>
          </table:table-cell>
          <table:table-cell table:formula="of:=IF(OR([.V54]=3;[.V54]=1);IF([.V54]=3;ROUND([.Y54]+0.4);ROUND([.Y54]-0.5));ROUND([.Y54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54]+[.AG54]+[.AI54])*29/90+([.AF54]+[.AH54])*0.35" office:value-type="float" office:value="3.36111111111111" calcext:value-type="float">
            <text:p>3,36111111111111</text:p>
          </table:table-cell>
          <table:table-cell/>
          <table:table-cell table:formula="of:=IF(OR([.AH54]=3;[.AF54]=3);ROUND(ROUND([.AK54])+0.4);IF(OR([.AF54]=1;[.AH54]=1);ROUND(ROUND([.AK54])-0.6);ROUND([.AK5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54]+[.AS54])*0.356+[.AT54]*0.36" office:value-type="float" office:value="2.864" calcext:value-type="float">
            <text:p>2,864</text:p>
          </table:table-cell>
          <table:table-cell table:formula="of:=IF(OR([.AR54]=5;[.AS54]=5;[.AT54]=5);ROUND(ROUND([.AV54])+0.4);IF(OR([.AR54]=1;[.AS54]=1;[.AT54]=1);ROUND(ROUND([.AV54])-0.5);ROUND([.AV5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55]+[.H55]+[.J55])*0.4+([.I55]+[.K55])*7/30" office:value-type="float" office:value="2.53333333333333" calcext:value-type="float">
            <text:p>2,53333333333333</text:p>
          </table:table-cell>
          <table:table-cell/>
          <table:table-cell table:formula="of:=IF(OR([.G55]=3;[.J55]=3;[.H55]=3);ROUND(ROUND([.M55])+0.4);IF(OR([.G55]=1;[.H55]=1;[.J55]=1);ROUND(ROUND([.M55])-0.6);ROUND([.M5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55]+[.U55]+[.W55])*14/45+[.V55]*0.4" office:value-type="float" office:value="3.37777777777778" calcext:value-type="float">
            <text:p>3,37777777777778</text:p>
          </table:table-cell>
          <table:table-cell table:formula="of:=IF(OR([.V55]=3;[.V55]=1);IF([.V55]=3;ROUND([.Y55]+0.4);ROUND([.Y55]-0.5));ROUND([.Y55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55]+[.AG55]+[.AI55])*29/90+([.AF55]+[.AH55])*0.35" office:value-type="float" office:value="3.68333333333333" calcext:value-type="float">
            <text:p>3,68333333333333</text:p>
          </table:table-cell>
          <table:table-cell/>
          <table:table-cell table:formula="of:=IF(OR([.AH55]=3;[.AF55]=3);ROUND(ROUND([.AK55])+0.4);IF(OR([.AF55]=1;[.AH55]=1);ROUND(ROUND([.AK55])-0.6);ROUND([.AK5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55]+[.AS55])*0.356+[.AT55]*0.36" office:value-type="float" office:value="2.14" calcext:value-type="float">
            <text:p>2,14</text:p>
          </table:table-cell>
          <table:table-cell table:formula="of:=IF(OR([.AR55]=5;[.AS55]=5;[.AT55]=5);ROUND(ROUND([.AV55])+0.4);IF(OR([.AR55]=1;[.AS55]=1;[.AT55]=1);ROUND(ROUND([.AV55])-0.5);ROUND([.AV55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56]+[.H56]+[.J56])*0.4+([.I56]+[.K56])*7/30" office:value-type="float" office:value="2.76666666666667" calcext:value-type="float">
            <text:p>2,76666666666667</text:p>
          </table:table-cell>
          <table:table-cell/>
          <table:table-cell table:formula="of:=IF(OR([.G56]=3;[.J56]=3;[.H56]=3);ROUND(ROUND([.M56])+0.4);IF(OR([.G56]=1;[.H56]=1;[.J56]=1);ROUND(ROUND([.M56])-0.6);ROUND([.M5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56]+[.U56]+[.W56])*14/45+[.V56]*0.4" office:value-type="float" office:value="2.26666666666667" calcext:value-type="float">
            <text:p>2,26666666666667</text:p>
          </table:table-cell>
          <table:table-cell table:formula="of:=IF(OR([.V56]=3;[.V56]=1);IF([.V56]=3;ROUND([.Y56]+0.4);ROUND([.Y56]-0.5));ROUND([.Y56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56]+[.AG56]+[.AI56])*29/90+([.AF56]+[.AH56])*0.35" office:value-type="float" office:value="2.66111111111111" calcext:value-type="float">
            <text:p>2,66111111111111</text:p>
          </table:table-cell>
          <table:table-cell/>
          <table:table-cell table:formula="of:=IF(OR([.AH56]=3;[.AF56]=3);ROUND(ROUND([.AK56])+0.4);IF(OR([.AF56]=1;[.AH56]=1);ROUND(ROUND([.AK56])-0.6);ROUND([.AK5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56]+[.AS56])*0.356+[.AT56]*0.36" office:value-type="float" office:value="2.5" calcext:value-type="float">
            <text:p>2,5</text:p>
          </table:table-cell>
          <table:table-cell table:formula="of:=IF(OR([.AR56]=5;[.AS56]=5;[.AT56]=5);ROUND(ROUND([.AV56])+0.4);IF(OR([.AR56]=1;[.AS56]=1;[.AT56]=1);ROUND(ROUND([.AV56])-0.5);ROUND([.AV56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Трудности с концентрацией </text:p>
          </table:table-cell>
          <table:table-cell office:value-type="string" calcext:value-type="string">
            <text:p>Проблемы с сосредоточением внимания, забывчивость, трудности с обучением и выполнением заданий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57]+[.H57]+[.J57])*0.4+([.I57]+[.K57])*7/30" office:value-type="float" office:value="3" calcext:value-type="float">
            <text:p>3</text:p>
          </table:table-cell>
          <table:table-cell/>
          <table:table-cell table:formula="of:=IF(OR([.G57]=3;[.J57]=3;[.H57]=3);ROUND(ROUND([.M57])+0.4);IF(OR([.G57]=1;[.H57]=1;[.J57]=1);ROUND(ROUND([.M57])-0.6);ROUND([.M5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57]+[.U57]+[.W57])*14/45+[.V57]*0.4" office:value-type="float" office:value="2.57777777777778" calcext:value-type="float">
            <text:p>2,57777777777778</text:p>
          </table:table-cell>
          <table:table-cell table:formula="of:=IF(OR([.V57]=3;[.V57]=1);IF([.V57]=3;ROUND([.Y57]+0.4);ROUND([.Y57]-0.5));ROUND([.Y57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57]+[.AG57]+[.AI57])*29/90+([.AF57]+[.AH57])*0.35" office:value-type="float" office:value="2.98333333333333" calcext:value-type="float">
            <text:p>2,98333333333333</text:p>
          </table:table-cell>
          <table:table-cell/>
          <table:table-cell table:formula="of:=IF(OR([.AH57]=3;[.AF57]=3);ROUND(ROUND([.AK57])+0.4);IF(OR([.AF57]=1;[.AH57]=1);ROUND(ROUND([.AK57])-0.6);ROUND([.AK5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57]+[.AS57])*0.356+[.AT57]*0.36" office:value-type="float" office:value="2.86" calcext:value-type="float">
            <text:p>2,86</text:p>
          </table:table-cell>
          <table:table-cell table:formula="of:=IF(OR([.AR57]=5;[.AS57]=5;[.AT57]=5);ROUND(ROUND([.AV57])+0.4);IF(OR([.AR57]=1;[.AS57]=1;[.AT57]=1);ROUND(ROUND([.AV57])-0.5);ROUND([.AV57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58]+[.H58]+[.J58])*0.4+([.I58]+[.K58])*7/30" office:value-type="float" office:value="2.93333333333333" calcext:value-type="float">
            <text:p>2,93333333333333</text:p>
          </table:table-cell>
          <table:table-cell/>
          <table:table-cell table:formula="of:=IF(OR([.G58]=3;[.J58]=3;[.H58]=3);ROUND(ROUND([.M58])+0.4);IF(OR([.G58]=1;[.H58]=1;[.J58]=1);ROUND(ROUND([.M58])-0.6);ROUND([.M5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58]+[.U58]+[.W58])*14/45+[.V58]*0.4" office:value-type="float" office:value="2.88888888888889" calcext:value-type="float">
            <text:p>2,88888888888889</text:p>
          </table:table-cell>
          <table:table-cell table:formula="of:=IF(OR([.V58]=3;[.V58]=1);IF([.V58]=3;ROUND([.Y58]+0.4);ROUND([.Y58]-0.5));ROUND([.Y58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58]+[.AG58]+[.AI58])*29/90+([.AF58]+[.AH58])*0.35" office:value-type="float" office:value="3.30555555555556" calcext:value-type="float">
            <text:p>3,30555555555556</text:p>
          </table:table-cell>
          <table:table-cell/>
          <table:table-cell table:formula="of:=IF(OR([.AH58]=3;[.AF58]=3);ROUND(ROUND([.AK58])+0.4);IF(OR([.AF58]=1;[.AH58]=1);ROUND(ROUND([.AK58])-0.6);ROUND([.AK5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58]+[.AS58])*0.356+[.AT58]*0.36" office:value-type="float" office:value="3.22" calcext:value-type="float">
            <text:p>3,22</text:p>
          </table:table-cell>
          <table:table-cell table:formula="of:=IF(OR([.AR58]=5;[.AS58]=5;[.AT58]=5);ROUND(ROUND([.AV58])+0.4);IF(OR([.AR58]=1;[.AS58]=1;[.AT58]=1);ROUND(ROUND([.AV58])-0.5);ROUND([.AV58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59]+[.H59]+[.J59])*0.4+([.I59]+[.K59])*7/30" office:value-type="float" office:value="3.16666666666667" calcext:value-type="float">
            <text:p>3,16666666666667</text:p>
          </table:table-cell>
          <table:table-cell/>
          <table:table-cell table:formula="of:=IF(OR([.G59]=3;[.J59]=3;[.H59]=3);ROUND(ROUND([.M59])+0.4);IF(OR([.G59]=1;[.H59]=1;[.J59]=1);ROUND(ROUND([.M59])-0.6);ROUND([.M5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59]+[.U59]+[.W59])*14/45+[.V59]*0.4" office:value-type="float" office:value="2.66666666666667" calcext:value-type="float">
            <text:p>2,66666666666667</text:p>
          </table:table-cell>
          <table:table-cell table:formula="of:=IF(OR([.V59]=3;[.V59]=1);IF([.V59]=3;ROUND([.Y59]+0.4);ROUND([.Y59]-0.5));ROUND([.Y59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59]+[.AG59]+[.AI59])*29/90+([.AF59]+[.AH59])*0.35" office:value-type="float" office:value="3.01111111111111" calcext:value-type="float">
            <text:p>3,01111111111111</text:p>
          </table:table-cell>
          <table:table-cell/>
          <table:table-cell table:formula="of:=IF(OR([.AH59]=3;[.AF59]=3);ROUND(ROUND([.AK59])+0.4);IF(OR([.AF59]=1;[.AH59]=1);ROUND(ROUND([.AK59])-0.6);ROUND([.AK5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59]+[.AS59])*0.356+[.AT59]*0.36" office:value-type="float" office:value="2.496" calcext:value-type="float">
            <text:p>2,496</text:p>
          </table:table-cell>
          <table:table-cell table:formula="of:=IF(OR([.AR59]=5;[.AS59]=5;[.AT59]=5);ROUND(ROUND([.AV59])+0.4);IF(OR([.AR59]=1;[.AS59]=1;[.AT59]=1);ROUND(ROUND([.AV59])-0.5);ROUND([.AV59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60]+[.H60]+[.J60])*0.4+([.I60]+[.K60])*7/30" office:value-type="float" office:value="3.4" calcext:value-type="float">
            <text:p>3,4</text:p>
          </table:table-cell>
          <table:table-cell/>
          <table:table-cell table:formula="of:=IF(OR([.G60]=3;[.J60]=3;[.H60]=3);ROUND(ROUND([.M60])+0.4);IF(OR([.G60]=1;[.H60]=1;[.J60]=1);ROUND(ROUND([.M60])-0.6);ROUND([.M6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60]+[.U60]+[.W60])*14/45+[.V60]*0.4" office:value-type="float" office:value="2.97777777777778" calcext:value-type="float">
            <text:p>2,97777777777778</text:p>
          </table:table-cell>
          <table:table-cell table:formula="of:=IF(OR([.V60]=3;[.V60]=1);IF([.V60]=3;ROUND([.Y60]+0.4);ROUND([.Y60]-0.5));ROUND([.Y60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60]+[.AG60]+[.AI60])*29/90+([.AF60]+[.AH60])*0.35" office:value-type="float" office:value="3.33333333333333" calcext:value-type="float">
            <text:p>3,33333333333333</text:p>
          </table:table-cell>
          <table:table-cell/>
          <table:table-cell table:formula="of:=IF(OR([.AH60]=3;[.AF60]=3);ROUND(ROUND([.AK60])+0.4);IF(OR([.AF60]=1;[.AH60]=1);ROUND(ROUND([.AK60])-0.6);ROUND([.AK6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60]+[.AS60])*0.356+[.AT60]*0.36" office:value-type="float" office:value="2.856" calcext:value-type="float">
            <text:p>2,856</text:p>
          </table:table-cell>
          <table:table-cell table:formula="of:=IF(OR([.AR60]=5;[.AS60]=5;[.AT60]=5);ROUND(ROUND([.AV60])+0.4);IF(OR([.AR60]=1;[.AS60]=1;[.AT60]=1);ROUND(ROUND([.AV60])-0.5);ROUND([.AV60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Навязчивые мысли </text:p>
          </table:table-cell>
          <table:table-cell office:value-type="string" calcext:value-type="string">
            <text:p>Повторяющиеся негативные мысли и образы, от которых трудно избавиться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61]+[.H61]+[.J61])*0.4+([.I61]+[.K61])*7/30" office:value-type="float" office:value="3.33333333333333" calcext:value-type="float">
            <text:p>3,33333333333333</text:p>
          </table:table-cell>
          <table:table-cell/>
          <table:table-cell table:formula="of:=IF(OR([.G61]=3;[.J61]=3;[.H61]=3);ROUND(ROUND([.M61])+0.4);IF(OR([.G61]=1;[.H61]=1;[.J61]=1);ROUND(ROUND([.M61])-0.6);ROUND([.M6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61]+[.U61]+[.W61])*14/45+[.V61]*0.4" office:value-type="float" office:value="3.28888888888889" calcext:value-type="float">
            <text:p>3,28888888888889</text:p>
          </table:table-cell>
          <table:table-cell table:formula="of:=IF(OR([.V61]=3;[.V61]=1);IF([.V61]=3;ROUND([.Y61]+0.4);ROUND([.Y61]-0.5));ROUND([.Y61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61]+[.AG61]+[.AI61])*29/90+([.AF61]+[.AH61])*0.35" office:value-type="float" office:value="3.65555555555556" calcext:value-type="float">
            <text:p>3,65555555555556</text:p>
          </table:table-cell>
          <table:table-cell/>
          <table:table-cell table:formula="of:=IF(OR([.AH61]=3;[.AF61]=3);ROUND(ROUND([.AK61])+0.4);IF(OR([.AF61]=1;[.AH61]=1);ROUND(ROUND([.AK61])-0.6);ROUND([.AK6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61]+[.AS61])*0.356+[.AT61]*0.36" office:value-type="float" office:value="3.216" calcext:value-type="float">
            <text:p>3,216</text:p>
          </table:table-cell>
          <table:table-cell table:formula="of:=IF(OR([.AR61]=5;[.AS61]=5;[.AT61]=5);ROUND(ROUND([.AV61])+0.4);IF(OR([.AR61]=1;[.AS61]=1;[.AT61]=1);ROUND(ROUND([.AV61])-0.5);ROUND([.AV61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зкий</text:p>
          </table:table-cell>
          <table:table-cell office:value-type="string" calcext:value-type="string">
            <text:p>0-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62]+[.H62]+[.J62])*0.4+([.I62]+[.K62])*7/30" office:value-type="float" office:value="3.56666666666667" calcext:value-type="float">
            <text:p>3,56666666666667</text:p>
          </table:table-cell>
          <table:table-cell/>
          <table:table-cell table:formula="of:=IF(OR([.G62]=3;[.J62]=3;[.H62]=3);ROUND(ROUND([.M62])+0.4);IF(OR([.G62]=1;[.H62]=1;[.J62]=1);ROUND(ROUND([.M62])-0.6);ROUND([.M6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62]+[.U62]+[.W62])*14/45+[.V62]*0.4" office:value-type="float" office:value="3.06666666666667" calcext:value-type="float">
            <text:p>3,06666666666667</text:p>
          </table:table-cell>
          <table:table-cell table:formula="of:=IF(OR([.V62]=3;[.V62]=1);IF([.V62]=3;ROUND([.Y62]+0.4);ROUND([.Y62]-0.5));ROUND([.Y62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62]+[.AG62]+[.AI62])*29/90+([.AF62]+[.AH62])*0.35" office:value-type="float" office:value="3.36111111111111" calcext:value-type="float">
            <text:p>3,36111111111111</text:p>
          </table:table-cell>
          <table:table-cell/>
          <table:table-cell table:formula="of:=IF(OR([.AH62]=3;[.AF62]=3);ROUND(ROUND([.AK62])+0.4);IF(OR([.AF62]=1;[.AH62]=1);ROUND(ROUND([.AK62])-0.6);ROUND([.AK6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62]+[.AS62])*0.356+[.AT62]*0.36" office:value-type="float" office:value="3.576" calcext:value-type="float">
            <text:p>3,576</text:p>
          </table:table-cell>
          <table:table-cell table:formula="of:=IF(OR([.AR62]=5;[.AS62]=5;[.AT62]=5);ROUND(ROUND([.AV62])+0.4);IF(OR([.AR62]=1;[.AS62]=1;[.AT62]=1);ROUND(ROUND([.AV62])-0.5);ROUND([.AV62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редний</text:p>
          </table:table-cell>
          <table:table-cell office:value-type="string" calcext:value-type="string">
            <text:p>31-7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63]+[.H63]+[.J63])*0.4+([.I63]+[.K63])*7/30" office:value-type="float" office:value="3.8" calcext:value-type="float">
            <text:p>3,8</text:p>
          </table:table-cell>
          <table:table-cell/>
          <table:table-cell table:formula="of:=IF(OR([.G63]=3;[.J63]=3;[.H63]=3);ROUND(ROUND([.M63])+0.4);IF(OR([.G63]=1;[.H63]=1;[.J63]=1);ROUND(ROUND([.M63])-0.6);ROUND([.M6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63]+[.U63]+[.W63])*14/45+[.V63]*0.4" office:value-type="float" office:value="3.37777777777778" calcext:value-type="float">
            <text:p>3,37777777777778</text:p>
          </table:table-cell>
          <table:table-cell table:formula="of:=IF(OR([.V63]=3;[.V63]=1);IF([.V63]=3;ROUND([.Y63]+0.4);ROUND([.Y63]-0.5));ROUND([.Y63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63]+[.AG63]+[.AI63])*29/90+([.AF63]+[.AH63])*0.35" office:value-type="float" office:value="3.68333333333333" calcext:value-type="float">
            <text:p>3,68333333333333</text:p>
          </table:table-cell>
          <table:table-cell/>
          <table:table-cell table:formula="of:=IF(OR([.AH63]=3;[.AF63]=3);ROUND(ROUND([.AK63])+0.4);IF(OR([.AF63]=1;[.AH63]=1);ROUND(ROUND([.AK63])-0.6);ROUND([.AK6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63]+[.AS63])*0.356+[.AT63]*0.36" office:value-type="float" office:value="2.852" calcext:value-type="float">
            <text:p>2,852</text:p>
          </table:table-cell>
          <table:table-cell table:formula="of:=IF(OR([.AR63]=5;[.AS63]=5;[.AT63]=5);ROUND(ROUND([.AV63])+0.4);IF(OR([.AR63]=1;[.AS63]=1;[.AT63]=1);ROUND(ROUND([.AV63])-0.5);ROUND([.AV63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ысокий</text:p>
          </table:table-cell>
          <table:table-cell office:value-type="string" calcext:value-type="string">
            <text:p>71-1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64]+[.H64]+[.J64])*0.4+([.I64]+[.K64])*7/30" office:value-type="float" office:value="2.46666666666667" calcext:value-type="float">
            <text:p>2,46666666666667</text:p>
          </table:table-cell>
          <table:table-cell/>
          <table:table-cell table:formula="of:=IF(OR([.G64]=3;[.J64]=3;[.H64]=3);ROUND(ROUND([.M64])+0.4);IF(OR([.G64]=1;[.H64]=1;[.J64]=1);ROUND(ROUND([.M64])-0.6);ROUND([.M6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64]+[.U64]+[.W64])*14/45+[.V64]*0.4" office:value-type="float" office:value="3.68888888888889" calcext:value-type="float">
            <text:p>3,68888888888889</text:p>
          </table:table-cell>
          <table:table-cell table:formula="of:=IF(OR([.V64]=3;[.V64]=1);IF([.V64]=3;ROUND([.Y64]+0.4);ROUND([.Y64]-0.5));ROUND([.Y64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64]+[.AG64]+[.AI64])*29/90+([.AF64]+[.AH64])*0.35" office:value-type="float" office:value="4.00555555555556" calcext:value-type="float">
            <text:p>4,00555555555556</text:p>
          </table:table-cell>
          <table:table-cell/>
          <table:table-cell table:formula="of:=IF(OR([.AH64]=3;[.AF64]=3);ROUND(ROUND([.AK64])+0.4);IF(OR([.AF64]=1;[.AH64]=1);ROUND(ROUND([.AK64])-0.6);ROUND([.AK6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64]+[.AS64])*0.356+[.AT64]*0.36" office:value-type="float" office:value="3.212" calcext:value-type="float">
            <text:p>3,212</text:p>
          </table:table-cell>
          <table:table-cell table:formula="of:=IF(OR([.AR64]=5;[.AS64]=5;[.AT64]=5);ROUND(ROUND([.AV64])+0.4);IF(OR([.AR64]=1;[.AS64]=1;[.AT64]=1);ROUND(ROUND([.AV64])-0.5);ROUND([.AV6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65]+[.H65]+[.J65])*0.4+([.I65]+[.K65])*7/30" office:value-type="float" office:value="2.7" calcext:value-type="float">
            <text:p>2,7</text:p>
          </table:table-cell>
          <table:table-cell/>
          <table:table-cell table:formula="of:=IF(OR([.G65]=3;[.J65]=3;[.H65]=3);ROUND(ROUND([.M65])+0.4);IF(OR([.G65]=1;[.H65]=1;[.J65]=1);ROUND(ROUND([.M65])-0.6);ROUND([.M6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65]+[.U65]+[.W65])*14/45+[.V65]*0.4" office:value-type="float" office:value="1.95555555555556" calcext:value-type="float">
            <text:p>1,95555555555556</text:p>
          </table:table-cell>
          <table:table-cell table:formula="of:=IF(OR([.V65]=3;[.V65]=1);IF([.V65]=3;ROUND([.Y65]+0.4);ROUND([.Y65]-0.5));ROUND([.Y65]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65]+[.AG65]+[.AI65])*29/90+([.AF65]+[.AH65])*0.35" office:value-type="float" office:value="2.36666666666667" calcext:value-type="float">
            <text:p>2,36666666666667</text:p>
          </table:table-cell>
          <table:table-cell/>
          <table:table-cell table:formula="of:=IF(OR([.AH65]=3;[.AF65]=3);ROUND(ROUND([.AK65])+0.4);IF(OR([.AF65]=1;[.AH65]=1);ROUND(ROUND([.AK65])-0.6);ROUND([.AK6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65]+[.AS65])*0.356+[.AT65]*0.36" office:value-type="float" office:value="3.572" calcext:value-type="float">
            <text:p>3,572</text:p>
          </table:table-cell>
          <table:table-cell table:formula="of:=IF(OR([.AR65]=5;[.AS65]=5;[.AT65]=5);ROUND(ROUND([.AV65])+0.4);IF(OR([.AR65]=1;[.AS65]=1;[.AT65]=1);ROUND(ROUND([.AV65])-0.5);ROUND([.AV65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66]+[.H66]+[.J66])*0.4+([.I66]+[.K66])*7/30" office:value-type="float" office:value="2.93333333333333" calcext:value-type="float">
            <text:p>2,93333333333333</text:p>
          </table:table-cell>
          <table:table-cell/>
          <table:table-cell table:formula="of:=IF(OR([.G66]=3;[.J66]=3;[.H66]=3);ROUND(ROUND([.M66])+0.4);IF(OR([.G66]=1;[.H66]=1;[.J66]=1);ROUND(ROUND([.M66])-0.6);ROUND([.M6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66]+[.U66]+[.W66])*14/45+[.V66]*0.4" office:value-type="float" office:value="2.26666666666667" calcext:value-type="float">
            <text:p>2,26666666666667</text:p>
          </table:table-cell>
          <table:table-cell table:formula="of:=IF(OR([.V66]=3;[.V66]=1);IF([.V66]=3;ROUND([.Y66]+0.4);ROUND([.Y66]-0.5));ROUND([.Y66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66]+[.AG66]+[.AI66])*29/90+([.AF66]+[.AH66])*0.35" office:value-type="float" office:value="2.68888888888889" calcext:value-type="float">
            <text:p>2,68888888888889</text:p>
          </table:table-cell>
          <table:table-cell/>
          <table:table-cell table:formula="of:=IF(OR([.AH66]=3;[.AF66]=3);ROUND(ROUND([.AK66])+0.4);IF(OR([.AF66]=1;[.AH66]=1);ROUND(ROUND([.AK66])-0.6);ROUND([.AK6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66]+[.AS66])*0.356+[.AT66]*0.36" office:value-type="float" office:value="3.932" calcext:value-type="float">
            <text:p>3,932</text:p>
          </table:table-cell>
          <table:table-cell table:formula="of:=IF(OR([.AR66]=5;[.AS66]=5;[.AT66]=5);ROUND(ROUND([.AV66])+0.4);IF(OR([.AR66]=1;[.AS66]=1;[.AT66]=1);ROUND(ROUND([.AV66])-0.5);ROUND([.AV66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67]+[.H67]+[.J67])*0.4+([.I67]+[.K67])*7/30" office:value-type="float" office:value="2.86666666666667" calcext:value-type="float">
            <text:p>2,86666666666667</text:p>
          </table:table-cell>
          <table:table-cell/>
          <table:table-cell table:formula="of:=IF(OR([.G67]=3;[.J67]=3;[.H67]=3);ROUND(ROUND([.M67])+0.4);IF(OR([.G67]=1;[.H67]=1;[.J67]=1);ROUND(ROUND([.M67])-0.6);ROUND([.M6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67]+[.U67]+[.W67])*14/45+[.V67]*0.4" office:value-type="float" office:value="2.57777777777778" calcext:value-type="float">
            <text:p>2,57777777777778</text:p>
          </table:table-cell>
          <table:table-cell table:formula="of:=IF(OR([.V67]=3;[.V67]=1);IF([.V67]=3;ROUND([.Y67]+0.4);ROUND([.Y67]-0.5));ROUND([.Y67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67]+[.AG67]+[.AI67])*29/90+([.AF67]+[.AH67])*0.35" office:value-type="float" office:value="3.01111111111111" calcext:value-type="float">
            <text:p>3,01111111111111</text:p>
          </table:table-cell>
          <table:table-cell/>
          <table:table-cell table:formula="of:=IF(OR([.AH67]=3;[.AF67]=3);ROUND(ROUND([.AK67])+0.4);IF(OR([.AF67]=1;[.AH67]=1);ROUND(ROUND([.AK67])-0.6);ROUND([.AK6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67]+[.AS67])*0.356+[.AT67]*0.36" office:value-type="float" office:value="3.208" calcext:value-type="float">
            <text:p>3,208</text:p>
          </table:table-cell>
          <table:table-cell table:formula="of:=IF(OR([.AR67]=5;[.AS67]=5;[.AT67]=5);ROUND(ROUND([.AV67])+0.4);IF(OR([.AR67]=1;[.AS67]=1;[.AT67]=1);ROUND(ROUND([.AV67])-0.5);ROUND([.AV67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68]+[.H68]+[.J68])*0.4+([.I68]+[.K68])*7/30" office:value-type="float" office:value="3.1" calcext:value-type="float">
            <text:p>3,1</text:p>
          </table:table-cell>
          <table:table-cell/>
          <table:table-cell table:formula="of:=IF(OR([.G68]=3;[.J68]=3;[.H68]=3);ROUND(ROUND([.M68])+0.4);IF(OR([.G68]=1;[.H68]=1;[.J68]=1);ROUND(ROUND([.M68])-0.6);ROUND([.M6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68]+[.U68]+[.W68])*14/45+[.V68]*0.4" office:value-type="float" office:value="2.35555555555556" calcext:value-type="float">
            <text:p>2,35555555555556</text:p>
          </table:table-cell>
          <table:table-cell table:formula="of:=IF(OR([.V68]=3;[.V68]=1);IF([.V68]=3;ROUND([.Y68]+0.4);ROUND([.Y68]-0.5));ROUND([.Y68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68]+[.AG68]+[.AI68])*29/90+([.AF68]+[.AH68])*0.35" office:value-type="float" office:value="2.71666666666667" calcext:value-type="float">
            <text:p>2,71666666666667</text:p>
          </table:table-cell>
          <table:table-cell/>
          <table:table-cell table:formula="of:=IF(OR([.AH68]=3;[.AF68]=3);ROUND(ROUND([.AK68])+0.4);IF(OR([.AF68]=1;[.AH68]=1);ROUND(ROUND([.AK68])-0.6);ROUND([.AK6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68]+[.AS68])*0.356+[.AT68]*0.36" office:value-type="float" office:value="3.568" calcext:value-type="float">
            <text:p>3,568</text:p>
          </table:table-cell>
          <table:table-cell table:formula="of:=IF(OR([.AR68]=5;[.AS68]=5;[.AT68]=5);ROUND(ROUND([.AV68])+0.4);IF(OR([.AR68]=1;[.AS68]=1;[.AT68]=1);ROUND(ROUND([.AV68])-0.5);ROUND([.AV68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69]+[.H69]+[.J69])*0.4+([.I69]+[.K69])*7/30" office:value-type="float" office:value="3.33333333333333" calcext:value-type="float">
            <text:p>3,33333333333333</text:p>
          </table:table-cell>
          <table:table-cell/>
          <table:table-cell table:formula="of:=IF(OR([.G69]=3;[.J69]=3;[.H69]=3);ROUND(ROUND([.M69])+0.4);IF(OR([.G69]=1;[.H69]=1;[.J69]=1);ROUND(ROUND([.M69])-0.6);ROUND([.M6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69]+[.U69]+[.W69])*14/45+[.V69]*0.4" office:value-type="float" office:value="2.66666666666667" calcext:value-type="float">
            <text:p>2,66666666666667</text:p>
          </table:table-cell>
          <table:table-cell table:formula="of:=IF(OR([.V69]=3;[.V69]=1);IF([.V69]=3;ROUND([.Y69]+0.4);ROUND([.Y69]-0.5));ROUND([.Y69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69]+[.AG69]+[.AI69])*29/90+([.AF69]+[.AH69])*0.35" office:value-type="float" office:value="3.03888888888889" calcext:value-type="float">
            <text:p>3,03888888888889</text:p>
          </table:table-cell>
          <table:table-cell/>
          <table:table-cell table:formula="of:=IF(OR([.AH69]=3;[.AF69]=3);ROUND(ROUND([.AK69])+0.4);IF(OR([.AF69]=1;[.AH69]=1);ROUND(ROUND([.AK69])-0.6);ROUND([.AK6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69]+[.AS69])*0.356+[.AT69]*0.36" office:value-type="float" office:value="3.928" calcext:value-type="float">
            <text:p>3,928</text:p>
          </table:table-cell>
          <table:table-cell table:formula="of:=IF(OR([.AR69]=5;[.AS69]=5;[.AT69]=5);ROUND(ROUND([.AV69])+0.4);IF(OR([.AR69]=1;[.AS69]=1;[.AT69]=1);ROUND(ROUND([.AV69])-0.5);ROUND([.AV69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70]+[.H70]+[.J70])*0.4+([.I70]+[.K70])*7/30" office:value-type="float" office:value="3.26666666666667" calcext:value-type="float">
            <text:p>3,26666666666667</text:p>
          </table:table-cell>
          <table:table-cell/>
          <table:table-cell table:formula="of:=IF(OR([.G70]=3;[.J70]=3;[.H70]=3);ROUND(ROUND([.M70])+0.4);IF(OR([.G70]=1;[.H70]=1;[.J70]=1);ROUND(ROUND([.M70])-0.6);ROUND([.M7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70]+[.U70]+[.W70])*14/45+[.V70]*0.4" office:value-type="float" office:value="2.97777777777778" calcext:value-type="float">
            <text:p>2,97777777777778</text:p>
          </table:table-cell>
          <table:table-cell table:formula="of:=IF(OR([.V70]=3;[.V70]=1);IF([.V70]=3;ROUND([.Y70]+0.4);ROUND([.Y70]-0.5));ROUND([.Y70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70]+[.AG70]+[.AI70])*29/90+([.AF70]+[.AH70])*0.35" office:value-type="float" office:value="3.36111111111111" calcext:value-type="float">
            <text:p>3,36111111111111</text:p>
          </table:table-cell>
          <table:table-cell/>
          <table:table-cell table:formula="of:=IF(OR([.AH70]=3;[.AF70]=3);ROUND(ROUND([.AK70])+0.4);IF(OR([.AF70]=1;[.AH70]=1);ROUND(ROUND([.AK70])-0.6);ROUND([.AK7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70]+[.AS70])*0.356+[.AT70]*0.36" office:value-type="float" office:value="4.288" calcext:value-type="float">
            <text:p>4,288</text:p>
          </table:table-cell>
          <table:table-cell table:formula="of:=IF(OR([.AR70]=5;[.AS70]=5;[.AT70]=5);ROUND(ROUND([.AV70])+0.4);IF(OR([.AR70]=1;[.AS70]=1;[.AT70]=1);ROUND(ROUND([.AV70])-0.5);ROUND([.AV70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71]+[.H71]+[.J71])*0.4+([.I71]+[.K71])*7/30" office:value-type="float" office:value="3.5" calcext:value-type="float">
            <text:p>3,5</text:p>
          </table:table-cell>
          <table:table-cell/>
          <table:table-cell table:formula="of:=IF(OR([.G71]=3;[.J71]=3;[.H71]=3);ROUND(ROUND([.M71])+0.4);IF(OR([.G71]=1;[.H71]=1;[.J71]=1);ROUND(ROUND([.M71])-0.6);ROUND([.M7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71]+[.U71]+[.W71])*14/45+[.V71]*0.4" office:value-type="float" office:value="2.75555555555556" calcext:value-type="float">
            <text:p>2,75555555555556</text:p>
          </table:table-cell>
          <table:table-cell table:formula="of:=IF(OR([.V71]=3;[.V71]=1);IF([.V71]=3;ROUND([.Y71]+0.4);ROUND([.Y71]-0.5));ROUND([.Y71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71]+[.AG71]+[.AI71])*29/90+([.AF71]+[.AH71])*0.35" office:value-type="float" office:value="3.06666666666667" calcext:value-type="float">
            <text:p>3,06666666666667</text:p>
          </table:table-cell>
          <table:table-cell/>
          <table:table-cell table:formula="of:=IF(OR([.AH71]=3;[.AF71]=3);ROUND(ROUND([.AK71])+0.4);IF(OR([.AF71]=1;[.AH71]=1);ROUND(ROUND([.AK71])-0.6);ROUND([.AK7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71]+[.AS71])*0.356+[.AT71]*0.36" office:value-type="float" office:value="2.14" calcext:value-type="float">
            <text:p>2,14</text:p>
          </table:table-cell>
          <table:table-cell table:formula="of:=IF(OR([.AR71]=5;[.AS71]=5;[.AT71]=5);ROUND(ROUND([.AV71])+0.4);IF(OR([.AR71]=1;[.AS71]=1;[.AT71]=1);ROUND(ROUND([.AV71])-0.5);ROUND([.AV71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72]+[.H72]+[.J72])*0.4+([.I72]+[.K72])*7/30" office:value-type="float" office:value="3.73333333333333" calcext:value-type="float">
            <text:p>3,73333333333333</text:p>
          </table:table-cell>
          <table:table-cell/>
          <table:table-cell table:formula="of:=IF(OR([.G72]=3;[.J72]=3;[.H72]=3);ROUND(ROUND([.M72])+0.4);IF(OR([.G72]=1;[.H72]=1;[.J72]=1);ROUND(ROUND([.M72])-0.6);ROUND([.M7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72]+[.U72]+[.W72])*14/45+[.V72]*0.4" office:value-type="float" office:value="3.06666666666667" calcext:value-type="float">
            <text:p>3,06666666666667</text:p>
          </table:table-cell>
          <table:table-cell table:formula="of:=IF(OR([.V72]=3;[.V72]=1);IF([.V72]=3;ROUND([.Y72]+0.4);ROUND([.Y72]-0.5));ROUND([.Y72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72]+[.AG72]+[.AI72])*29/90+([.AF72]+[.AH72])*0.35" office:value-type="float" office:value="3.38888888888889" calcext:value-type="float">
            <text:p>3,38888888888889</text:p>
          </table:table-cell>
          <table:table-cell/>
          <table:table-cell table:formula="of:=IF(OR([.AH72]=3;[.AF72]=3);ROUND(ROUND([.AK72])+0.4);IF(OR([.AF72]=1;[.AH72]=1);ROUND(ROUND([.AK72])-0.6);ROUND([.AK7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72]+[.AS72])*0.356+[.AT72]*0.36" office:value-type="float" office:value="2.5" calcext:value-type="float">
            <text:p>2,5</text:p>
          </table:table-cell>
          <table:table-cell table:formula="of:=IF(OR([.AR72]=5;[.AS72]=5;[.AT72]=5);ROUND(ROUND([.AV72])+0.4);IF(OR([.AR72]=1;[.AS72]=1;[.AT72]=1);ROUND(ROUND([.AV72])-0.5);ROUND([.AV72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73]+[.H73]+[.J73])*0.4+([.I73]+[.K73])*7/30" office:value-type="float" office:value="2.7" calcext:value-type="float">
            <text:p>2,7</text:p>
          </table:table-cell>
          <table:table-cell/>
          <table:table-cell table:formula="of:=IF(OR([.G73]=3;[.J73]=3;[.H73]=3);ROUND(ROUND([.M73])+0.4);IF(OR([.G73]=1;[.H73]=1;[.J73]=1);ROUND(ROUND([.M73])-0.6);ROUND([.M7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73]+[.U73]+[.W73])*14/45+[.V73]*0.4" office:value-type="float" office:value="3.37777777777778" calcext:value-type="float">
            <text:p>3,37777777777778</text:p>
          </table:table-cell>
          <table:table-cell table:formula="of:=IF(OR([.V73]=3;[.V73]=1);IF([.V73]=3;ROUND([.Y73]+0.4);ROUND([.Y73]-0.5));ROUND([.Y73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73]+[.AG73]+[.AI73])*29/90+([.AF73]+[.AH73])*0.35" office:value-type="float" office:value="3.71111111111111" calcext:value-type="float">
            <text:p>3,71111111111111</text:p>
          </table:table-cell>
          <table:table-cell/>
          <table:table-cell table:formula="of:=IF(OR([.AH73]=3;[.AF73]=3);ROUND(ROUND([.AK73])+0.4);IF(OR([.AF73]=1;[.AH73]=1);ROUND(ROUND([.AK73])-0.6);ROUND([.AK7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73]+[.AS73])*0.356+[.AT73]*0.36" office:value-type="float" office:value="2.86" calcext:value-type="float">
            <text:p>2,86</text:p>
          </table:table-cell>
          <table:table-cell table:formula="of:=IF(OR([.AR73]=5;[.AS73]=5;[.AT73]=5);ROUND(ROUND([.AV73])+0.4);IF(OR([.AR73]=1;[.AS73]=1;[.AT73]=1);ROUND(ROUND([.AV73])-0.5);ROUND([.AV73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74]+[.H74]+[.J74])*0.4+([.I74]+[.K74])*7/30" office:value-type="float" office:value="2.93333333333333" calcext:value-type="float">
            <text:p>2,93333333333333</text:p>
          </table:table-cell>
          <table:table-cell/>
          <table:table-cell table:formula="of:=IF(OR([.G74]=3;[.J74]=3;[.H74]=3);ROUND(ROUND([.M74])+0.4);IF(OR([.G74]=1;[.H74]=1;[.J74]=1);ROUND(ROUND([.M74])-0.6);ROUND([.M7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74]+[.U74]+[.W74])*14/45+[.V74]*0.4" office:value-type="float" office:value="2.26666666666667" calcext:value-type="float">
            <text:p>2,26666666666667</text:p>
          </table:table-cell>
          <table:table-cell table:formula="of:=IF(OR([.V74]=3;[.V74]=1);IF([.V74]=3;ROUND([.Y74]+0.4);ROUND([.Y74]-0.5));ROUND([.Y74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74]+[.AG74]+[.AI74])*29/90+([.AF74]+[.AH74])*0.35" office:value-type="float" office:value="2.68888888888889" calcext:value-type="float">
            <text:p>2,68888888888889</text:p>
          </table:table-cell>
          <table:table-cell/>
          <table:table-cell table:formula="of:=IF(OR([.AH74]=3;[.AF74]=3);ROUND(ROUND([.AK74])+0.4);IF(OR([.AF74]=1;[.AH74]=1);ROUND(ROUND([.AK74])-0.6);ROUND([.AK7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74]+[.AS74])*0.356+[.AT74]*0.36" office:value-type="float" office:value="3.22" calcext:value-type="float">
            <text:p>3,22</text:p>
          </table:table-cell>
          <table:table-cell table:formula="of:=IF(OR([.AR74]=5;[.AS74]=5;[.AT74]=5);ROUND(ROUND([.AV74])+0.4);IF(OR([.AR74]=1;[.AS74]=1;[.AT74]=1);ROUND(ROUND([.AV74])-0.5);ROUND([.AV74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75]+[.H75]+[.J75])*0.4+([.I75]+[.K75])*7/30" office:value-type="float" office:value="3.16666666666667" calcext:value-type="float">
            <text:p>3,16666666666667</text:p>
          </table:table-cell>
          <table:table-cell/>
          <table:table-cell table:formula="of:=IF(OR([.G75]=3;[.J75]=3;[.H75]=3);ROUND(ROUND([.M75])+0.4);IF(OR([.G75]=1;[.H75]=1;[.J75]=1);ROUND(ROUND([.M75])-0.6);ROUND([.M7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75]+[.U75]+[.W75])*14/45+[.V75]*0.4" office:value-type="float" office:value="2.57777777777778" calcext:value-type="float">
            <text:p>2,57777777777778</text:p>
          </table:table-cell>
          <table:table-cell table:formula="of:=IF(OR([.V75]=3;[.V75]=1);IF([.V75]=3;ROUND([.Y75]+0.4);ROUND([.Y75]-0.5));ROUND([.Y75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75]+[.AG75]+[.AI75])*29/90+([.AF75]+[.AH75])*0.35" office:value-type="float" office:value="3.01111111111111" calcext:value-type="float">
            <text:p>3,01111111111111</text:p>
          </table:table-cell>
          <table:table-cell/>
          <table:table-cell table:formula="of:=IF(OR([.AH75]=3;[.AF75]=3);ROUND(ROUND([.AK75])+0.4);IF(OR([.AF75]=1;[.AH75]=1);ROUND(ROUND([.AK75])-0.6);ROUND([.AK7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75]+[.AS75])*0.356+[.AT75]*0.36" office:value-type="float" office:value="2.496" calcext:value-type="float">
            <text:p>2,496</text:p>
          </table:table-cell>
          <table:table-cell table:formula="of:=IF(OR([.AR75]=5;[.AS75]=5;[.AT75]=5);ROUND(ROUND([.AV75])+0.4);IF(OR([.AR75]=1;[.AS75]=1;[.AT75]=1);ROUND(ROUND([.AV75])-0.5);ROUND([.AV75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76]+[.H76]+[.J76])*0.4+([.I76]+[.K76])*7/30" office:value-type="float" office:value="3.1" calcext:value-type="float">
            <text:p>3,1</text:p>
          </table:table-cell>
          <table:table-cell/>
          <table:table-cell table:formula="of:=IF(OR([.G76]=3;[.J76]=3;[.H76]=3);ROUND(ROUND([.M76])+0.4);IF(OR([.G76]=1;[.H76]=1;[.J76]=1);ROUND(ROUND([.M76])-0.6);ROUND([.M7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76]+[.U76]+[.W76])*14/45+[.V76]*0.4" office:value-type="float" office:value="2.88888888888889" calcext:value-type="float">
            <text:p>2,88888888888889</text:p>
          </table:table-cell>
          <table:table-cell table:formula="of:=IF(OR([.V76]=3;[.V76]=1);IF([.V76]=3;ROUND([.Y76]+0.4);ROUND([.Y76]-0.5));ROUND([.Y76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76]+[.AG76]+[.AI76])*29/90+([.AF76]+[.AH76])*0.35" office:value-type="float" office:value="3.33333333333333" calcext:value-type="float">
            <text:p>3,33333333333333</text:p>
          </table:table-cell>
          <table:table-cell/>
          <table:table-cell table:formula="of:=IF(OR([.AH76]=3;[.AF76]=3);ROUND(ROUND([.AK76])+0.4);IF(OR([.AF76]=1;[.AH76]=1);ROUND(ROUND([.AK76])-0.6);ROUND([.AK7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76]+[.AS76])*0.356+[.AT76]*0.36" office:value-type="float" office:value="2.856" calcext:value-type="float">
            <text:p>2,856</text:p>
          </table:table-cell>
          <table:table-cell table:formula="of:=IF(OR([.AR76]=5;[.AS76]=5;[.AT76]=5);ROUND(ROUND([.AV76])+0.4);IF(OR([.AR76]=1;[.AS76]=1;[.AT76]=1);ROUND(ROUND([.AV76])-0.5);ROUND([.AV76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77]+[.H77]+[.J77])*0.4+([.I77]+[.K77])*7/30" office:value-type="float" office:value="3.33333333333333" calcext:value-type="float">
            <text:p>3,33333333333333</text:p>
          </table:table-cell>
          <table:table-cell/>
          <table:table-cell table:formula="of:=IF(OR([.G77]=3;[.J77]=3;[.H77]=3);ROUND(ROUND([.M77])+0.4);IF(OR([.G77]=1;[.H77]=1;[.J77]=1);ROUND(ROUND([.M77])-0.6);ROUND([.M7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77]+[.U77]+[.W77])*14/45+[.V77]*0.4" office:value-type="float" office:value="2.66666666666667" calcext:value-type="float">
            <text:p>2,66666666666667</text:p>
          </table:table-cell>
          <table:table-cell table:formula="of:=IF(OR([.V77]=3;[.V77]=1);IF([.V77]=3;ROUND([.Y77]+0.4);ROUND([.Y77]-0.5));ROUND([.Y77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77]+[.AG77]+[.AI77])*29/90+([.AF77]+[.AH77])*0.35" office:value-type="float" office:value="3.03888888888889" calcext:value-type="float">
            <text:p>3,03888888888889</text:p>
          </table:table-cell>
          <table:table-cell/>
          <table:table-cell table:formula="of:=IF(OR([.AH77]=3;[.AF77]=3);ROUND(ROUND([.AK77])+0.4);IF(OR([.AF77]=1;[.AH77]=1);ROUND(ROUND([.AK77])-0.6);ROUND([.AK7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77]+[.AS77])*0.356+[.AT77]*0.36" office:value-type="float" office:value="3.216" calcext:value-type="float">
            <text:p>3,216</text:p>
          </table:table-cell>
          <table:table-cell table:formula="of:=IF(OR([.AR77]=5;[.AS77]=5;[.AT77]=5);ROUND(ROUND([.AV77])+0.4);IF(OR([.AR77]=1;[.AS77]=1;[.AT77]=1);ROUND(ROUND([.AV77])-0.5);ROUND([.AV77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78]+[.H78]+[.J78])*0.4+([.I78]+[.K78])*7/30" office:value-type="float" office:value="3.56666666666667" calcext:value-type="float">
            <text:p>3,56666666666667</text:p>
          </table:table-cell>
          <table:table-cell/>
          <table:table-cell table:formula="of:=IF(OR([.G78]=3;[.J78]=3;[.H78]=3);ROUND(ROUND([.M78])+0.4);IF(OR([.G78]=1;[.H78]=1;[.J78]=1);ROUND(ROUND([.M78])-0.6);ROUND([.M7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78]+[.U78]+[.W78])*14/45+[.V78]*0.4" office:value-type="float" office:value="2.97777777777778" calcext:value-type="float">
            <text:p>2,97777777777778</text:p>
          </table:table-cell>
          <table:table-cell table:formula="of:=IF(OR([.V78]=3;[.V78]=1);IF([.V78]=3;ROUND([.Y78]+0.4);ROUND([.Y78]-0.5));ROUND([.Y78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78]+[.AG78]+[.AI78])*29/90+([.AF78]+[.AH78])*0.35" office:value-type="float" office:value="3.36111111111111" calcext:value-type="float">
            <text:p>3,36111111111111</text:p>
          </table:table-cell>
          <table:table-cell/>
          <table:table-cell table:formula="of:=IF(OR([.AH78]=3;[.AF78]=3);ROUND(ROUND([.AK78])+0.4);IF(OR([.AF78]=1;[.AH78]=1);ROUND(ROUND([.AK78])-0.6);ROUND([.AK7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78]+[.AS78])*0.356+[.AT78]*0.36" office:value-type="float" office:value="3.576" calcext:value-type="float">
            <text:p>3,576</text:p>
          </table:table-cell>
          <table:table-cell table:formula="of:=IF(OR([.AR78]=5;[.AS78]=5;[.AT78]=5);ROUND(ROUND([.AV78])+0.4);IF(OR([.AR78]=1;[.AS78]=1;[.AT78]=1);ROUND(ROUND([.AV78])-0.5);ROUND([.AV78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79]+[.H79]+[.J79])*0.4+([.I79]+[.K79])*7/30" office:value-type="float" office:value="3.5" calcext:value-type="float">
            <text:p>3,5</text:p>
          </table:table-cell>
          <table:table-cell/>
          <table:table-cell table:formula="of:=IF(OR([.G79]=3;[.J79]=3;[.H79]=3);ROUND(ROUND([.M79])+0.4);IF(OR([.G79]=1;[.H79]=1;[.J79]=1);ROUND(ROUND([.M79])-0.6);ROUND([.M7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79]+[.U79]+[.W79])*14/45+[.V79]*0.4" office:value-type="float" office:value="3.28888888888889" calcext:value-type="float">
            <text:p>3,28888888888889</text:p>
          </table:table-cell>
          <table:table-cell table:formula="of:=IF(OR([.V79]=3;[.V79]=1);IF([.V79]=3;ROUND([.Y79]+0.4);ROUND([.Y79]-0.5));ROUND([.Y79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79]+[.AG79]+[.AI79])*29/90+([.AF79]+[.AH79])*0.35" office:value-type="float" office:value="3.68333333333333" calcext:value-type="float">
            <text:p>3,68333333333333</text:p>
          </table:table-cell>
          <table:table-cell/>
          <table:table-cell table:formula="of:=IF(OR([.AH79]=3;[.AF79]=3);ROUND(ROUND([.AK79])+0.4);IF(OR([.AF79]=1;[.AH79]=1);ROUND(ROUND([.AK79])-0.6);ROUND([.AK7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79]+[.AS79])*0.356+[.AT79]*0.36" office:value-type="float" office:value="2.852" calcext:value-type="float">
            <text:p>2,852</text:p>
          </table:table-cell>
          <table:table-cell table:formula="of:=IF(OR([.AR79]=5;[.AS79]=5;[.AT79]=5);ROUND(ROUND([.AV79])+0.4);IF(OR([.AR79]=1;[.AS79]=1;[.AT79]=1);ROUND(ROUND([.AV79])-0.5);ROUND([.AV79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80]+[.H80]+[.J80])*0.4+([.I80]+[.K80])*7/30" office:value-type="float" office:value="3.73333333333333" calcext:value-type="float">
            <text:p>3,73333333333333</text:p>
          </table:table-cell>
          <table:table-cell/>
          <table:table-cell table:formula="of:=IF(OR([.G80]=3;[.J80]=3;[.H80]=3);ROUND(ROUND([.M80])+0.4);IF(OR([.G80]=1;[.H80]=1;[.J80]=1);ROUND(ROUND([.M80])-0.6);ROUND([.M8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80]+[.U80]+[.W80])*14/45+[.V80]*0.4" office:value-type="float" office:value="3.06666666666667" calcext:value-type="float">
            <text:p>3,06666666666667</text:p>
          </table:table-cell>
          <table:table-cell table:formula="of:=IF(OR([.V80]=3;[.V80]=1);IF([.V80]=3;ROUND([.Y80]+0.4);ROUND([.Y80]-0.5));ROUND([.Y80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80]+[.AG80]+[.AI80])*29/90+([.AF80]+[.AH80])*0.35" office:value-type="float" office:value="3.38888888888889" calcext:value-type="float">
            <text:p>3,38888888888889</text:p>
          </table:table-cell>
          <table:table-cell/>
          <table:table-cell table:formula="of:=IF(OR([.AH80]=3;[.AF80]=3);ROUND(ROUND([.AK80])+0.4);IF(OR([.AF80]=1;[.AH80]=1);ROUND(ROUND([.AK80])-0.6);ROUND([.AK8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80]+[.AS80])*0.356+[.AT80]*0.36" office:value-type="float" office:value="3.212" calcext:value-type="float">
            <text:p>3,212</text:p>
          </table:table-cell>
          <table:table-cell table:formula="of:=IF(OR([.AR80]=5;[.AS80]=5;[.AT80]=5);ROUND(ROUND([.AV80])+0.4);IF(OR([.AR80]=1;[.AS80]=1;[.AT80]=1);ROUND(ROUND([.AV80])-0.5);ROUND([.AV80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81]+[.H81]+[.J81])*0.4+([.I81]+[.K81])*7/30" office:value-type="float" office:value="3.96666666666667" calcext:value-type="float">
            <text:p>3,96666666666667</text:p>
          </table:table-cell>
          <table:table-cell/>
          <table:table-cell table:formula="of:=IF(OR([.G81]=3;[.J81]=3;[.H81]=3);ROUND(ROUND([.M81])+0.4);IF(OR([.G81]=1;[.H81]=1;[.J81]=1);ROUND(ROUND([.M81])-0.6);ROUND([.M8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81]+[.U81]+[.W81])*14/45+[.V81]*0.4" office:value-type="float" office:value="3.37777777777778" calcext:value-type="float">
            <text:p>3,37777777777778</text:p>
          </table:table-cell>
          <table:table-cell table:formula="of:=IF(OR([.V81]=3;[.V81]=1);IF([.V81]=3;ROUND([.Y81]+0.4);ROUND([.Y81]-0.5));ROUND([.Y81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81]+[.AG81]+[.AI81])*29/90+([.AF81]+[.AH81])*0.35" office:value-type="float" office:value="3.71111111111111" calcext:value-type="float">
            <text:p>3,71111111111111</text:p>
          </table:table-cell>
          <table:table-cell/>
          <table:table-cell table:formula="of:=IF(OR([.AH81]=3;[.AF81]=3);ROUND(ROUND([.AK81])+0.4);IF(OR([.AF81]=1;[.AH81]=1);ROUND(ROUND([.AK81])-0.6);ROUND([.AK8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81]+[.AS81])*0.356+[.AT81]*0.36" office:value-type="float" office:value="3.572" calcext:value-type="float">
            <text:p>3,572</text:p>
          </table:table-cell>
          <table:table-cell table:formula="of:=IF(OR([.AR81]=5;[.AS81]=5;[.AT81]=5);ROUND(ROUND([.AV81])+0.4);IF(OR([.AR81]=1;[.AS81]=1;[.AT81]=1);ROUND(ROUND([.AV81])-0.5);ROUND([.AV81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82]+[.H82]+[.J82])*0.4+([.I82]+[.K82])*7/30" office:value-type="float" office:value="2.93333333333333" calcext:value-type="float">
            <text:p>2,93333333333333</text:p>
          </table:table-cell>
          <table:table-cell/>
          <table:table-cell table:formula="of:=IF(OR([.G82]=3;[.J82]=3;[.H82]=3);ROUND(ROUND([.M82])+0.4);IF(OR([.G82]=1;[.H82]=1;[.J82]=1);ROUND(ROUND([.M82])-0.6);ROUND([.M8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82]+[.U82]+[.W82])*14/45+[.V82]*0.4" office:value-type="float" office:value="3.68888888888889" calcext:value-type="float">
            <text:p>3,68888888888889</text:p>
          </table:table-cell>
          <table:table-cell table:formula="of:=IF(OR([.V82]=3;[.V82]=1);IF([.V82]=3;ROUND([.Y82]+0.4);ROUND([.Y82]-0.5));ROUND([.Y82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82]+[.AG82]+[.AI82])*29/90+([.AF82]+[.AH82])*0.35" office:value-type="float" office:value="4.03333333333333" calcext:value-type="float">
            <text:p>4,03333333333333</text:p>
          </table:table-cell>
          <table:table-cell/>
          <table:table-cell table:formula="of:=IF(OR([.AH82]=3;[.AF82]=3);ROUND(ROUND([.AK82])+0.4);IF(OR([.AF82]=1;[.AH82]=1);ROUND(ROUND([.AK82])-0.6);ROUND([.AK8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82]+[.AS82])*0.356+[.AT82]*0.36" office:value-type="float" office:value="3.932" calcext:value-type="float">
            <text:p>3,932</text:p>
          </table:table-cell>
          <table:table-cell table:formula="of:=IF(OR([.AR82]=5;[.AS82]=5;[.AT82]=5);ROUND(ROUND([.AV82])+0.4);IF(OR([.AR82]=1;[.AS82]=1;[.AT82]=1);ROUND(ROUND([.AV82])-0.5);ROUND([.AV82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83]+[.H83]+[.J83])*0.4+([.I83]+[.K83])*7/30" office:value-type="float" office:value="3.16666666666667" calcext:value-type="float">
            <text:p>3,16666666666667</text:p>
          </table:table-cell>
          <table:table-cell/>
          <table:table-cell table:formula="of:=IF(OR([.G83]=3;[.J83]=3;[.H83]=3);ROUND(ROUND([.M83])+0.4);IF(OR([.G83]=1;[.H83]=1;[.J83]=1);ROUND(ROUND([.M83])-0.6);ROUND([.M8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83]+[.U83]+[.W83])*14/45+[.V83]*0.4" office:value-type="float" office:value="2.57777777777778" calcext:value-type="float">
            <text:p>2,57777777777778</text:p>
          </table:table-cell>
          <table:table-cell table:formula="of:=IF(OR([.V83]=3;[.V83]=1);IF([.V83]=3;ROUND([.Y83]+0.4);ROUND([.Y83]-0.5));ROUND([.Y83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83]+[.AG83]+[.AI83])*29/90+([.AF83]+[.AH83])*0.35" office:value-type="float" office:value="3.01111111111111" calcext:value-type="float">
            <text:p>3,01111111111111</text:p>
          </table:table-cell>
          <table:table-cell/>
          <table:table-cell table:formula="of:=IF(OR([.AH83]=3;[.AF83]=3);ROUND(ROUND([.AK83])+0.4);IF(OR([.AF83]=1;[.AH83]=1);ROUND(ROUND([.AK83])-0.6);ROUND([.AK8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83]+[.AS83])*0.356+[.AT83]*0.36" office:value-type="float" office:value="3.208" calcext:value-type="float">
            <text:p>3,208</text:p>
          </table:table-cell>
          <table:table-cell table:formula="of:=IF(OR([.AR83]=5;[.AS83]=5;[.AT83]=5);ROUND(ROUND([.AV83])+0.4);IF(OR([.AR83]=1;[.AS83]=1;[.AT83]=1);ROUND(ROUND([.AV83])-0.5);ROUND([.AV83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84]+[.H84]+[.J84])*0.4+([.I84]+[.K84])*7/30" office:value-type="float" office:value="3.4" calcext:value-type="float">
            <text:p>3,4</text:p>
          </table:table-cell>
          <table:table-cell/>
          <table:table-cell table:formula="of:=IF(OR([.G84]=3;[.J84]=3;[.H84]=3);ROUND(ROUND([.M84])+0.4);IF(OR([.G84]=1;[.H84]=1;[.J84]=1);ROUND(ROUND([.M84])-0.6);ROUND([.M8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84]+[.U84]+[.W84])*14/45+[.V84]*0.4" office:value-type="float" office:value="2.88888888888889" calcext:value-type="float">
            <text:p>2,88888888888889</text:p>
          </table:table-cell>
          <table:table-cell table:formula="of:=IF(OR([.V84]=3;[.V84]=1);IF([.V84]=3;ROUND([.Y84]+0.4);ROUND([.Y84]-0.5));ROUND([.Y84]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84]+[.AG84]+[.AI84])*29/90+([.AF84]+[.AH84])*0.35" office:value-type="float" office:value="3.33333333333333" calcext:value-type="float">
            <text:p>3,33333333333333</text:p>
          </table:table-cell>
          <table:table-cell/>
          <table:table-cell table:formula="of:=IF(OR([.AH84]=3;[.AF84]=3);ROUND(ROUND([.AK84])+0.4);IF(OR([.AF84]=1;[.AH84]=1);ROUND(ROUND([.AK84])-0.6);ROUND([.AK8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84]+[.AS84])*0.356+[.AT84]*0.36" office:value-type="float" office:value="3.568" calcext:value-type="float">
            <text:p>3,568</text:p>
          </table:table-cell>
          <table:table-cell table:formula="of:=IF(OR([.AR84]=5;[.AS84]=5;[.AT84]=5);ROUND(ROUND([.AV84])+0.4);IF(OR([.AR84]=1;[.AS84]=1;[.AT84]=1);ROUND(ROUND([.AV84])-0.5);ROUND([.AV84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85]+[.H85]+[.J85])*0.4+([.I85]+[.K85])*7/30" office:value-type="float" office:value="3.33333333333333" calcext:value-type="float">
            <text:p>3,33333333333333</text:p>
          </table:table-cell>
          <table:table-cell/>
          <table:table-cell table:formula="of:=IF(OR([.G85]=3;[.J85]=3;[.H85]=3);ROUND(ROUND([.M85])+0.4);IF(OR([.G85]=1;[.H85]=1;[.J85]=1);ROUND(ROUND([.M85])-0.6);ROUND([.M8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85]+[.U85]+[.W85])*14/45+[.V85]*0.4" office:value-type="float" office:value="3.2" calcext:value-type="float">
            <text:p>3,2</text:p>
          </table:table-cell>
          <table:table-cell table:formula="of:=IF(OR([.V85]=3;[.V85]=1);IF([.V85]=3;ROUND([.Y85]+0.4);ROUND([.Y85]-0.5));ROUND([.Y85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85]+[.AG85]+[.AI85])*29/90+([.AF85]+[.AH85])*0.35" office:value-type="float" office:value="3.65555555555556" calcext:value-type="float">
            <text:p>3,65555555555556</text:p>
          </table:table-cell>
          <table:table-cell/>
          <table:table-cell table:formula="of:=IF(OR([.AH85]=3;[.AF85]=3);ROUND(ROUND([.AK85])+0.4);IF(OR([.AF85]=1;[.AH85]=1);ROUND(ROUND([.AK85])-0.6);ROUND([.AK8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85]+[.AS85])*0.356+[.AT85]*0.36" office:value-type="float" office:value="3.928" calcext:value-type="float">
            <text:p>3,928</text:p>
          </table:table-cell>
          <table:table-cell table:formula="of:=IF(OR([.AR85]=5;[.AS85]=5;[.AT85]=5);ROUND(ROUND([.AV85])+0.4);IF(OR([.AR85]=1;[.AS85]=1;[.AT85]=1);ROUND(ROUND([.AV85])-0.5);ROUND([.AV85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86]+[.H86]+[.J86])*0.4+([.I86]+[.K86])*7/30" office:value-type="float" office:value="3.56666666666667" calcext:value-type="float">
            <text:p>3,56666666666667</text:p>
          </table:table-cell>
          <table:table-cell/>
          <table:table-cell table:formula="of:=IF(OR([.G86]=3;[.J86]=3;[.H86]=3);ROUND(ROUND([.M86])+0.4);IF(OR([.G86]=1;[.H86]=1;[.J86]=1);ROUND(ROUND([.M86])-0.6);ROUND([.M8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86]+[.U86]+[.W86])*14/45+[.V86]*0.4" office:value-type="float" office:value="2.97777777777778" calcext:value-type="float">
            <text:p>2,97777777777778</text:p>
          </table:table-cell>
          <table:table-cell table:formula="of:=IF(OR([.V86]=3;[.V86]=1);IF([.V86]=3;ROUND([.Y86]+0.4);ROUND([.Y86]-0.5));ROUND([.Y86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86]+[.AG86]+[.AI86])*29/90+([.AF86]+[.AH86])*0.35" office:value-type="float" office:value="3.36111111111111" calcext:value-type="float">
            <text:p>3,36111111111111</text:p>
          </table:table-cell>
          <table:table-cell/>
          <table:table-cell table:formula="of:=IF(OR([.AH86]=3;[.AF86]=3);ROUND(ROUND([.AK86])+0.4);IF(OR([.AF86]=1;[.AH86]=1);ROUND(ROUND([.AK86])-0.6);ROUND([.AK8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86]+[.AS86])*0.356+[.AT86]*0.36" office:value-type="float" office:value="4.288" calcext:value-type="float">
            <text:p>4,288</text:p>
          </table:table-cell>
          <table:table-cell table:formula="of:=IF(OR([.AR86]=5;[.AS86]=5;[.AT86]=5);ROUND(ROUND([.AV86])+0.4);IF(OR([.AR86]=1;[.AS86]=1;[.AT86]=1);ROUND(ROUND([.AV86])-0.5);ROUND([.AV86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87]+[.H87]+[.J87])*0.4+([.I87]+[.K87])*7/30" office:value-type="float" office:value="3.8" calcext:value-type="float">
            <text:p>3,8</text:p>
          </table:table-cell>
          <table:table-cell/>
          <table:table-cell table:formula="of:=IF(OR([.G87]=3;[.J87]=3;[.H87]=3);ROUND(ROUND([.M87])+0.4);IF(OR([.G87]=1;[.H87]=1;[.J87]=1);ROUND(ROUND([.M87])-0.6);ROUND([.M8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87]+[.U87]+[.W87])*14/45+[.V87]*0.4" office:value-type="float" office:value="3.28888888888889" calcext:value-type="float">
            <text:p>3,28888888888889</text:p>
          </table:table-cell>
          <table:table-cell table:formula="of:=IF(OR([.V87]=3;[.V87]=1);IF([.V87]=3;ROUND([.Y87]+0.4);ROUND([.Y87]-0.5));ROUND([.Y87]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87]+[.AG87]+[.AI87])*29/90+([.AF87]+[.AH87])*0.35" office:value-type="float" office:value="3.68333333333333" calcext:value-type="float">
            <text:p>3,68333333333333</text:p>
          </table:table-cell>
          <table:table-cell/>
          <table:table-cell table:formula="of:=IF(OR([.AH87]=3;[.AF87]=3);ROUND(ROUND([.AK87])+0.4);IF(OR([.AF87]=1;[.AH87]=1);ROUND(ROUND([.AK87])-0.6);ROUND([.AK8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87]+[.AS87])*0.356+[.AT87]*0.36" office:value-type="float" office:value="3.564" calcext:value-type="float">
            <text:p>3,564</text:p>
          </table:table-cell>
          <table:table-cell table:formula="of:=IF(OR([.AR87]=5;[.AS87]=5;[.AT87]=5);ROUND(ROUND([.AV87])+0.4);IF(OR([.AR87]=1;[.AS87]=1;[.AT87]=1);ROUND(ROUND([.AV87])-0.5);ROUND([.AV87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88]+[.H88]+[.J88])*0.4+([.I88]+[.K88])*7/30" office:value-type="float" office:value="3.73333333333333" calcext:value-type="float">
            <text:p>3,73333333333333</text:p>
          </table:table-cell>
          <table:table-cell/>
          <table:table-cell table:formula="of:=IF(OR([.G88]=3;[.J88]=3;[.H88]=3);ROUND(ROUND([.M88])+0.4);IF(OR([.G88]=1;[.H88]=1;[.J88]=1);ROUND(ROUND([.M88])-0.6);ROUND([.M8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88]+[.U88]+[.W88])*14/45+[.V88]*0.4" office:value-type="float" office:value="3.6" calcext:value-type="float">
            <text:p>3,6</text:p>
          </table:table-cell>
          <table:table-cell table:formula="of:=IF(OR([.V88]=3;[.V88]=1);IF([.V88]=3;ROUND([.Y88]+0.4);ROUND([.Y88]-0.5));ROUND([.Y88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88]+[.AG88]+[.AI88])*29/90+([.AF88]+[.AH88])*0.35" office:value-type="float" office:value="4.00555555555556" calcext:value-type="float">
            <text:p>4,00555555555556</text:p>
          </table:table-cell>
          <table:table-cell/>
          <table:table-cell table:formula="of:=IF(OR([.AH88]=3;[.AF88]=3);ROUND(ROUND([.AK88])+0.4);IF(OR([.AF88]=1;[.AH88]=1);ROUND(ROUND([.AK88])-0.6);ROUND([.AK8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88]+[.AS88])*0.356+[.AT88]*0.36" office:value-type="float" office:value="3.924" calcext:value-type="float">
            <text:p>3,924</text:p>
          </table:table-cell>
          <table:table-cell table:formula="of:=IF(OR([.AR88]=5;[.AS88]=5;[.AT88]=5);ROUND(ROUND([.AV88])+0.4);IF(OR([.AR88]=1;[.AS88]=1;[.AT88]=1);ROUND(ROUND([.AV88])-0.5);ROUND([.AV88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89]+[.H89]+[.J89])*0.4+([.I89]+[.K89])*7/30" office:value-type="float" office:value="3.96666666666667" calcext:value-type="float">
            <text:p>3,96666666666667</text:p>
          </table:table-cell>
          <table:table-cell/>
          <table:table-cell table:formula="of:=IF(OR([.G89]=3;[.J89]=3;[.H89]=3);ROUND(ROUND([.M89])+0.4);IF(OR([.G89]=1;[.H89]=1;[.J89]=1);ROUND(ROUND([.M89])-0.6);ROUND([.M8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T89]+[.U89]+[.W89])*14/45+[.V89]*0.4" office:value-type="float" office:value="3.37777777777778" calcext:value-type="float">
            <text:p>3,37777777777778</text:p>
          </table:table-cell>
          <table:table-cell table:formula="of:=IF(OR([.V89]=3;[.V89]=1);IF([.V89]=3;ROUND([.Y89]+0.4);ROUND([.Y89]-0.5));ROUND([.Y89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89]+[.AG89]+[.AI89])*29/90+([.AF89]+[.AH89])*0.35" office:value-type="float" office:value="3.71111111111111" calcext:value-type="float">
            <text:p>3,71111111111111</text:p>
          </table:table-cell>
          <table:table-cell/>
          <table:table-cell table:formula="of:=IF(OR([.AH89]=3;[.AF89]=3);ROUND(ROUND([.AK89])+0.4);IF(OR([.AF89]=1;[.AH89]=1);ROUND(ROUND([.AK89])-0.6);ROUND([.AK8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89]+[.AS89])*0.356+[.AT89]*0.36" office:value-type="float" office:value="4.284" calcext:value-type="float">
            <text:p>4,284</text:p>
          </table:table-cell>
          <table:table-cell table:formula="of:=IF(OR([.AR89]=5;[.AS89]=5;[.AT89]=5);ROUND(ROUND([.AV89])+0.4);IF(OR([.AR89]=1;[.AS89]=1;[.AT89]=1);ROUND(ROUND([.AV89])-0.5);ROUND([.AV89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90]+[.H90]+[.J90])*0.4+([.I90]+[.K90])*7/30" office:value-type="float" office:value="4.2" calcext:value-type="float">
            <text:p>4,2</text:p>
          </table:table-cell>
          <table:table-cell/>
          <table:table-cell table:formula="of:=IF(OR([.G90]=3;[.J90]=3;[.H90]=3);ROUND(ROUND([.M90])+0.4);IF(OR([.G90]=1;[.H90]=1;[.J90]=1);ROUND(ROUND([.M90])-0.6);ROUND([.M9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T90]+[.U90]+[.W90])*14/45+[.V90]*0.4" office:value-type="float" office:value="3.68888888888889" calcext:value-type="float">
            <text:p>3,68888888888889</text:p>
          </table:table-cell>
          <table:table-cell table:formula="of:=IF(OR([.V90]=3;[.V90]=1);IF([.V90]=3;ROUND([.Y90]+0.4);ROUND([.Y90]-0.5));ROUND([.Y90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90]+[.AG90]+[.AI90])*29/90+([.AF90]+[.AH90])*0.35" office:value-type="float" office:value="4.03333333333333" calcext:value-type="float">
            <text:p>4,03333333333333</text:p>
          </table:table-cell>
          <table:table-cell/>
          <table:table-cell table:formula="of:=IF(OR([.AH90]=3;[.AF90]=3);ROUND(ROUND([.AK90])+0.4);IF(OR([.AF90]=1;[.AH90]=1);ROUND(ROUND([.AK90])-0.6);ROUND([.AK9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90]+[.AS90])*0.356+[.AT90]*0.36" office:value-type="float" office:value="4.644" calcext:value-type="float">
            <text:p>4,644</text:p>
          </table:table-cell>
          <table:table-cell table:formula="of:=IF(OR([.AR90]=5;[.AS90]=5;[.AT90]=5);ROUND(ROUND([.AV90])+0.4);IF(OR([.AR90]=1;[.AS90]=1;[.AT90]=1);ROUND(ROUND([.AV90])-0.5);ROUND([.AV90])))" office:value-type="float" office:value="5" calcext:value-type="float">
            <text:p>5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91]+[.H91]+[.J91])*0.4+([.I91]+[.K91])*7/30" office:value-type="float" office:value="2.06666666666667" calcext:value-type="float">
            <text:p>2,06666666666667</text:p>
          </table:table-cell>
          <table:table-cell/>
          <table:table-cell table:formula="of:=IF(OR([.G91]=3;[.J91]=3;[.H91]=3);ROUND(ROUND([.M91])+0.4);IF(OR([.G91]=1;[.H91]=1;[.J91]=1);ROUND(ROUND([.M91])-0.6);ROUND([.M9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T91]+[.U91]+[.W91])*14/45+[.V91]*0.4" office:value-type="float" office:value="4" calcext:value-type="float">
            <text:p>4</text:p>
          </table:table-cell>
          <table:table-cell table:formula="of:=IF(OR([.V91]=3;[.V91]=1);IF([.V91]=3;ROUND([.Y91]+0.4);ROUND([.Y91]-0.5));ROUND([.Y91]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91]+[.AG91]+[.AI91])*29/90+([.AF91]+[.AH91])*0.35" office:value-type="float" office:value="4.35555555555556" calcext:value-type="float">
            <text:p>4,35555555555556</text:p>
          </table:table-cell>
          <table:table-cell/>
          <table:table-cell table:formula="of:=IF(OR([.AH91]=3;[.AF91]=3);ROUND(ROUND([.AK91])+0.4);IF(OR([.AF91]=1;[.AH91]=1);ROUND(ROUND([.AK91])-0.6);ROUND([.AK9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91]+[.AS91])*0.356+[.AT91]*0.36" office:value-type="float" office:value="2.496" calcext:value-type="float">
            <text:p>2,496</text:p>
          </table:table-cell>
          <table:table-cell table:formula="of:=IF(OR([.AR91]=5;[.AS91]=5;[.AT91]=5);ROUND(ROUND([.AV91])+0.4);IF(OR([.AR91]=1;[.AS91]=1;[.AT91]=1);ROUND(ROUND([.AV91])-0.5);ROUND([.AV91])))" office:value-type="float" office:value="2" calcext:value-type="float">
            <text:p>2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92]+[.H92]+[.J92])*0.4+([.I92]+[.K92])*7/30" office:value-type="float" office:value="2.3" calcext:value-type="float">
            <text:p>2,3</text:p>
          </table:table-cell>
          <table:table-cell/>
          <table:table-cell table:formula="of:=IF(OR([.G92]=3;[.J92]=3;[.H92]=3);ROUND(ROUND([.M92])+0.4);IF(OR([.G92]=1;[.H92]=1;[.J92]=1);ROUND(ROUND([.M92])-0.6);ROUND([.M92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92]+[.AG92]+[.AI92])*29/90+([.AF92]+[.AH92])*0.35" office:value-type="float" office:value="1.98888888888889" calcext:value-type="float">
            <text:p>1,98888888888889</text:p>
          </table:table-cell>
          <table:table-cell/>
          <table:table-cell table:formula="of:=IF(OR([.AH92]=3;[.AF92]=3);ROUND(ROUND([.AK92])+0.4);IF(OR([.AF92]=1;[.AH92]=1);ROUND(ROUND([.AK92])-0.6);ROUND([.AK92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92]+[.AS92])*0.356+[.AT92]*0.36" office:value-type="float" office:value="2.856" calcext:value-type="float">
            <text:p>2,856</text:p>
          </table:table-cell>
          <table:table-cell table:formula="of:=IF(OR([.AR92]=5;[.AS92]=5;[.AT92]=5);ROUND(ROUND([.AV92])+0.4);IF(OR([.AR92]=1;[.AS92]=1;[.AT92]=1);ROUND(ROUND([.AV92])-0.5);ROUND([.AV92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93]+[.H93]+[.J93])*0.4+([.I93]+[.K93])*7/30" office:value-type="float" office:value="2.53333333333333" calcext:value-type="float">
            <text:p>2,53333333333333</text:p>
          </table:table-cell>
          <table:table-cell/>
          <table:table-cell table:formula="of:=IF(OR([.G93]=3;[.J93]=3;[.H93]=3);ROUND(ROUND([.M93])+0.4);IF(OR([.G93]=1;[.H93]=1;[.J93]=1);ROUND(ROUND([.M93])-0.6);ROUND([.M9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93]+[.AG93]+[.AI93])*29/90+([.AF93]+[.AH93])*0.35" office:value-type="float" office:value="2.31111111111111" calcext:value-type="float">
            <text:p>2,31111111111111</text:p>
          </table:table-cell>
          <table:table-cell/>
          <table:table-cell table:formula="of:=IF(OR([.AH93]=3;[.AF93]=3);ROUND(ROUND([.AK93])+0.4);IF(OR([.AF93]=1;[.AH93]=1);ROUND(ROUND([.AK93])-0.6);ROUND([.AK93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93]+[.AS93])*0.356+[.AT93]*0.36" office:value-type="float" office:value="3.216" calcext:value-type="float">
            <text:p>3,216</text:p>
          </table:table-cell>
          <table:table-cell table:formula="of:=IF(OR([.AR93]=5;[.AS93]=5;[.AT93]=5);ROUND(ROUND([.AV93])+0.4);IF(OR([.AR93]=1;[.AS93]=1;[.AT93]=1);ROUND(ROUND([.AV93])-0.5);ROUND([.AV93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94]+[.H94]+[.J94])*0.4+([.I94]+[.K94])*7/30" office:value-type="float" office:value="2.46666666666667" calcext:value-type="float">
            <text:p>2,46666666666667</text:p>
          </table:table-cell>
          <table:table-cell/>
          <table:table-cell table:formula="of:=IF(OR([.G94]=3;[.J94]=3;[.H94]=3);ROUND(ROUND([.M94])+0.4);IF(OR([.G94]=1;[.H94]=1;[.J94]=1);ROUND(ROUND([.M94])-0.6);ROUND([.M94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94]+[.AG94]+[.AI94])*29/90+([.AF94]+[.AH94])*0.35" office:value-type="float" office:value="2.63333333333333" calcext:value-type="float">
            <text:p>2,63333333333333</text:p>
          </table:table-cell>
          <table:table-cell/>
          <table:table-cell table:formula="of:=IF(OR([.AH94]=3;[.AF94]=3);ROUND(ROUND([.AK94])+0.4);IF(OR([.AF94]=1;[.AH94]=1);ROUND(ROUND([.AK94])-0.6);ROUND([.AK9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94]+[.AS94])*0.356+[.AT94]*0.36" office:value-type="float" office:value="3.576" calcext:value-type="float">
            <text:p>3,576</text:p>
          </table:table-cell>
          <table:table-cell table:formula="of:=IF(OR([.AR94]=5;[.AS94]=5;[.AT94]=5);ROUND(ROUND([.AV94])+0.4);IF(OR([.AR94]=1;[.AS94]=1;[.AT94]=1);ROUND(ROUND([.AV94])-0.5);ROUND([.AV94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95]+[.H95]+[.J95])*0.4+([.I95]+[.K95])*7/30" office:value-type="float" office:value="2.7" calcext:value-type="float">
            <text:p>2,7</text:p>
          </table:table-cell>
          <table:table-cell/>
          <table:table-cell table:formula="of:=IF(OR([.G95]=3;[.J95]=3;[.H95]=3);ROUND(ROUND([.M95])+0.4);IF(OR([.G95]=1;[.H95]=1;[.J95]=1);ROUND(ROUND([.M95])-0.6);ROUND([.M9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95]+[.AG95]+[.AI95])*29/90+([.AF95]+[.AH95])*0.35" office:value-type="float" office:value="2.33888888888889" calcext:value-type="float">
            <text:p>2,33888888888889</text:p>
          </table:table-cell>
          <table:table-cell/>
          <table:table-cell table:formula="of:=IF(OR([.AH95]=3;[.AF95]=3);ROUND(ROUND([.AK95])+0.4);IF(OR([.AF95]=1;[.AH95]=1);ROUND(ROUND([.AK95])-0.6);ROUND([.AK95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95]+[.AS95])*0.356+[.AT95]*0.36" office:value-type="float" office:value="2.852" calcext:value-type="float">
            <text:p>2,852</text:p>
          </table:table-cell>
          <table:table-cell table:formula="of:=IF(OR([.AR95]=5;[.AS95]=5;[.AT95]=5);ROUND(ROUND([.AV95])+0.4);IF(OR([.AR95]=1;[.AS95]=1;[.AT95]=1);ROUND(ROUND([.AV95])-0.5);ROUND([.AV95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96]+[.H96]+[.J96])*0.4+([.I96]+[.K96])*7/30" office:value-type="float" office:value="2.93333333333333" calcext:value-type="float">
            <text:p>2,93333333333333</text:p>
          </table:table-cell>
          <table:table-cell/>
          <table:table-cell table:formula="of:=IF(OR([.G96]=3;[.J96]=3;[.H96]=3);ROUND(ROUND([.M96])+0.4);IF(OR([.G96]=1;[.H96]=1;[.J96]=1);ROUND(ROUND([.M96])-0.6);ROUND([.M9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96]+[.AG96]+[.AI96])*29/90+([.AF96]+[.AH96])*0.35" office:value-type="float" office:value="2.66111111111111" calcext:value-type="float">
            <text:p>2,66111111111111</text:p>
          </table:table-cell>
          <table:table-cell/>
          <table:table-cell table:formula="of:=IF(OR([.AH96]=3;[.AF96]=3);ROUND(ROUND([.AK96])+0.4);IF(OR([.AF96]=1;[.AH96]=1);ROUND(ROUND([.AK96])-0.6);ROUND([.AK9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96]+[.AS96])*0.356+[.AT96]*0.36" office:value-type="float" office:value="3.212" calcext:value-type="float">
            <text:p>3,212</text:p>
          </table:table-cell>
          <table:table-cell table:formula="of:=IF(OR([.AR96]=5;[.AS96]=5;[.AT96]=5);ROUND(ROUND([.AV96])+0.4);IF(OR([.AR96]=1;[.AS96]=1;[.AT96]=1);ROUND(ROUND([.AV96])-0.5);ROUND([.AV96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97]+[.H97]+[.J97])*0.4+([.I97]+[.K97])*7/30" office:value-type="float" office:value="2.86666666666667" calcext:value-type="float">
            <text:p>2,86666666666667</text:p>
          </table:table-cell>
          <table:table-cell/>
          <table:table-cell table:formula="of:=IF(OR([.G97]=3;[.J97]=3;[.H97]=3);ROUND(ROUND([.M97])+0.4);IF(OR([.G97]=1;[.H97]=1;[.J97]=1);ROUND(ROUND([.M97])-0.6);ROUND([.M9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97]+[.AG97]+[.AI97])*29/90+([.AF97]+[.AH97])*0.35" office:value-type="float" office:value="2.98333333333333" calcext:value-type="float">
            <text:p>2,98333333333333</text:p>
          </table:table-cell>
          <table:table-cell/>
          <table:table-cell table:formula="of:=IF(OR([.AH97]=3;[.AF97]=3);ROUND(ROUND([.AK97])+0.4);IF(OR([.AF97]=1;[.AH97]=1);ROUND(ROUND([.AK97])-0.6);ROUND([.AK9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97]+[.AS97])*0.356+[.AT97]*0.36" office:value-type="float" office:value="3.572" calcext:value-type="float">
            <text:p>3,572</text:p>
          </table:table-cell>
          <table:table-cell table:formula="of:=IF(OR([.AR97]=5;[.AS97]=5;[.AT97]=5);ROUND(ROUND([.AV97])+0.4);IF(OR([.AR97]=1;[.AS97]=1;[.AT97]=1);ROUND(ROUND([.AV97])-0.5);ROUND([.AV97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98]+[.H98]+[.J98])*0.4+([.I98]+[.K98])*7/30" office:value-type="float" office:value="3.1" calcext:value-type="float">
            <text:p>3,1</text:p>
          </table:table-cell>
          <table:table-cell/>
          <table:table-cell table:formula="of:=IF(OR([.G98]=3;[.J98]=3;[.H98]=3);ROUND(ROUND([.M98])+0.4);IF(OR([.G98]=1;[.H98]=1;[.J98]=1);ROUND(ROUND([.M98])-0.6);ROUND([.M9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98]+[.AG98]+[.AI98])*29/90+([.AF98]+[.AH98])*0.35" office:value-type="float" office:value="2.68888888888889" calcext:value-type="float">
            <text:p>2,68888888888889</text:p>
          </table:table-cell>
          <table:table-cell/>
          <table:table-cell table:formula="of:=IF(OR([.AH98]=3;[.AF98]=3);ROUND(ROUND([.AK98])+0.4);IF(OR([.AF98]=1;[.AH98]=1);ROUND(ROUND([.AK98])-0.6);ROUND([.AK9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98]+[.AS98])*0.356+[.AT98]*0.36" office:value-type="float" office:value="3.932" calcext:value-type="float">
            <text:p>3,932</text:p>
          </table:table-cell>
          <table:table-cell table:formula="of:=IF(OR([.AR98]=5;[.AS98]=5;[.AT98]=5);ROUND(ROUND([.AV98])+0.4);IF(OR([.AR98]=1;[.AS98]=1;[.AT98]=1);ROUND(ROUND([.AV98])-0.5);ROUND([.AV98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99]+[.H99]+[.J99])*0.4+([.I99]+[.K99])*7/30" office:value-type="float" office:value="3.33333333333333" calcext:value-type="float">
            <text:p>3,33333333333333</text:p>
          </table:table-cell>
          <table:table-cell/>
          <table:table-cell table:formula="of:=IF(OR([.G99]=3;[.J99]=3;[.H99]=3);ROUND(ROUND([.M99])+0.4);IF(OR([.G99]=1;[.H99]=1;[.J99]=1);ROUND(ROUND([.M99])-0.6);ROUND([.M9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99]+[.AG99]+[.AI99])*29/90+([.AF99]+[.AH99])*0.35" office:value-type="float" office:value="3.01111111111111" calcext:value-type="float">
            <text:p>3,01111111111111</text:p>
          </table:table-cell>
          <table:table-cell/>
          <table:table-cell table:formula="of:=IF(OR([.AH99]=3;[.AF99]=3);ROUND(ROUND([.AK99])+0.4);IF(OR([.AF99]=1;[.AH99]=1);ROUND(ROUND([.AK99])-0.6);ROUND([.AK9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99]+[.AS99])*0.356+[.AT99]*0.36" office:value-type="float" office:value="3.208" calcext:value-type="float">
            <text:p>3,208</text:p>
          </table:table-cell>
          <table:table-cell table:formula="of:=IF(OR([.AR99]=5;[.AS99]=5;[.AT99]=5);ROUND(ROUND([.AV99])+0.4);IF(OR([.AR99]=1;[.AS99]=1;[.AT99]=1);ROUND(ROUND([.AV99])-0.5);ROUND([.AV99])))" office:value-type="float" office:value="3" calcext:value-type="float">
            <text:p>3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00]+[.H100]+[.J100])*0.4+([.I100]+[.K100])*7/30" office:value-type="float" office:value="2.3" calcext:value-type="float">
            <text:p>2,3</text:p>
          </table:table-cell>
          <table:table-cell/>
          <table:table-cell table:formula="of:=IF(OR([.G100]=3;[.J100]=3;[.H100]=3);ROUND(ROUND([.M100])+0.4);IF(OR([.G100]=1;[.H100]=1;[.J100]=1);ROUND(ROUND([.M100])-0.6);ROUND([.M100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00]+[.AG100]+[.AI100])*29/90+([.AF100]+[.AH100])*0.35" office:value-type="float" office:value="3.33333333333333" calcext:value-type="float">
            <text:p>3,33333333333333</text:p>
          </table:table-cell>
          <table:table-cell/>
          <table:table-cell table:formula="of:=IF(OR([.AH100]=3;[.AF100]=3);ROUND(ROUND([.AK100])+0.4);IF(OR([.AF100]=1;[.AH100]=1);ROUND(ROUND([.AK100])-0.6);ROUND([.AK10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100]+[.AS100])*0.356+[.AT100]*0.36" office:value-type="float" office:value="3.568" calcext:value-type="float">
            <text:p>3,568</text:p>
          </table:table-cell>
          <table:table-cell table:formula="of:=IF(OR([.AR100]=5;[.AS100]=5;[.AT100]=5);ROUND(ROUND([.AV100])+0.4);IF(OR([.AR100]=1;[.AS100]=1;[.AT100]=1);ROUND(ROUND([.AV100])-0.5);ROUND([.AV100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01]+[.H101]+[.J101])*0.4+([.I101]+[.K101])*7/30" office:value-type="float" office:value="2.53333333333333" calcext:value-type="float">
            <text:p>2,53333333333333</text:p>
          </table:table-cell>
          <table:table-cell/>
          <table:table-cell table:formula="of:=IF(OR([.G101]=3;[.J101]=3;[.H101]=3);ROUND(ROUND([.M101])+0.4);IF(OR([.G101]=1;[.H101]=1;[.J101]=1);ROUND(ROUND([.M101])-0.6);ROUND([.M10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01]+[.AG101]+[.AI101])*29/90+([.AF101]+[.AH101])*0.35" office:value-type="float" office:value="2.31111111111111" calcext:value-type="float">
            <text:p>2,31111111111111</text:p>
          </table:table-cell>
          <table:table-cell/>
          <table:table-cell table:formula="of:=IF(OR([.AH101]=3;[.AF101]=3);ROUND(ROUND([.AK101])+0.4);IF(OR([.AF101]=1;[.AH101]=1);ROUND(ROUND([.AK101])-0.6);ROUND([.AK101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101]+[.AS101])*0.356+[.AT101]*0.36" office:value-type="float" office:value="3.928" calcext:value-type="float">
            <text:p>3,928</text:p>
          </table:table-cell>
          <table:table-cell table:formula="of:=IF(OR([.AR101]=5;[.AS101]=5;[.AT101]=5);ROUND(ROUND([.AV101])+0.4);IF(OR([.AR101]=1;[.AS101]=1;[.AT101]=1);ROUND(ROUND([.AV101])-0.5);ROUND([.AV101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02]+[.H102]+[.J102])*0.4+([.I102]+[.K102])*7/30" office:value-type="float" office:value="2.76666666666667" calcext:value-type="float">
            <text:p>2,76666666666667</text:p>
          </table:table-cell>
          <table:table-cell/>
          <table:table-cell table:formula="of:=IF(OR([.G102]=3;[.J102]=3;[.H102]=3);ROUND(ROUND([.M102])+0.4);IF(OR([.G102]=1;[.H102]=1;[.J102]=1);ROUND(ROUND([.M102])-0.6);ROUND([.M10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02]+[.AG102]+[.AI102])*29/90+([.AF102]+[.AH102])*0.35" office:value-type="float" office:value="2.63333333333333" calcext:value-type="float">
            <text:p>2,63333333333333</text:p>
          </table:table-cell>
          <table:table-cell/>
          <table:table-cell table:formula="of:=IF(OR([.AH102]=3;[.AF102]=3);ROUND(ROUND([.AK102])+0.4);IF(OR([.AF102]=1;[.AH102]=1);ROUND(ROUND([.AK102])-0.6);ROUND([.AK10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102]+[.AS102])*0.356+[.AT102]*0.36" office:value-type="float" office:value="4.288" calcext:value-type="float">
            <text:p>4,288</text:p>
          </table:table-cell>
          <table:table-cell table:formula="of:=IF(OR([.AR102]=5;[.AS102]=5;[.AT102]=5);ROUND(ROUND([.AV102])+0.4);IF(OR([.AR102]=1;[.AS102]=1;[.AT102]=1);ROUND(ROUND([.AV102])-0.5);ROUND([.AV102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03]+[.H103]+[.J103])*0.4+([.I103]+[.K103])*7/30" office:value-type="float" office:value="2.7" calcext:value-type="float">
            <text:p>2,7</text:p>
          </table:table-cell>
          <table:table-cell/>
          <table:table-cell table:formula="of:=IF(OR([.G103]=3;[.J103]=3;[.H103]=3);ROUND(ROUND([.M103])+0.4);IF(OR([.G103]=1;[.H103]=1;[.J103]=1);ROUND(ROUND([.M103])-0.6);ROUND([.M10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03]+[.AG103]+[.AI103])*29/90+([.AF103]+[.AH103])*0.35" office:value-type="float" office:value="2.95555555555556" calcext:value-type="float">
            <text:p>2,95555555555556</text:p>
          </table:table-cell>
          <table:table-cell/>
          <table:table-cell table:formula="of:=IF(OR([.AH103]=3;[.AF103]=3);ROUND(ROUND([.AK103])+0.4);IF(OR([.AF103]=1;[.AH103]=1);ROUND(ROUND([.AK103])-0.6);ROUND([.AK10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103]+[.AS103])*0.356+[.AT103]*0.36" office:value-type="float" office:value="3.564" calcext:value-type="float">
            <text:p>3,564</text:p>
          </table:table-cell>
          <table:table-cell table:formula="of:=IF(OR([.AR103]=5;[.AS103]=5;[.AT103]=5);ROUND(ROUND([.AV103])+0.4);IF(OR([.AR103]=1;[.AS103]=1;[.AT103]=1);ROUND(ROUND([.AV103])-0.5);ROUND([.AV103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04]+[.H104]+[.J104])*0.4+([.I104]+[.K104])*7/30" office:value-type="float" office:value="2.93333333333333" calcext:value-type="float">
            <text:p>2,93333333333333</text:p>
          </table:table-cell>
          <table:table-cell/>
          <table:table-cell table:formula="of:=IF(OR([.G104]=3;[.J104]=3;[.H104]=3);ROUND(ROUND([.M104])+0.4);IF(OR([.G104]=1;[.H104]=1;[.J104]=1);ROUND(ROUND([.M104])-0.6);ROUND([.M10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04]+[.AG104]+[.AI104])*29/90+([.AF104]+[.AH104])*0.35" office:value-type="float" office:value="2.66111111111111" calcext:value-type="float">
            <text:p>2,66111111111111</text:p>
          </table:table-cell>
          <table:table-cell/>
          <table:table-cell table:formula="of:=IF(OR([.AH104]=3;[.AF104]=3);ROUND(ROUND([.AK104])+0.4);IF(OR([.AF104]=1;[.AH104]=1);ROUND(ROUND([.AK104])-0.6);ROUND([.AK10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104]+[.AS104])*0.356+[.AT104]*0.36" office:value-type="float" office:value="3.924" calcext:value-type="float">
            <text:p>3,924</text:p>
          </table:table-cell>
          <table:table-cell table:formula="of:=IF(OR([.AR104]=5;[.AS104]=5;[.AT104]=5);ROUND(ROUND([.AV104])+0.4);IF(OR([.AR104]=1;[.AS104]=1;[.AT104]=1);ROUND(ROUND([.AV104])-0.5);ROUND([.AV104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05]+[.H105]+[.J105])*0.4+([.I105]+[.K105])*7/30" office:value-type="float" office:value="3.16666666666667" calcext:value-type="float">
            <text:p>3,16666666666667</text:p>
          </table:table-cell>
          <table:table-cell/>
          <table:table-cell table:formula="of:=IF(OR([.G105]=3;[.J105]=3;[.H105]=3);ROUND(ROUND([.M105])+0.4);IF(OR([.G105]=1;[.H105]=1;[.J105]=1);ROUND(ROUND([.M105])-0.6);ROUND([.M10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05]+[.AG105]+[.AI105])*29/90+([.AF105]+[.AH105])*0.35" office:value-type="float" office:value="2.98333333333333" calcext:value-type="float">
            <text:p>2,98333333333333</text:p>
          </table:table-cell>
          <table:table-cell/>
          <table:table-cell table:formula="of:=IF(OR([.AH105]=3;[.AF105]=3);ROUND(ROUND([.AK105])+0.4);IF(OR([.AF105]=1;[.AH105]=1);ROUND(ROUND([.AK105])-0.6);ROUND([.AK10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105]+[.AS105])*0.356+[.AT105]*0.36" office:value-type="float" office:value="4.284" calcext:value-type="float">
            <text:p>4,284</text:p>
          </table:table-cell>
          <table:table-cell table:formula="of:=IF(OR([.AR105]=5;[.AS105]=5;[.AT105]=5);ROUND(ROUND([.AV105])+0.4);IF(OR([.AR105]=1;[.AS105]=1;[.AT105]=1);ROUND(ROUND([.AV105])-0.5);ROUND([.AV105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06]+[.H106]+[.J106])*0.4+([.I106]+[.K106])*7/30" office:value-type="float" office:value="3.1" calcext:value-type="float">
            <text:p>3,1</text:p>
          </table:table-cell>
          <table:table-cell/>
          <table:table-cell table:formula="of:=IF(OR([.G106]=3;[.J106]=3;[.H106]=3);ROUND(ROUND([.M106])+0.4);IF(OR([.G106]=1;[.H106]=1;[.J106]=1);ROUND(ROUND([.M106])-0.6);ROUND([.M10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06]+[.AG106]+[.AI106])*29/90+([.AF106]+[.AH106])*0.35" office:value-type="float" office:value="3.30555555555556" calcext:value-type="float">
            <text:p>3,30555555555556</text:p>
          </table:table-cell>
          <table:table-cell/>
          <table:table-cell table:formula="of:=IF(OR([.AH106]=3;[.AF106]=3);ROUND(ROUND([.AK106])+0.4);IF(OR([.AF106]=1;[.AH106]=1);ROUND(ROUND([.AK106])-0.6);ROUND([.AK10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106]+[.AS106])*0.356+[.AT106]*0.36" office:value-type="float" office:value="4.644" calcext:value-type="float">
            <text:p>4,644</text:p>
          </table:table-cell>
          <table:table-cell table:formula="of:=IF(OR([.AR106]=5;[.AS106]=5;[.AT106]=5);ROUND(ROUND([.AV106])+0.4);IF(OR([.AR106]=1;[.AS106]=1;[.AT106]=1);ROUND(ROUND([.AV106])-0.5);ROUND([.AV106])))" office:value-type="float" office:value="5" calcext:value-type="float">
            <text:p>5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07]+[.H107]+[.J107])*0.4+([.I107]+[.K107])*7/30" office:value-type="float" office:value="3.33333333333333" calcext:value-type="float">
            <text:p>3,33333333333333</text:p>
          </table:table-cell>
          <table:table-cell/>
          <table:table-cell table:formula="of:=IF(OR([.G107]=3;[.J107]=3;[.H107]=3);ROUND(ROUND([.M107])+0.4);IF(OR([.G107]=1;[.H107]=1;[.J107]=1);ROUND(ROUND([.M107])-0.6);ROUND([.M10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07]+[.AG107]+[.AI107])*29/90+([.AF107]+[.AH107])*0.35" office:value-type="float" office:value="3.01111111111111" calcext:value-type="float">
            <text:p>3,01111111111111</text:p>
          </table:table-cell>
          <table:table-cell/>
          <table:table-cell table:formula="of:=IF(OR([.AH107]=3;[.AF107]=3);ROUND(ROUND([.AK107])+0.4);IF(OR([.AF107]=1;[.AH107]=1);ROUND(ROUND([.AK107])-0.6);ROUND([.AK10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R107]+[.AS107])*0.356+[.AT107]*0.36" office:value-type="float" office:value="3.92" calcext:value-type="float">
            <text:p>3,92</text:p>
          </table:table-cell>
          <table:table-cell table:formula="of:=IF(OR([.AR107]=5;[.AS107]=5;[.AT107]=5);ROUND(ROUND([.AV107])+0.4);IF(OR([.AR107]=1;[.AS107]=1;[.AT107]=1);ROUND(ROUND([.AV107])-0.5);ROUND([.AV107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08]+[.H108]+[.J108])*0.4+([.I108]+[.K108])*7/30" office:value-type="float" office:value="3.56666666666667" calcext:value-type="float">
            <text:p>3,56666666666667</text:p>
          </table:table-cell>
          <table:table-cell/>
          <table:table-cell table:formula="of:=IF(OR([.G108]=3;[.J108]=3;[.H108]=3);ROUND(ROUND([.M108])+0.4);IF(OR([.G108]=1;[.H108]=1;[.J108]=1);ROUND(ROUND([.M108])-0.6);ROUND([.M10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08]+[.AG108]+[.AI108])*29/90+([.AF108]+[.AH108])*0.35" office:value-type="float" office:value="3.33333333333333" calcext:value-type="float">
            <text:p>3,33333333333333</text:p>
          </table:table-cell>
          <table:table-cell/>
          <table:table-cell table:formula="of:=IF(OR([.AH108]=3;[.AF108]=3);ROUND(ROUND([.AK108])+0.4);IF(OR([.AF108]=1;[.AH108]=1);ROUND(ROUND([.AK108])-0.6);ROUND([.AK10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R108]+[.AS108])*0.356+[.AT108]*0.36" office:value-type="float" office:value="4.28" calcext:value-type="float">
            <text:p>4,28</text:p>
          </table:table-cell>
          <table:table-cell table:formula="of:=IF(OR([.AR108]=5;[.AS108]=5;[.AT108]=5);ROUND(ROUND([.AV108])+0.4);IF(OR([.AR108]=1;[.AS108]=1;[.AT108]=1);ROUND(ROUND([.AV108])-0.5);ROUND([.AV108])))" office:value-type="float" office:value="4" calcext:value-type="float">
            <text:p>4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09]+[.H109]+[.J109])*0.4+([.I109]+[.K109])*7/30" office:value-type="float" office:value="2.53333333333333" calcext:value-type="float">
            <text:p>2,53333333333333</text:p>
          </table:table-cell>
          <table:table-cell/>
          <table:table-cell table:formula="of:=IF(OR([.G109]=3;[.J109]=3;[.H109]=3);ROUND(ROUND([.M109])+0.4);IF(OR([.G109]=1;[.H109]=1;[.J109]=1);ROUND(ROUND([.M109])-0.6);ROUND([.M10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09]+[.AG109]+[.AI109])*29/90+([.AF109]+[.AH109])*0.35" office:value-type="float" office:value="3.65555555555556" calcext:value-type="float">
            <text:p>3,65555555555556</text:p>
          </table:table-cell>
          <table:table-cell/>
          <table:table-cell table:formula="of:=IF(OR([.AH109]=3;[.AF109]=3);ROUND(ROUND([.AK109])+0.4);IF(OR([.AF109]=1;[.AH109]=1);ROUND(ROUND([.AK109])-0.6);ROUND([.AK10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R109]+[.AS109])*0.356+[.AT109]*0.36" office:value-type="float" office:value="4.64" calcext:value-type="float">
            <text:p>4,64</text:p>
          </table:table-cell>
          <table:table-cell table:formula="of:=IF(OR([.AR109]=5;[.AS109]=5;[.AT109]=5);ROUND(ROUND([.AV109])+0.4);IF(OR([.AR109]=1;[.AS109]=1;[.AT109]=1);ROUND(ROUND([.AV109])-0.5);ROUND([.AV109])))" office:value-type="float" office:value="5" calcext:value-type="float">
            <text:p>5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10]+[.H110]+[.J110])*0.4+([.I110]+[.K110])*7/30" office:value-type="float" office:value="2.76666666666667" calcext:value-type="float">
            <text:p>2,76666666666667</text:p>
          </table:table-cell>
          <table:table-cell/>
          <table:table-cell table:formula="of:=IF(OR([.G110]=3;[.J110]=3;[.H110]=3);ROUND(ROUND([.M110])+0.4);IF(OR([.G110]=1;[.H110]=1;[.J110]=1);ROUND(ROUND([.M110])-0.6);ROUND([.M11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10]+[.AG110]+[.AI110])*29/90+([.AF110]+[.AH110])*0.35" office:value-type="float" office:value="2.63333333333333" calcext:value-type="float">
            <text:p>2,63333333333333</text:p>
          </table:table-cell>
          <table:table-cell/>
          <table:table-cell table:formula="of:=IF(OR([.AH110]=3;[.AF110]=3);ROUND(ROUND([.AK110])+0.4);IF(OR([.AF110]=1;[.AH110]=1);ROUND(ROUND([.AK110])-0.6);ROUND([.AK11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([.AR110]+[.AS110])*0.356+[.AT110]*0.36" office:value-type="float" office:value="5" calcext:value-type="float">
            <text:p>5</text:p>
          </table:table-cell>
          <table:table-cell table:formula="of:=IF(OR([.AR110]=5;[.AS110]=5;[.AT110]=5);ROUND(ROUND([.AV110])+0.4);IF(OR([.AR110]=1;[.AS110]=1;[.AT110]=1);ROUND(ROUND([.AV110])-0.5);ROUND([.AV110])))" office:value-type="float" office:value="5" calcext:value-type="float">
            <text:p>5</text:p>
          </table:table-cell>
          <table:table-cell/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11]+[.H111]+[.J111])*0.4+([.I111]+[.K111])*7/30" office:value-type="float" office:value="3" calcext:value-type="float">
            <text:p>3</text:p>
          </table:table-cell>
          <table:table-cell/>
          <table:table-cell table:formula="of:=IF(OR([.G111]=3;[.J111]=3;[.H111]=3);ROUND(ROUND([.M111])+0.4);IF(OR([.G111]=1;[.H111]=1;[.J111]=1);ROUND(ROUND([.M111])-0.6);ROUND([.M11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11]+[.AG111]+[.AI111])*29/90+([.AF111]+[.AH111])*0.35" office:value-type="float" office:value="2.95555555555556" calcext:value-type="float">
            <text:p>2,95555555555556</text:p>
          </table:table-cell>
          <table:table-cell/>
          <table:table-cell table:formula="of:=IF(OR([.AH111]=3;[.AF111]=3);ROUND(ROUND([.AK111])+0.4);IF(OR([.AF111]=1;[.AH111]=1);ROUND(ROUND([.AK111])-0.6);ROUND([.AK11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12]+[.H112]+[.J112])*0.4+([.I112]+[.K112])*7/30" office:value-type="float" office:value="2.93333333333333" calcext:value-type="float">
            <text:p>2,93333333333333</text:p>
          </table:table-cell>
          <table:table-cell/>
          <table:table-cell table:formula="of:=IF(OR([.G112]=3;[.J112]=3;[.H112]=3);ROUND(ROUND([.M112])+0.4);IF(OR([.G112]=1;[.H112]=1;[.J112]=1);ROUND(ROUND([.M112])-0.6);ROUND([.M11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12]+[.AG112]+[.AI112])*29/90+([.AF112]+[.AH112])*0.35" office:value-type="float" office:value="3.27777777777778" calcext:value-type="float">
            <text:p>3,27777777777778</text:p>
          </table:table-cell>
          <table:table-cell/>
          <table:table-cell table:formula="of:=IF(OR([.AH112]=3;[.AF112]=3);ROUND(ROUND([.AK112])+0.4);IF(OR([.AF112]=1;[.AH112]=1);ROUND(ROUND([.AK112])-0.6);ROUND([.AK11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13]+[.H113]+[.J113])*0.4+([.I113]+[.K113])*7/30" office:value-type="float" office:value="3.16666666666667" calcext:value-type="float">
            <text:p>3,16666666666667</text:p>
          </table:table-cell>
          <table:table-cell/>
          <table:table-cell table:formula="of:=IF(OR([.G113]=3;[.J113]=3;[.H113]=3);ROUND(ROUND([.M113])+0.4);IF(OR([.G113]=1;[.H113]=1;[.J113]=1);ROUND(ROUND([.M113])-0.6);ROUND([.M11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13]+[.AG113]+[.AI113])*29/90+([.AF113]+[.AH113])*0.35" office:value-type="float" office:value="2.98333333333333" calcext:value-type="float">
            <text:p>2,98333333333333</text:p>
          </table:table-cell>
          <table:table-cell/>
          <table:table-cell table:formula="of:=IF(OR([.AH113]=3;[.AF113]=3);ROUND(ROUND([.AK113])+0.4);IF(OR([.AF113]=1;[.AH113]=1);ROUND(ROUND([.AK113])-0.6);ROUND([.AK11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14]+[.H114]+[.J114])*0.4+([.I114]+[.K114])*7/30" office:value-type="float" office:value="3.4" calcext:value-type="float">
            <text:p>3,4</text:p>
          </table:table-cell>
          <table:table-cell/>
          <table:table-cell table:formula="of:=IF(OR([.G114]=3;[.J114]=3;[.H114]=3);ROUND(ROUND([.M114])+0.4);IF(OR([.G114]=1;[.H114]=1;[.J114]=1);ROUND(ROUND([.M114])-0.6);ROUND([.M11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14]+[.AG114]+[.AI114])*29/90+([.AF114]+[.AH114])*0.35" office:value-type="float" office:value="3.30555555555556" calcext:value-type="float">
            <text:p>3,30555555555556</text:p>
          </table:table-cell>
          <table:table-cell/>
          <table:table-cell table:formula="of:=IF(OR([.AH114]=3;[.AF114]=3);ROUND(ROUND([.AK114])+0.4);IF(OR([.AF114]=1;[.AH114]=1);ROUND(ROUND([.AK114])-0.6);ROUND([.AK11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15]+[.H115]+[.J115])*0.4+([.I115]+[.K115])*7/30" office:value-type="float" office:value="3.33333333333333" calcext:value-type="float">
            <text:p>3,33333333333333</text:p>
          </table:table-cell>
          <table:table-cell/>
          <table:table-cell table:formula="of:=IF(OR([.G115]=3;[.J115]=3;[.H115]=3);ROUND(ROUND([.M115])+0.4);IF(OR([.G115]=1;[.H115]=1;[.J115]=1);ROUND(ROUND([.M115])-0.6);ROUND([.M11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15]+[.AG115]+[.AI115])*29/90+([.AF115]+[.AH115])*0.35" office:value-type="float" office:value="3.62777777777778" calcext:value-type="float">
            <text:p>3,62777777777778</text:p>
          </table:table-cell>
          <table:table-cell/>
          <table:table-cell table:formula="of:=IF(OR([.AH115]=3;[.AF115]=3);ROUND(ROUND([.AK115])+0.4);IF(OR([.AF115]=1;[.AH115]=1);ROUND(ROUND([.AK115])-0.6);ROUND([.AK11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16]+[.H116]+[.J116])*0.4+([.I116]+[.K116])*7/30" office:value-type="float" office:value="3.56666666666667" calcext:value-type="float">
            <text:p>3,56666666666667</text:p>
          </table:table-cell>
          <table:table-cell/>
          <table:table-cell table:formula="of:=IF(OR([.G116]=3;[.J116]=3;[.H116]=3);ROUND(ROUND([.M116])+0.4);IF(OR([.G116]=1;[.H116]=1;[.J116]=1);ROUND(ROUND([.M116])-0.6);ROUND([.M11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16]+[.AG116]+[.AI116])*29/90+([.AF116]+[.AH116])*0.35" office:value-type="float" office:value="3.33333333333333" calcext:value-type="float">
            <text:p>3,33333333333333</text:p>
          </table:table-cell>
          <table:table-cell/>
          <table:table-cell table:formula="of:=IF(OR([.AH116]=3;[.AF116]=3);ROUND(ROUND([.AK116])+0.4);IF(OR([.AF116]=1;[.AH116]=1);ROUND(ROUND([.AK116])-0.6);ROUND([.AK11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17]+[.H117]+[.J117])*0.4+([.I117]+[.K117])*7/30" office:value-type="float" office:value="3.8" calcext:value-type="float">
            <text:p>3,8</text:p>
          </table:table-cell>
          <table:table-cell/>
          <table:table-cell table:formula="of:=IF(OR([.G117]=3;[.J117]=3;[.H117]=3);ROUND(ROUND([.M117])+0.4);IF(OR([.G117]=1;[.H117]=1;[.J117]=1);ROUND(ROUND([.M117])-0.6);ROUND([.M11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17]+[.AG117]+[.AI117])*29/90+([.AF117]+[.AH117])*0.35" office:value-type="float" office:value="3.65555555555556" calcext:value-type="float">
            <text:p>3,65555555555556</text:p>
          </table:table-cell>
          <table:table-cell/>
          <table:table-cell table:formula="of:=IF(OR([.AH117]=3;[.AF117]=3);ROUND(ROUND([.AK117])+0.4);IF(OR([.AF117]=1;[.AH117]=1);ROUND(ROUND([.AK117])-0.6);ROUND([.AK11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18]+[.H118]+[.J118])*0.4+([.I118]+[.K118])*7/30" office:value-type="float" office:value="2.46666666666667" calcext:value-type="float">
            <text:p>2,46666666666667</text:p>
          </table:table-cell>
          <table:table-cell/>
          <table:table-cell table:formula="of:=IF(OR([.G118]=3;[.J118]=3;[.H118]=3);ROUND(ROUND([.M118])+0.4);IF(OR([.G118]=1;[.H118]=1;[.J118]=1);ROUND(ROUND([.M118])-0.6);ROUND([.M118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18]+[.AG118]+[.AI118])*29/90+([.AF118]+[.AH118])*0.35" office:value-type="float" office:value="3.97777777777778" calcext:value-type="float">
            <text:p>3,97777777777778</text:p>
          </table:table-cell>
          <table:table-cell/>
          <table:table-cell table:formula="of:=IF(OR([.AH118]=3;[.AF118]=3);ROUND(ROUND([.AK118])+0.4);IF(OR([.AF118]=1;[.AH118]=1);ROUND(ROUND([.AK118])-0.6);ROUND([.AK11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19]+[.H119]+[.J119])*0.4+([.I119]+[.K119])*7/30" office:value-type="float" office:value="2.7" calcext:value-type="float">
            <text:p>2,7</text:p>
          </table:table-cell>
          <table:table-cell/>
          <table:table-cell table:formula="of:=IF(OR([.G119]=3;[.J119]=3;[.H119]=3);ROUND(ROUND([.M119])+0.4);IF(OR([.G119]=1;[.H119]=1;[.J119]=1);ROUND(ROUND([.M119])-0.6);ROUND([.M11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19]+[.AG119]+[.AI119])*29/90+([.AF119]+[.AH119])*0.35" office:value-type="float" office:value="2.33888888888889" calcext:value-type="float">
            <text:p>2,33888888888889</text:p>
          </table:table-cell>
          <table:table-cell/>
          <table:table-cell table:formula="of:=IF(OR([.AH119]=3;[.AF119]=3);ROUND(ROUND([.AK119])+0.4);IF(OR([.AF119]=1;[.AH119]=1);ROUND(ROUND([.AK119])-0.6);ROUND([.AK119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20]+[.H120]+[.J120])*0.4+([.I120]+[.K120])*7/30" office:value-type="float" office:value="2.93333333333333" calcext:value-type="float">
            <text:p>2,93333333333333</text:p>
          </table:table-cell>
          <table:table-cell/>
          <table:table-cell table:formula="of:=IF(OR([.G120]=3;[.J120]=3;[.H120]=3);ROUND(ROUND([.M120])+0.4);IF(OR([.G120]=1;[.H120]=1;[.J120]=1);ROUND(ROUND([.M120])-0.6);ROUND([.M12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20]+[.AG120]+[.AI120])*29/90+([.AF120]+[.AH120])*0.35" office:value-type="float" office:value="2.66111111111111" calcext:value-type="float">
            <text:p>2,66111111111111</text:p>
          </table:table-cell>
          <table:table-cell/>
          <table:table-cell table:formula="of:=IF(OR([.AH120]=3;[.AF120]=3);ROUND(ROUND([.AK120])+0.4);IF(OR([.AF120]=1;[.AH120]=1);ROUND(ROUND([.AK120])-0.6);ROUND([.AK12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21]+[.H121]+[.J121])*0.4+([.I121]+[.K121])*7/30" office:value-type="float" office:value="2.86666666666667" calcext:value-type="float">
            <text:p>2,86666666666667</text:p>
          </table:table-cell>
          <table:table-cell/>
          <table:table-cell table:formula="of:=IF(OR([.G121]=3;[.J121]=3;[.H121]=3);ROUND(ROUND([.M121])+0.4);IF(OR([.G121]=1;[.H121]=1;[.J121]=1);ROUND(ROUND([.M121])-0.6);ROUND([.M12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21]+[.AG121]+[.AI121])*29/90+([.AF121]+[.AH121])*0.35" office:value-type="float" office:value="2.98333333333333" calcext:value-type="float">
            <text:p>2,98333333333333</text:p>
          </table:table-cell>
          <table:table-cell/>
          <table:table-cell table:formula="of:=IF(OR([.AH121]=3;[.AF121]=3);ROUND(ROUND([.AK121])+0.4);IF(OR([.AF121]=1;[.AH121]=1);ROUND(ROUND([.AK121])-0.6);ROUND([.AK12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22]+[.H122]+[.J122])*0.4+([.I122]+[.K122])*7/30" office:value-type="float" office:value="3.1" calcext:value-type="float">
            <text:p>3,1</text:p>
          </table:table-cell>
          <table:table-cell/>
          <table:table-cell table:formula="of:=IF(OR([.G122]=3;[.J122]=3;[.H122]=3);ROUND(ROUND([.M122])+0.4);IF(OR([.G122]=1;[.H122]=1;[.J122]=1);ROUND(ROUND([.M122])-0.6);ROUND([.M12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22]+[.AG122]+[.AI122])*29/90+([.AF122]+[.AH122])*0.35" office:value-type="float" office:value="2.68888888888889" calcext:value-type="float">
            <text:p>2,68888888888889</text:p>
          </table:table-cell>
          <table:table-cell/>
          <table:table-cell table:formula="of:=IF(OR([.AH122]=3;[.AF122]=3);ROUND(ROUND([.AK122])+0.4);IF(OR([.AF122]=1;[.AH122]=1);ROUND(ROUND([.AK122])-0.6);ROUND([.AK12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23]+[.H123]+[.J123])*0.4+([.I123]+[.K123])*7/30" office:value-type="float" office:value="3.33333333333333" calcext:value-type="float">
            <text:p>3,33333333333333</text:p>
          </table:table-cell>
          <table:table-cell/>
          <table:table-cell table:formula="of:=IF(OR([.G123]=3;[.J123]=3;[.H123]=3);ROUND(ROUND([.M123])+0.4);IF(OR([.G123]=1;[.H123]=1;[.J123]=1);ROUND(ROUND([.M123])-0.6);ROUND([.M12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23]+[.AG123]+[.AI123])*29/90+([.AF123]+[.AH123])*0.35" office:value-type="float" office:value="3.01111111111111" calcext:value-type="float">
            <text:p>3,01111111111111</text:p>
          </table:table-cell>
          <table:table-cell/>
          <table:table-cell table:formula="of:=IF(OR([.AH123]=3;[.AF123]=3);ROUND(ROUND([.AK123])+0.4);IF(OR([.AF123]=1;[.AH123]=1);ROUND(ROUND([.AK123])-0.6);ROUND([.AK12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24]+[.H124]+[.J124])*0.4+([.I124]+[.K124])*7/30" office:value-type="float" office:value="3.26666666666667" calcext:value-type="float">
            <text:p>3,26666666666667</text:p>
          </table:table-cell>
          <table:table-cell/>
          <table:table-cell table:formula="of:=IF(OR([.G124]=3;[.J124]=3;[.H124]=3);ROUND(ROUND([.M124])+0.4);IF(OR([.G124]=1;[.H124]=1;[.J124]=1);ROUND(ROUND([.M124])-0.6);ROUND([.M12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24]+[.AG124]+[.AI124])*29/90+([.AF124]+[.AH124])*0.35" office:value-type="float" office:value="3.33333333333333" calcext:value-type="float">
            <text:p>3,33333333333333</text:p>
          </table:table-cell>
          <table:table-cell/>
          <table:table-cell table:formula="of:=IF(OR([.AH124]=3;[.AF124]=3);ROUND(ROUND([.AK124])+0.4);IF(OR([.AF124]=1;[.AH124]=1);ROUND(ROUND([.AK124])-0.6);ROUND([.AK12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25]+[.H125]+[.J125])*0.4+([.I125]+[.K125])*7/30" office:value-type="float" office:value="3.5" calcext:value-type="float">
            <text:p>3,5</text:p>
          </table:table-cell>
          <table:table-cell/>
          <table:table-cell table:formula="of:=IF(OR([.G125]=3;[.J125]=3;[.H125]=3);ROUND(ROUND([.M125])+0.4);IF(OR([.G125]=1;[.H125]=1;[.J125]=1);ROUND(ROUND([.M125])-0.6);ROUND([.M12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25]+[.AG125]+[.AI125])*29/90+([.AF125]+[.AH125])*0.35" office:value-type="float" office:value="3.03888888888889" calcext:value-type="float">
            <text:p>3,03888888888889</text:p>
          </table:table-cell>
          <table:table-cell/>
          <table:table-cell table:formula="of:=IF(OR([.AH125]=3;[.AF125]=3);ROUND(ROUND([.AK125])+0.4);IF(OR([.AF125]=1;[.AH125]=1);ROUND(ROUND([.AK125])-0.6);ROUND([.AK12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26]+[.H126]+[.J126])*0.4+([.I126]+[.K126])*7/30" office:value-type="float" office:value="3.73333333333333" calcext:value-type="float">
            <text:p>3,73333333333333</text:p>
          </table:table-cell>
          <table:table-cell/>
          <table:table-cell table:formula="of:=IF(OR([.G126]=3;[.J126]=3;[.H126]=3);ROUND(ROUND([.M126])+0.4);IF(OR([.G126]=1;[.H126]=1;[.J126]=1);ROUND(ROUND([.M126])-0.6);ROUND([.M12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26]+[.AG126]+[.AI126])*29/90+([.AF126]+[.AH126])*0.35" office:value-type="float" office:value="3.36111111111111" calcext:value-type="float">
            <text:p>3,36111111111111</text:p>
          </table:table-cell>
          <table:table-cell/>
          <table:table-cell table:formula="of:=IF(OR([.AH126]=3;[.AF126]=3);ROUND(ROUND([.AK126])+0.4);IF(OR([.AF126]=1;[.AH126]=1);ROUND(ROUND([.AK126])-0.6);ROUND([.AK12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27]+[.H127]+[.J127])*0.4+([.I127]+[.K127])*7/30" office:value-type="float" office:value="2.7" calcext:value-type="float">
            <text:p>2,7</text:p>
          </table:table-cell>
          <table:table-cell/>
          <table:table-cell table:formula="of:=IF(OR([.G127]=3;[.J127]=3;[.H127]=3);ROUND(ROUND([.M127])+0.4);IF(OR([.G127]=1;[.H127]=1;[.J127]=1);ROUND(ROUND([.M127])-0.6);ROUND([.M12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27]+[.AG127]+[.AI127])*29/90+([.AF127]+[.AH127])*0.35" office:value-type="float" office:value="3.68333333333333" calcext:value-type="float">
            <text:p>3,68333333333333</text:p>
          </table:table-cell>
          <table:table-cell/>
          <table:table-cell table:formula="of:=IF(OR([.AH127]=3;[.AF127]=3);ROUND(ROUND([.AK127])+0.4);IF(OR([.AF127]=1;[.AH127]=1);ROUND(ROUND([.AK127])-0.6);ROUND([.AK12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28]+[.H128]+[.J128])*0.4+([.I128]+[.K128])*7/30" office:value-type="float" office:value="2.93333333333333" calcext:value-type="float">
            <text:p>2,93333333333333</text:p>
          </table:table-cell>
          <table:table-cell/>
          <table:table-cell table:formula="of:=IF(OR([.G128]=3;[.J128]=3;[.H128]=3);ROUND(ROUND([.M128])+0.4);IF(OR([.G128]=1;[.H128]=1;[.J128]=1);ROUND(ROUND([.M128])-0.6);ROUND([.M12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28]+[.AG128]+[.AI128])*29/90+([.AF128]+[.AH128])*0.35" office:value-type="float" office:value="2.66111111111111" calcext:value-type="float">
            <text:p>2,66111111111111</text:p>
          </table:table-cell>
          <table:table-cell/>
          <table:table-cell table:formula="of:=IF(OR([.AH128]=3;[.AF128]=3);ROUND(ROUND([.AK128])+0.4);IF(OR([.AF128]=1;[.AH128]=1);ROUND(ROUND([.AK128])-0.6);ROUND([.AK12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29]+[.H129]+[.J129])*0.4+([.I129]+[.K129])*7/30" office:value-type="float" office:value="3.16666666666667" calcext:value-type="float">
            <text:p>3,16666666666667</text:p>
          </table:table-cell>
          <table:table-cell/>
          <table:table-cell table:formula="of:=IF(OR([.G129]=3;[.J129]=3;[.H129]=3);ROUND(ROUND([.M129])+0.4);IF(OR([.G129]=1;[.H129]=1;[.J129]=1);ROUND(ROUND([.M129])-0.6);ROUND([.M12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29]+[.AG129]+[.AI129])*29/90+([.AF129]+[.AH129])*0.35" office:value-type="float" office:value="2.98333333333333" calcext:value-type="float">
            <text:p>2,98333333333333</text:p>
          </table:table-cell>
          <table:table-cell/>
          <table:table-cell table:formula="of:=IF(OR([.AH129]=3;[.AF129]=3);ROUND(ROUND([.AK129])+0.4);IF(OR([.AF129]=1;[.AH129]=1);ROUND(ROUND([.AK129])-0.6);ROUND([.AK12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30]+[.H130]+[.J130])*0.4+([.I130]+[.K130])*7/30" office:value-type="float" office:value="3.1" calcext:value-type="float">
            <text:p>3,1</text:p>
          </table:table-cell>
          <table:table-cell/>
          <table:table-cell table:formula="of:=IF(OR([.G130]=3;[.J130]=3;[.H130]=3);ROUND(ROUND([.M130])+0.4);IF(OR([.G130]=1;[.H130]=1;[.J130]=1);ROUND(ROUND([.M130])-0.6);ROUND([.M13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30]+[.AG130]+[.AI130])*29/90+([.AF130]+[.AH130])*0.35" office:value-type="float" office:value="3.30555555555556" calcext:value-type="float">
            <text:p>3,30555555555556</text:p>
          </table:table-cell>
          <table:table-cell/>
          <table:table-cell table:formula="of:=IF(OR([.AH130]=3;[.AF130]=3);ROUND(ROUND([.AK130])+0.4);IF(OR([.AF130]=1;[.AH130]=1);ROUND(ROUND([.AK130])-0.6);ROUND([.AK13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31]+[.H131]+[.J131])*0.4+([.I131]+[.K131])*7/30" office:value-type="float" office:value="3.33333333333333" calcext:value-type="float">
            <text:p>3,33333333333333</text:p>
          </table:table-cell>
          <table:table-cell/>
          <table:table-cell table:formula="of:=IF(OR([.G131]=3;[.J131]=3;[.H131]=3);ROUND(ROUND([.M131])+0.4);IF(OR([.G131]=1;[.H131]=1;[.J131]=1);ROUND(ROUND([.M131])-0.6);ROUND([.M13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31]+[.AG131]+[.AI131])*29/90+([.AF131]+[.AH131])*0.35" office:value-type="float" office:value="3.01111111111111" calcext:value-type="float">
            <text:p>3,01111111111111</text:p>
          </table:table-cell>
          <table:table-cell/>
          <table:table-cell table:formula="of:=IF(OR([.AH131]=3;[.AF131]=3);ROUND(ROUND([.AK131])+0.4);IF(OR([.AF131]=1;[.AH131]=1);ROUND(ROUND([.AK131])-0.6);ROUND([.AK13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32]+[.H132]+[.J132])*0.4+([.I132]+[.K132])*7/30" office:value-type="float" office:value="3.56666666666667" calcext:value-type="float">
            <text:p>3,56666666666667</text:p>
          </table:table-cell>
          <table:table-cell/>
          <table:table-cell table:formula="of:=IF(OR([.G132]=3;[.J132]=3;[.H132]=3);ROUND(ROUND([.M132])+0.4);IF(OR([.G132]=1;[.H132]=1;[.J132]=1);ROUND(ROUND([.M132])-0.6);ROUND([.M13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32]+[.AG132]+[.AI132])*29/90+([.AF132]+[.AH132])*0.35" office:value-type="float" office:value="3.33333333333333" calcext:value-type="float">
            <text:p>3,33333333333333</text:p>
          </table:table-cell>
          <table:table-cell/>
          <table:table-cell table:formula="of:=IF(OR([.AH132]=3;[.AF132]=3);ROUND(ROUND([.AK132])+0.4);IF(OR([.AF132]=1;[.AH132]=1);ROUND(ROUND([.AK132])-0.6);ROUND([.AK13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33]+[.H133]+[.J133])*0.4+([.I133]+[.K133])*7/30" office:value-type="float" office:value="3.5" calcext:value-type="float">
            <text:p>3,5</text:p>
          </table:table-cell>
          <table:table-cell/>
          <table:table-cell table:formula="of:=IF(OR([.G133]=3;[.J133]=3;[.H133]=3);ROUND(ROUND([.M133])+0.4);IF(OR([.G133]=1;[.H133]=1;[.J133]=1);ROUND(ROUND([.M133])-0.6);ROUND([.M13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33]+[.AG133]+[.AI133])*29/90+([.AF133]+[.AH133])*0.35" office:value-type="float" office:value="3.65555555555556" calcext:value-type="float">
            <text:p>3,65555555555556</text:p>
          </table:table-cell>
          <table:table-cell/>
          <table:table-cell table:formula="of:=IF(OR([.AH133]=3;[.AF133]=3);ROUND(ROUND([.AK133])+0.4);IF(OR([.AF133]=1;[.AH133]=1);ROUND(ROUND([.AK133])-0.6);ROUND([.AK13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34]+[.H134]+[.J134])*0.4+([.I134]+[.K134])*7/30" office:value-type="float" office:value="3.73333333333333" calcext:value-type="float">
            <text:p>3,73333333333333</text:p>
          </table:table-cell>
          <table:table-cell/>
          <table:table-cell table:formula="of:=IF(OR([.G134]=3;[.J134]=3;[.H134]=3);ROUND(ROUND([.M134])+0.4);IF(OR([.G134]=1;[.H134]=1;[.J134]=1);ROUND(ROUND([.M134])-0.6);ROUND([.M13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34]+[.AG134]+[.AI134])*29/90+([.AF134]+[.AH134])*0.35" office:value-type="float" office:value="3.36111111111111" calcext:value-type="float">
            <text:p>3,36111111111111</text:p>
          </table:table-cell>
          <table:table-cell/>
          <table:table-cell table:formula="of:=IF(OR([.AH134]=3;[.AF134]=3);ROUND(ROUND([.AK134])+0.4);IF(OR([.AF134]=1;[.AH134]=1);ROUND(ROUND([.AK134])-0.6);ROUND([.AK13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35]+[.H135]+[.J135])*0.4+([.I135]+[.K135])*7/30" office:value-type="float" office:value="3.96666666666667" calcext:value-type="float">
            <text:p>3,96666666666667</text:p>
          </table:table-cell>
          <table:table-cell/>
          <table:table-cell table:formula="of:=IF(OR([.G135]=3;[.J135]=3;[.H135]=3);ROUND(ROUND([.M135])+0.4);IF(OR([.G135]=1;[.H135]=1;[.J135]=1);ROUND(ROUND([.M135])-0.6);ROUND([.M13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35]+[.AG135]+[.AI135])*29/90+([.AF135]+[.AH135])*0.35" office:value-type="float" office:value="3.68333333333333" calcext:value-type="float">
            <text:p>3,68333333333333</text:p>
          </table:table-cell>
          <table:table-cell/>
          <table:table-cell table:formula="of:=IF(OR([.AH135]=3;[.AF135]=3);ROUND(ROUND([.AK135])+0.4);IF(OR([.AF135]=1;[.AH135]=1);ROUND(ROUND([.AK135])-0.6);ROUND([.AK13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36]+[.H136]+[.J136])*0.4+([.I136]+[.K136])*7/30" office:value-type="float" office:value="2.93333333333333" calcext:value-type="float">
            <text:p>2,93333333333333</text:p>
          </table:table-cell>
          <table:table-cell/>
          <table:table-cell table:formula="of:=IF(OR([.G136]=3;[.J136]=3;[.H136]=3);ROUND(ROUND([.M136])+0.4);IF(OR([.G136]=1;[.H136]=1;[.J136]=1);ROUND(ROUND([.M136])-0.6);ROUND([.M13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36]+[.AG136]+[.AI136])*29/90+([.AF136]+[.AH136])*0.35" office:value-type="float" office:value="4.00555555555556" calcext:value-type="float">
            <text:p>4,00555555555556</text:p>
          </table:table-cell>
          <table:table-cell/>
          <table:table-cell table:formula="of:=IF(OR([.AH136]=3;[.AF136]=3);ROUND(ROUND([.AK136])+0.4);IF(OR([.AF136]=1;[.AH136]=1);ROUND(ROUND([.AK136])-0.6);ROUND([.AK13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37]+[.H137]+[.J137])*0.4+([.I137]+[.K137])*7/30" office:value-type="float" office:value="3.16666666666667" calcext:value-type="float">
            <text:p>3,16666666666667</text:p>
          </table:table-cell>
          <table:table-cell/>
          <table:table-cell table:formula="of:=IF(OR([.G137]=3;[.J137]=3;[.H137]=3);ROUND(ROUND([.M137])+0.4);IF(OR([.G137]=1;[.H137]=1;[.J137]=1);ROUND(ROUND([.M137])-0.6);ROUND([.M13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37]+[.AG137]+[.AI137])*29/90+([.AF137]+[.AH137])*0.35" office:value-type="float" office:value="2.98333333333333" calcext:value-type="float">
            <text:p>2,98333333333333</text:p>
          </table:table-cell>
          <table:table-cell/>
          <table:table-cell table:formula="of:=IF(OR([.AH137]=3;[.AF137]=3);ROUND(ROUND([.AK137])+0.4);IF(OR([.AF137]=1;[.AH137]=1);ROUND(ROUND([.AK137])-0.6);ROUND([.AK13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38]+[.H138]+[.J138])*0.4+([.I138]+[.K138])*7/30" office:value-type="float" office:value="3.4" calcext:value-type="float">
            <text:p>3,4</text:p>
          </table:table-cell>
          <table:table-cell/>
          <table:table-cell table:formula="of:=IF(OR([.G138]=3;[.J138]=3;[.H138]=3);ROUND(ROUND([.M138])+0.4);IF(OR([.G138]=1;[.H138]=1;[.J138]=1);ROUND(ROUND([.M138])-0.6);ROUND([.M13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38]+[.AG138]+[.AI138])*29/90+([.AF138]+[.AH138])*0.35" office:value-type="float" office:value="3.30555555555556" calcext:value-type="float">
            <text:p>3,30555555555556</text:p>
          </table:table-cell>
          <table:table-cell/>
          <table:table-cell table:formula="of:=IF(OR([.AH138]=3;[.AF138]=3);ROUND(ROUND([.AK138])+0.4);IF(OR([.AF138]=1;[.AH138]=1);ROUND(ROUND([.AK138])-0.6);ROUND([.AK13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39]+[.H139]+[.J139])*0.4+([.I139]+[.K139])*7/30" office:value-type="float" office:value="3.33333333333333" calcext:value-type="float">
            <text:p>3,33333333333333</text:p>
          </table:table-cell>
          <table:table-cell/>
          <table:table-cell table:formula="of:=IF(OR([.G139]=3;[.J139]=3;[.H139]=3);ROUND(ROUND([.M139])+0.4);IF(OR([.G139]=1;[.H139]=1;[.J139]=1);ROUND(ROUND([.M139])-0.6);ROUND([.M13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39]+[.AG139]+[.AI139])*29/90+([.AF139]+[.AH139])*0.35" office:value-type="float" office:value="3.62777777777778" calcext:value-type="float">
            <text:p>3,62777777777778</text:p>
          </table:table-cell>
          <table:table-cell/>
          <table:table-cell table:formula="of:=IF(OR([.AH139]=3;[.AF139]=3);ROUND(ROUND([.AK139])+0.4);IF(OR([.AF139]=1;[.AH139]=1);ROUND(ROUND([.AK139])-0.6);ROUND([.AK13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40]+[.H140]+[.J140])*0.4+([.I140]+[.K140])*7/30" office:value-type="float" office:value="3.56666666666667" calcext:value-type="float">
            <text:p>3,56666666666667</text:p>
          </table:table-cell>
          <table:table-cell/>
          <table:table-cell table:formula="of:=IF(OR([.G140]=3;[.J140]=3;[.H140]=3);ROUND(ROUND([.M140])+0.4);IF(OR([.G140]=1;[.H140]=1;[.J140]=1);ROUND(ROUND([.M140])-0.6);ROUND([.M14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40]+[.AG140]+[.AI140])*29/90+([.AF140]+[.AH140])*0.35" office:value-type="float" office:value="3.33333333333333" calcext:value-type="float">
            <text:p>3,33333333333333</text:p>
          </table:table-cell>
          <table:table-cell/>
          <table:table-cell table:formula="of:=IF(OR([.AH140]=3;[.AF140]=3);ROUND(ROUND([.AK140])+0.4);IF(OR([.AF140]=1;[.AH140]=1);ROUND(ROUND([.AK140])-0.6);ROUND([.AK14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41]+[.H141]+[.J141])*0.4+([.I141]+[.K141])*7/30" office:value-type="float" office:value="3.8" calcext:value-type="float">
            <text:p>3,8</text:p>
          </table:table-cell>
          <table:table-cell/>
          <table:table-cell table:formula="of:=IF(OR([.G141]=3;[.J141]=3;[.H141]=3);ROUND(ROUND([.M141])+0.4);IF(OR([.G141]=1;[.H141]=1;[.J141]=1);ROUND(ROUND([.M141])-0.6);ROUND([.M14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41]+[.AG141]+[.AI141])*29/90+([.AF141]+[.AH141])*0.35" office:value-type="float" office:value="3.65555555555556" calcext:value-type="float">
            <text:p>3,65555555555556</text:p>
          </table:table-cell>
          <table:table-cell/>
          <table:table-cell table:formula="of:=IF(OR([.AH141]=3;[.AF141]=3);ROUND(ROUND([.AK141])+0.4);IF(OR([.AF141]=1;[.AH141]=1);ROUND(ROUND([.AK141])-0.6);ROUND([.AK14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42]+[.H142]+[.J142])*0.4+([.I142]+[.K142])*7/30" office:value-type="float" office:value="3.73333333333333" calcext:value-type="float">
            <text:p>3,73333333333333</text:p>
          </table:table-cell>
          <table:table-cell/>
          <table:table-cell table:formula="of:=IF(OR([.G142]=3;[.J142]=3;[.H142]=3);ROUND(ROUND([.M142])+0.4);IF(OR([.G142]=1;[.H142]=1;[.J142]=1);ROUND(ROUND([.M142])-0.6);ROUND([.M14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42]+[.AG142]+[.AI142])*29/90+([.AF142]+[.AH142])*0.35" office:value-type="float" office:value="3.97777777777778" calcext:value-type="float">
            <text:p>3,97777777777778</text:p>
          </table:table-cell>
          <table:table-cell/>
          <table:table-cell table:formula="of:=IF(OR([.AH142]=3;[.AF142]=3);ROUND(ROUND([.AK142])+0.4);IF(OR([.AF142]=1;[.AH142]=1);ROUND(ROUND([.AK142])-0.6);ROUND([.AK14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43]+[.H143]+[.J143])*0.4+([.I143]+[.K143])*7/30" office:value-type="float" office:value="3.96666666666667" calcext:value-type="float">
            <text:p>3,96666666666667</text:p>
          </table:table-cell>
          <table:table-cell/>
          <table:table-cell table:formula="of:=IF(OR([.G143]=3;[.J143]=3;[.H143]=3);ROUND(ROUND([.M143])+0.4);IF(OR([.G143]=1;[.H143]=1;[.J143]=1);ROUND(ROUND([.M143])-0.6);ROUND([.M14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43]+[.AG143]+[.AI143])*29/90+([.AF143]+[.AH143])*0.35" office:value-type="float" office:value="3.68333333333333" calcext:value-type="float">
            <text:p>3,68333333333333</text:p>
          </table:table-cell>
          <table:table-cell/>
          <table:table-cell table:formula="of:=IF(OR([.AH143]=3;[.AF143]=3);ROUND(ROUND([.AK143])+0.4);IF(OR([.AF143]=1;[.AH143]=1);ROUND(ROUND([.AK143])-0.6);ROUND([.AK14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44]+[.H144]+[.J144])*0.4+([.I144]+[.K144])*7/30" office:value-type="float" office:value="4.2" calcext:value-type="float">
            <text:p>4,2</text:p>
          </table:table-cell>
          <table:table-cell/>
          <table:table-cell table:formula="of:=IF(OR([.G144]=3;[.J144]=3;[.H144]=3);ROUND(ROUND([.M144])+0.4);IF(OR([.G144]=1;[.H144]=1;[.J144]=1);ROUND(ROUND([.M144])-0.6);ROUND([.M14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44]+[.AG144]+[.AI144])*29/90+([.AF144]+[.AH144])*0.35" office:value-type="float" office:value="4.00555555555556" calcext:value-type="float">
            <text:p>4,00555555555556</text:p>
          </table:table-cell>
          <table:table-cell/>
          <table:table-cell table:formula="of:=IF(OR([.AH144]=3;[.AF144]=3);ROUND(ROUND([.AK144])+0.4);IF(OR([.AF144]=1;[.AH144]=1);ROUND(ROUND([.AK144])-0.6);ROUND([.AK14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45]+[.H145]+[.J145])*0.4+([.I145]+[.K145])*7/30" office:value-type="float" office:value="2.86666666666667" calcext:value-type="float">
            <text:p>2,86666666666667</text:p>
          </table:table-cell>
          <table:table-cell/>
          <table:table-cell table:formula="of:=IF(OR([.G145]=3;[.J145]=3;[.H145]=3);ROUND(ROUND([.M145])+0.4);IF(OR([.G145]=1;[.H145]=1;[.J145]=1);ROUND(ROUND([.M145])-0.6);ROUND([.M14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45]+[.AG145]+[.AI145])*29/90+([.AF145]+[.AH145])*0.35" office:value-type="float" office:value="4.32777777777778" calcext:value-type="float">
            <text:p>4,32777777777778</text:p>
          </table:table-cell>
          <table:table-cell/>
          <table:table-cell table:formula="of:=IF(OR([.AH145]=3;[.AF145]=3);ROUND(ROUND([.AK145])+0.4);IF(OR([.AF145]=1;[.AH145]=1);ROUND(ROUND([.AK145])-0.6);ROUND([.AK14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46]+[.H146]+[.J146])*0.4+([.I146]+[.K146])*7/30" office:value-type="float" office:value="3.1" calcext:value-type="float">
            <text:p>3,1</text:p>
          </table:table-cell>
          <table:table-cell/>
          <table:table-cell table:formula="of:=IF(OR([.G146]=3;[.J146]=3;[.H146]=3);ROUND(ROUND([.M146])+0.4);IF(OR([.G146]=1;[.H146]=1;[.J146]=1);ROUND(ROUND([.M146])-0.6);ROUND([.M14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46]+[.AG146]+[.AI146])*29/90+([.AF146]+[.AH146])*0.35" office:value-type="float" office:value="2.68888888888889" calcext:value-type="float">
            <text:p>2,68888888888889</text:p>
          </table:table-cell>
          <table:table-cell/>
          <table:table-cell table:formula="of:=IF(OR([.AH146]=3;[.AF146]=3);ROUND(ROUND([.AK146])+0.4);IF(OR([.AF146]=1;[.AH146]=1);ROUND(ROUND([.AK146])-0.6);ROUND([.AK14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47]+[.H147]+[.J147])*0.4+([.I147]+[.K147])*7/30" office:value-type="float" office:value="3.33333333333333" calcext:value-type="float">
            <text:p>3,33333333333333</text:p>
          </table:table-cell>
          <table:table-cell/>
          <table:table-cell table:formula="of:=IF(OR([.G147]=3;[.J147]=3;[.H147]=3);ROUND(ROUND([.M147])+0.4);IF(OR([.G147]=1;[.H147]=1;[.J147]=1);ROUND(ROUND([.M147])-0.6);ROUND([.M14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47]+[.AG147]+[.AI147])*29/90+([.AF147]+[.AH147])*0.35" office:value-type="float" office:value="3.01111111111111" calcext:value-type="float">
            <text:p>3,01111111111111</text:p>
          </table:table-cell>
          <table:table-cell/>
          <table:table-cell table:formula="of:=IF(OR([.AH147]=3;[.AF147]=3);ROUND(ROUND([.AK147])+0.4);IF(OR([.AF147]=1;[.AH147]=1);ROUND(ROUND([.AK147])-0.6);ROUND([.AK14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48]+[.H148]+[.J148])*0.4+([.I148]+[.K148])*7/30" office:value-type="float" office:value="3.26666666666667" calcext:value-type="float">
            <text:p>3,26666666666667</text:p>
          </table:table-cell>
          <table:table-cell/>
          <table:table-cell table:formula="of:=IF(OR([.G148]=3;[.J148]=3;[.H148]=3);ROUND(ROUND([.M148])+0.4);IF(OR([.G148]=1;[.H148]=1;[.J148]=1);ROUND(ROUND([.M148])-0.6);ROUND([.M14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48]+[.AG148]+[.AI148])*29/90+([.AF148]+[.AH148])*0.35" office:value-type="float" office:value="3.33333333333333" calcext:value-type="float">
            <text:p>3,33333333333333</text:p>
          </table:table-cell>
          <table:table-cell/>
          <table:table-cell table:formula="of:=IF(OR([.AH148]=3;[.AF148]=3);ROUND(ROUND([.AK148])+0.4);IF(OR([.AF148]=1;[.AH148]=1);ROUND(ROUND([.AK148])-0.6);ROUND([.AK14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49]+[.H149]+[.J149])*0.4+([.I149]+[.K149])*7/30" office:value-type="float" office:value="3.5" calcext:value-type="float">
            <text:p>3,5</text:p>
          </table:table-cell>
          <table:table-cell/>
          <table:table-cell table:formula="of:=IF(OR([.G149]=3;[.J149]=3;[.H149]=3);ROUND(ROUND([.M149])+0.4);IF(OR([.G149]=1;[.H149]=1;[.J149]=1);ROUND(ROUND([.M149])-0.6);ROUND([.M14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49]+[.AG149]+[.AI149])*29/90+([.AF149]+[.AH149])*0.35" office:value-type="float" office:value="3.03888888888889" calcext:value-type="float">
            <text:p>3,03888888888889</text:p>
          </table:table-cell>
          <table:table-cell/>
          <table:table-cell table:formula="of:=IF(OR([.AH149]=3;[.AF149]=3);ROUND(ROUND([.AK149])+0.4);IF(OR([.AF149]=1;[.AH149]=1);ROUND(ROUND([.AK149])-0.6);ROUND([.AK14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50]+[.H150]+[.J150])*0.4+([.I150]+[.K150])*7/30" office:value-type="float" office:value="3.73333333333333" calcext:value-type="float">
            <text:p>3,73333333333333</text:p>
          </table:table-cell>
          <table:table-cell/>
          <table:table-cell table:formula="of:=IF(OR([.G150]=3;[.J150]=3;[.H150]=3);ROUND(ROUND([.M150])+0.4);IF(OR([.G150]=1;[.H150]=1;[.J150]=1);ROUND(ROUND([.M150])-0.6);ROUND([.M15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50]+[.AG150]+[.AI150])*29/90+([.AF150]+[.AH150])*0.35" office:value-type="float" office:value="3.36111111111111" calcext:value-type="float">
            <text:p>3,36111111111111</text:p>
          </table:table-cell>
          <table:table-cell/>
          <table:table-cell table:formula="of:=IF(OR([.AH150]=3;[.AF150]=3);ROUND(ROUND([.AK150])+0.4);IF(OR([.AF150]=1;[.AH150]=1);ROUND(ROUND([.AK150])-0.6);ROUND([.AK15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51]+[.H151]+[.J151])*0.4+([.I151]+[.K151])*7/30" office:value-type="float" office:value="3.66666666666667" calcext:value-type="float">
            <text:p>3,66666666666667</text:p>
          </table:table-cell>
          <table:table-cell/>
          <table:table-cell table:formula="of:=IF(OR([.G151]=3;[.J151]=3;[.H151]=3);ROUND(ROUND([.M151])+0.4);IF(OR([.G151]=1;[.H151]=1;[.J151]=1);ROUND(ROUND([.M151])-0.6);ROUND([.M15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51]+[.AG151]+[.AI151])*29/90+([.AF151]+[.AH151])*0.35" office:value-type="float" office:value="3.68333333333333" calcext:value-type="float">
            <text:p>3,68333333333333</text:p>
          </table:table-cell>
          <table:table-cell/>
          <table:table-cell table:formula="of:=IF(OR([.AH151]=3;[.AF151]=3);ROUND(ROUND([.AK151])+0.4);IF(OR([.AF151]=1;[.AH151]=1);ROUND(ROUND([.AK151])-0.6);ROUND([.AK15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52]+[.H152]+[.J152])*0.4+([.I152]+[.K152])*7/30" office:value-type="float" office:value="3.9" calcext:value-type="float">
            <text:p>3,9</text:p>
          </table:table-cell>
          <table:table-cell/>
          <table:table-cell table:formula="of:=IF(OR([.G152]=3;[.J152]=3;[.H152]=3);ROUND(ROUND([.M152])+0.4);IF(OR([.G152]=1;[.H152]=1;[.J152]=1);ROUND(ROUND([.M152])-0.6);ROUND([.M15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52]+[.AG152]+[.AI152])*29/90+([.AF152]+[.AH152])*0.35" office:value-type="float" office:value="3.38888888888889" calcext:value-type="float">
            <text:p>3,38888888888889</text:p>
          </table:table-cell>
          <table:table-cell/>
          <table:table-cell table:formula="of:=IF(OR([.AH152]=3;[.AF152]=3);ROUND(ROUND([.AK152])+0.4);IF(OR([.AF152]=1;[.AH152]=1);ROUND(ROUND([.AK152])-0.6);ROUND([.AK15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53]+[.H153]+[.J153])*0.4+([.I153]+[.K153])*7/30" office:value-type="float" office:value="4.13333333333333" calcext:value-type="float">
            <text:p>4,13333333333333</text:p>
          </table:table-cell>
          <table:table-cell/>
          <table:table-cell table:formula="of:=IF(OR([.G153]=3;[.J153]=3;[.H153]=3);ROUND(ROUND([.M153])+0.4);IF(OR([.G153]=1;[.H153]=1;[.J153]=1);ROUND(ROUND([.M153])-0.6);ROUND([.M15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53]+[.AG153]+[.AI153])*29/90+([.AF153]+[.AH153])*0.35" office:value-type="float" office:value="3.71111111111111" calcext:value-type="float">
            <text:p>3,71111111111111</text:p>
          </table:table-cell>
          <table:table-cell/>
          <table:table-cell table:formula="of:=IF(OR([.AH153]=3;[.AF153]=3);ROUND(ROUND([.AK153])+0.4);IF(OR([.AF153]=1;[.AH153]=1);ROUND(ROUND([.AK153])-0.6);ROUND([.AK15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54]+[.H154]+[.J154])*0.4+([.I154]+[.K154])*7/30" office:value-type="float" office:value="3.1" calcext:value-type="float">
            <text:p>3,1</text:p>
          </table:table-cell>
          <table:table-cell/>
          <table:table-cell table:formula="of:=IF(OR([.G154]=3;[.J154]=3;[.H154]=3);ROUND(ROUND([.M154])+0.4);IF(OR([.G154]=1;[.H154]=1;[.J154]=1);ROUND(ROUND([.M154])-0.6);ROUND([.M15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54]+[.AG154]+[.AI154])*29/90+([.AF154]+[.AH154])*0.35" office:value-type="float" office:value="4.03333333333333" calcext:value-type="float">
            <text:p>4,03333333333333</text:p>
          </table:table-cell>
          <table:table-cell/>
          <table:table-cell table:formula="of:=IF(OR([.AH154]=3;[.AF154]=3);ROUND(ROUND([.AK154])+0.4);IF(OR([.AF154]=1;[.AH154]=1);ROUND(ROUND([.AK154])-0.6);ROUND([.AK15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55]+[.H155]+[.J155])*0.4+([.I155]+[.K155])*7/30" office:value-type="float" office:value="3.33333333333333" calcext:value-type="float">
            <text:p>3,33333333333333</text:p>
          </table:table-cell>
          <table:table-cell/>
          <table:table-cell table:formula="of:=IF(OR([.G155]=3;[.J155]=3;[.H155]=3);ROUND(ROUND([.M155])+0.4);IF(OR([.G155]=1;[.H155]=1;[.J155]=1);ROUND(ROUND([.M155])-0.6);ROUND([.M15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55]+[.AG155]+[.AI155])*29/90+([.AF155]+[.AH155])*0.35" office:value-type="float" office:value="3.01111111111111" calcext:value-type="float">
            <text:p>3,01111111111111</text:p>
          </table:table-cell>
          <table:table-cell/>
          <table:table-cell table:formula="of:=IF(OR([.AH155]=3;[.AF155]=3);ROUND(ROUND([.AK155])+0.4);IF(OR([.AF155]=1;[.AH155]=1);ROUND(ROUND([.AK155])-0.6);ROUND([.AK15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56]+[.H156]+[.J156])*0.4+([.I156]+[.K156])*7/30" office:value-type="float" office:value="3.56666666666667" calcext:value-type="float">
            <text:p>3,56666666666667</text:p>
          </table:table-cell>
          <table:table-cell/>
          <table:table-cell table:formula="of:=IF(OR([.G156]=3;[.J156]=3;[.H156]=3);ROUND(ROUND([.M156])+0.4);IF(OR([.G156]=1;[.H156]=1;[.J156]=1);ROUND(ROUND([.M156])-0.6);ROUND([.M15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56]+[.AG156]+[.AI156])*29/90+([.AF156]+[.AH156])*0.35" office:value-type="float" office:value="3.33333333333333" calcext:value-type="float">
            <text:p>3,33333333333333</text:p>
          </table:table-cell>
          <table:table-cell/>
          <table:table-cell table:formula="of:=IF(OR([.AH156]=3;[.AF156]=3);ROUND(ROUND([.AK156])+0.4);IF(OR([.AF156]=1;[.AH156]=1);ROUND(ROUND([.AK156])-0.6);ROUND([.AK15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57]+[.H157]+[.J157])*0.4+([.I157]+[.K157])*7/30" office:value-type="float" office:value="3.5" calcext:value-type="float">
            <text:p>3,5</text:p>
          </table:table-cell>
          <table:table-cell/>
          <table:table-cell table:formula="of:=IF(OR([.G157]=3;[.J157]=3;[.H157]=3);ROUND(ROUND([.M157])+0.4);IF(OR([.G157]=1;[.H157]=1;[.J157]=1);ROUND(ROUND([.M157])-0.6);ROUND([.M15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57]+[.AG157]+[.AI157])*29/90+([.AF157]+[.AH157])*0.35" office:value-type="float" office:value="3.65555555555556" calcext:value-type="float">
            <text:p>3,65555555555556</text:p>
          </table:table-cell>
          <table:table-cell/>
          <table:table-cell table:formula="of:=IF(OR([.AH157]=3;[.AF157]=3);ROUND(ROUND([.AK157])+0.4);IF(OR([.AF157]=1;[.AH157]=1);ROUND(ROUND([.AK157])-0.6);ROUND([.AK15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58]+[.H158]+[.J158])*0.4+([.I158]+[.K158])*7/30" office:value-type="float" office:value="3.73333333333333" calcext:value-type="float">
            <text:p>3,73333333333333</text:p>
          </table:table-cell>
          <table:table-cell/>
          <table:table-cell table:formula="of:=IF(OR([.G158]=3;[.J158]=3;[.H158]=3);ROUND(ROUND([.M158])+0.4);IF(OR([.G158]=1;[.H158]=1;[.J158]=1);ROUND(ROUND([.M158])-0.6);ROUND([.M15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58]+[.AG158]+[.AI158])*29/90+([.AF158]+[.AH158])*0.35" office:value-type="float" office:value="3.36111111111111" calcext:value-type="float">
            <text:p>3,36111111111111</text:p>
          </table:table-cell>
          <table:table-cell/>
          <table:table-cell table:formula="of:=IF(OR([.AH158]=3;[.AF158]=3);ROUND(ROUND([.AK158])+0.4);IF(OR([.AF158]=1;[.AH158]=1);ROUND(ROUND([.AK158])-0.6);ROUND([.AK15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59]+[.H159]+[.J159])*0.4+([.I159]+[.K159])*7/30" office:value-type="float" office:value="3.96666666666667" calcext:value-type="float">
            <text:p>3,96666666666667</text:p>
          </table:table-cell>
          <table:table-cell/>
          <table:table-cell table:formula="of:=IF(OR([.G159]=3;[.J159]=3;[.H159]=3);ROUND(ROUND([.M159])+0.4);IF(OR([.G159]=1;[.H159]=1;[.J159]=1);ROUND(ROUND([.M159])-0.6);ROUND([.M15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59]+[.AG159]+[.AI159])*29/90+([.AF159]+[.AH159])*0.35" office:value-type="float" office:value="3.68333333333333" calcext:value-type="float">
            <text:p>3,68333333333333</text:p>
          </table:table-cell>
          <table:table-cell/>
          <table:table-cell table:formula="of:=IF(OR([.AH159]=3;[.AF159]=3);ROUND(ROUND([.AK159])+0.4);IF(OR([.AF159]=1;[.AH159]=1);ROUND(ROUND([.AK159])-0.6);ROUND([.AK15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60]+[.H160]+[.J160])*0.4+([.I160]+[.K160])*7/30" office:value-type="float" office:value="3.9" calcext:value-type="float">
            <text:p>3,9</text:p>
          </table:table-cell>
          <table:table-cell/>
          <table:table-cell table:formula="of:=IF(OR([.G160]=3;[.J160]=3;[.H160]=3);ROUND(ROUND([.M160])+0.4);IF(OR([.G160]=1;[.H160]=1;[.J160]=1);ROUND(ROUND([.M160])-0.6);ROUND([.M16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60]+[.AG160]+[.AI160])*29/90+([.AF160]+[.AH160])*0.35" office:value-type="float" office:value="4.00555555555556" calcext:value-type="float">
            <text:p>4,00555555555556</text:p>
          </table:table-cell>
          <table:table-cell/>
          <table:table-cell table:formula="of:=IF(OR([.AH160]=3;[.AF160]=3);ROUND(ROUND([.AK160])+0.4);IF(OR([.AF160]=1;[.AH160]=1);ROUND(ROUND([.AK160])-0.6);ROUND([.AK16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61]+[.H161]+[.J161])*0.4+([.I161]+[.K161])*7/30" office:value-type="float" office:value="4.13333333333333" calcext:value-type="float">
            <text:p>4,13333333333333</text:p>
          </table:table-cell>
          <table:table-cell/>
          <table:table-cell table:formula="of:=IF(OR([.G161]=3;[.J161]=3;[.H161]=3);ROUND(ROUND([.M161])+0.4);IF(OR([.G161]=1;[.H161]=1;[.J161]=1);ROUND(ROUND([.M161])-0.6);ROUND([.M16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61]+[.AG161]+[.AI161])*29/90+([.AF161]+[.AH161])*0.35" office:value-type="float" office:value="3.71111111111111" calcext:value-type="float">
            <text:p>3,71111111111111</text:p>
          </table:table-cell>
          <table:table-cell/>
          <table:table-cell table:formula="of:=IF(OR([.AH161]=3;[.AF161]=3);ROUND(ROUND([.AK161])+0.4);IF(OR([.AF161]=1;[.AH161]=1);ROUND(ROUND([.AK161])-0.6);ROUND([.AK16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62]+[.H162]+[.J162])*0.4+([.I162]+[.K162])*7/30" office:value-type="float" office:value="4.36666666666667" calcext:value-type="float">
            <text:p>4,36666666666667</text:p>
          </table:table-cell>
          <table:table-cell/>
          <table:table-cell table:formula="of:=IF(OR([.G162]=3;[.J162]=3;[.H162]=3);ROUND(ROUND([.M162])+0.4);IF(OR([.G162]=1;[.H162]=1;[.J162]=1);ROUND(ROUND([.M162])-0.6);ROUND([.M16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62]+[.AG162]+[.AI162])*29/90+([.AF162]+[.AH162])*0.35" office:value-type="float" office:value="4.03333333333333" calcext:value-type="float">
            <text:p>4,03333333333333</text:p>
          </table:table-cell>
          <table:table-cell/>
          <table:table-cell table:formula="of:=IF(OR([.AH162]=3;[.AF162]=3);ROUND(ROUND([.AK162])+0.4);IF(OR([.AF162]=1;[.AH162]=1);ROUND(ROUND([.AK162])-0.6);ROUND([.AK16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63]+[.H163]+[.J163])*0.4+([.I163]+[.K163])*7/30" office:value-type="float" office:value="3.33333333333333" calcext:value-type="float">
            <text:p>3,33333333333333</text:p>
          </table:table-cell>
          <table:table-cell/>
          <table:table-cell table:formula="of:=IF(OR([.G163]=3;[.J163]=3;[.H163]=3);ROUND(ROUND([.M163])+0.4);IF(OR([.G163]=1;[.H163]=1;[.J163]=1);ROUND(ROUND([.M163])-0.6);ROUND([.M16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63]+[.AG163]+[.AI163])*29/90+([.AF163]+[.AH163])*0.35" office:value-type="float" office:value="4.35555555555556" calcext:value-type="float">
            <text:p>4,35555555555556</text:p>
          </table:table-cell>
          <table:table-cell/>
          <table:table-cell table:formula="of:=IF(OR([.AH163]=3;[.AF163]=3);ROUND(ROUND([.AK163])+0.4);IF(OR([.AF163]=1;[.AH163]=1);ROUND(ROUND([.AK163])-0.6);ROUND([.AK16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64]+[.H164]+[.J164])*0.4+([.I164]+[.K164])*7/30" office:value-type="float" office:value="3.56666666666667" calcext:value-type="float">
            <text:p>3,56666666666667</text:p>
          </table:table-cell>
          <table:table-cell/>
          <table:table-cell table:formula="of:=IF(OR([.G164]=3;[.J164]=3;[.H164]=3);ROUND(ROUND([.M164])+0.4);IF(OR([.G164]=1;[.H164]=1;[.J164]=1);ROUND(ROUND([.M164])-0.6);ROUND([.M16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64]+[.AG164]+[.AI164])*29/90+([.AF164]+[.AH164])*0.35" office:value-type="float" office:value="3.33333333333333" calcext:value-type="float">
            <text:p>3,33333333333333</text:p>
          </table:table-cell>
          <table:table-cell/>
          <table:table-cell table:formula="of:=IF(OR([.AH164]=3;[.AF164]=3);ROUND(ROUND([.AK164])+0.4);IF(OR([.AF164]=1;[.AH164]=1);ROUND(ROUND([.AK164])-0.6);ROUND([.AK16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65]+[.H165]+[.J165])*0.4+([.I165]+[.K165])*7/30" office:value-type="float" office:value="3.8" calcext:value-type="float">
            <text:p>3,8</text:p>
          </table:table-cell>
          <table:table-cell/>
          <table:table-cell table:formula="of:=IF(OR([.G165]=3;[.J165]=3;[.H165]=3);ROUND(ROUND([.M165])+0.4);IF(OR([.G165]=1;[.H165]=1;[.J165]=1);ROUND(ROUND([.M165])-0.6);ROUND([.M16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65]+[.AG165]+[.AI165])*29/90+([.AF165]+[.AH165])*0.35" office:value-type="float" office:value="3.65555555555556" calcext:value-type="float">
            <text:p>3,65555555555556</text:p>
          </table:table-cell>
          <table:table-cell/>
          <table:table-cell table:formula="of:=IF(OR([.AH165]=3;[.AF165]=3);ROUND(ROUND([.AK165])+0.4);IF(OR([.AF165]=1;[.AH165]=1);ROUND(ROUND([.AK165])-0.6);ROUND([.AK16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66]+[.H166]+[.J166])*0.4+([.I166]+[.K166])*7/30" office:value-type="float" office:value="3.73333333333333" calcext:value-type="float">
            <text:p>3,73333333333333</text:p>
          </table:table-cell>
          <table:table-cell/>
          <table:table-cell table:formula="of:=IF(OR([.G166]=3;[.J166]=3;[.H166]=3);ROUND(ROUND([.M166])+0.4);IF(OR([.G166]=1;[.H166]=1;[.J166]=1);ROUND(ROUND([.M166])-0.6);ROUND([.M16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66]+[.AG166]+[.AI166])*29/90+([.AF166]+[.AH166])*0.35" office:value-type="float" office:value="3.97777777777778" calcext:value-type="float">
            <text:p>3,97777777777778</text:p>
          </table:table-cell>
          <table:table-cell/>
          <table:table-cell table:formula="of:=IF(OR([.AH166]=3;[.AF166]=3);ROUND(ROUND([.AK166])+0.4);IF(OR([.AF166]=1;[.AH166]=1);ROUND(ROUND([.AK166])-0.6);ROUND([.AK16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67]+[.H167]+[.J167])*0.4+([.I167]+[.K167])*7/30" office:value-type="float" office:value="3.96666666666667" calcext:value-type="float">
            <text:p>3,96666666666667</text:p>
          </table:table-cell>
          <table:table-cell/>
          <table:table-cell table:formula="of:=IF(OR([.G167]=3;[.J167]=3;[.H167]=3);ROUND(ROUND([.M167])+0.4);IF(OR([.G167]=1;[.H167]=1;[.J167]=1);ROUND(ROUND([.M167])-0.6);ROUND([.M16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67]+[.AG167]+[.AI167])*29/90+([.AF167]+[.AH167])*0.35" office:value-type="float" office:value="3.68333333333333" calcext:value-type="float">
            <text:p>3,68333333333333</text:p>
          </table:table-cell>
          <table:table-cell/>
          <table:table-cell table:formula="of:=IF(OR([.AH167]=3;[.AF167]=3);ROUND(ROUND([.AK167])+0.4);IF(OR([.AF167]=1;[.AH167]=1);ROUND(ROUND([.AK167])-0.6);ROUND([.AK16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68]+[.H168]+[.J168])*0.4+([.I168]+[.K168])*7/30" office:value-type="float" office:value="4.2" calcext:value-type="float">
            <text:p>4,2</text:p>
          </table:table-cell>
          <table:table-cell/>
          <table:table-cell table:formula="of:=IF(OR([.G168]=3;[.J168]=3;[.H168]=3);ROUND(ROUND([.M168])+0.4);IF(OR([.G168]=1;[.H168]=1;[.J168]=1);ROUND(ROUND([.M168])-0.6);ROUND([.M16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68]+[.AG168]+[.AI168])*29/90+([.AF168]+[.AH168])*0.35" office:value-type="float" office:value="4.00555555555556" calcext:value-type="float">
            <text:p>4,00555555555556</text:p>
          </table:table-cell>
          <table:table-cell/>
          <table:table-cell table:formula="of:=IF(OR([.AH168]=3;[.AF168]=3);ROUND(ROUND([.AK168])+0.4);IF(OR([.AF168]=1;[.AH168]=1);ROUND(ROUND([.AK168])-0.6);ROUND([.AK16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69]+[.H169]+[.J169])*0.4+([.I169]+[.K169])*7/30" office:value-type="float" office:value="4.13333333333333" calcext:value-type="float">
            <text:p>4,13333333333333</text:p>
          </table:table-cell>
          <table:table-cell/>
          <table:table-cell table:formula="of:=IF(OR([.G169]=3;[.J169]=3;[.H169]=3);ROUND(ROUND([.M169])+0.4);IF(OR([.G169]=1;[.H169]=1;[.J169]=1);ROUND(ROUND([.M169])-0.6);ROUND([.M16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69]+[.AG169]+[.AI169])*29/90+([.AF169]+[.AH169])*0.35" office:value-type="float" office:value="4.32777777777778" calcext:value-type="float">
            <text:p>4,32777777777778</text:p>
          </table:table-cell>
          <table:table-cell/>
          <table:table-cell table:formula="of:=IF(OR([.AH169]=3;[.AF169]=3);ROUND(ROUND([.AK169])+0.4);IF(OR([.AF169]=1;[.AH169]=1);ROUND(ROUND([.AK169])-0.6);ROUND([.AK16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70]+[.H170]+[.J170])*0.4+([.I170]+[.K170])*7/30" office:value-type="float" office:value="4.36666666666667" calcext:value-type="float">
            <text:p>4,36666666666667</text:p>
          </table:table-cell>
          <table:table-cell/>
          <table:table-cell table:formula="of:=IF(OR([.G170]=3;[.J170]=3;[.H170]=3);ROUND(ROUND([.M170])+0.4);IF(OR([.G170]=1;[.H170]=1;[.J170]=1);ROUND(ROUND([.M170])-0.6);ROUND([.M17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70]+[.AG170]+[.AI170])*29/90+([.AF170]+[.AH170])*0.35" office:value-type="float" office:value="4.03333333333333" calcext:value-type="float">
            <text:p>4,03333333333333</text:p>
          </table:table-cell>
          <table:table-cell/>
          <table:table-cell table:formula="of:=IF(OR([.AH170]=3;[.AF170]=3);ROUND(ROUND([.AK170])+0.4);IF(OR([.AF170]=1;[.AH170]=1);ROUND(ROUND([.AK170])-0.6);ROUND([.AK17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71]+[.H171]+[.J171])*0.4+([.I171]+[.K171])*7/30" office:value-type="float" office:value="4.6" calcext:value-type="float">
            <text:p>4,6</text:p>
          </table:table-cell>
          <table:table-cell/>
          <table:table-cell table:formula="of:=IF(OR([.G171]=3;[.J171]=3;[.H171]=3);ROUND(ROUND([.M171])+0.4);IF(OR([.G171]=1;[.H171]=1;[.J171]=1);ROUND(ROUND([.M171])-0.6);ROUND([.M171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71]+[.AG171]+[.AI171])*29/90+([.AF171]+[.AH171])*0.35" office:value-type="float" office:value="4.35555555555556" calcext:value-type="float">
            <text:p>4,35555555555556</text:p>
          </table:table-cell>
          <table:table-cell/>
          <table:table-cell table:formula="of:=IF(OR([.AH171]=3;[.AF171]=3);ROUND(ROUND([.AK171])+0.4);IF(OR([.AF171]=1;[.AH171]=1);ROUND(ROUND([.AK171])-0.6);ROUND([.AK17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72]+[.H172]+[.J172])*0.4+([.I172]+[.K172])*7/30" office:value-type="float" office:value="2.46666666666667" calcext:value-type="float">
            <text:p>2,46666666666667</text:p>
          </table:table-cell>
          <table:table-cell/>
          <table:table-cell table:formula="of:=IF(OR([.G172]=3;[.J172]=3;[.H172]=3);ROUND(ROUND([.M172])+0.4);IF(OR([.G172]=1;[.H172]=1;[.J172]=1);ROUND(ROUND([.M172])-0.6);ROUND([.M17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72]+[.AG172]+[.AI172])*29/90+([.AF172]+[.AH172])*0.35" office:value-type="float" office:value="4.67777777777778" calcext:value-type="float">
            <text:p>4,67777777777778</text:p>
          </table:table-cell>
          <table:table-cell/>
          <table:table-cell table:formula="of:=IF(OR([.AH172]=3;[.AF172]=3);ROUND(ROUND([.AK172])+0.4);IF(OR([.AF172]=1;[.AH172]=1);ROUND(ROUND([.AK172])-0.6);ROUND([.AK172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73]+[.H173]+[.J173])*0.4+([.I173]+[.K173])*7/30" office:value-type="float" office:value="2.7" calcext:value-type="float">
            <text:p>2,7</text:p>
          </table:table-cell>
          <table:table-cell/>
          <table:table-cell table:formula="of:=IF(OR([.G173]=3;[.J173]=3;[.H173]=3);ROUND(ROUND([.M173])+0.4);IF(OR([.G173]=1;[.H173]=1;[.J173]=1);ROUND(ROUND([.M173])-0.6);ROUND([.M17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73]+[.AG173]+[.AI173])*29/90+([.AF173]+[.AH173])*0.35" office:value-type="float" office:value="2.31111111111111" calcext:value-type="float">
            <text:p>2,31111111111111</text:p>
          </table:table-cell>
          <table:table-cell/>
          <table:table-cell table:formula="of:=IF(OR([.AH173]=3;[.AF173]=3);ROUND(ROUND([.AK173])+0.4);IF(OR([.AF173]=1;[.AH173]=1);ROUND(ROUND([.AK173])-0.6);ROUND([.AK173])))" office:value-type="float" office:value="1" calcext:value-type="float">
            <text:p>1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74]+[.H174]+[.J174])*0.4+([.I174]+[.K174])*7/30" office:value-type="float" office:value="2.93333333333333" calcext:value-type="float">
            <text:p>2,93333333333333</text:p>
          </table:table-cell>
          <table:table-cell/>
          <table:table-cell table:formula="of:=IF(OR([.G174]=3;[.J174]=3;[.H174]=3);ROUND(ROUND([.M174])+0.4);IF(OR([.G174]=1;[.H174]=1;[.J174]=1);ROUND(ROUND([.M174])-0.6);ROUND([.M17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74]+[.AG174]+[.AI174])*29/90+([.AF174]+[.AH174])*0.35" office:value-type="float" office:value="2.63333333333333" calcext:value-type="float">
            <text:p>2,63333333333333</text:p>
          </table:table-cell>
          <table:table-cell/>
          <table:table-cell table:formula="of:=IF(OR([.AH174]=3;[.AF174]=3);ROUND(ROUND([.AK174])+0.4);IF(OR([.AF174]=1;[.AH174]=1);ROUND(ROUND([.AK174])-0.6);ROUND([.AK17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75]+[.H175]+[.J175])*0.4+([.I175]+[.K175])*7/30" office:value-type="float" office:value="2.86666666666667" calcext:value-type="float">
            <text:p>2,86666666666667</text:p>
          </table:table-cell>
          <table:table-cell/>
          <table:table-cell table:formula="of:=IF(OR([.G175]=3;[.J175]=3;[.H175]=3);ROUND(ROUND([.M175])+0.4);IF(OR([.G175]=1;[.H175]=1;[.J175]=1);ROUND(ROUND([.M175])-0.6);ROUND([.M17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75]+[.AG175]+[.AI175])*29/90+([.AF175]+[.AH175])*0.35" office:value-type="float" office:value="2.95555555555556" calcext:value-type="float">
            <text:p>2,95555555555556</text:p>
          </table:table-cell>
          <table:table-cell/>
          <table:table-cell table:formula="of:=IF(OR([.AH175]=3;[.AF175]=3);ROUND(ROUND([.AK175])+0.4);IF(OR([.AF175]=1;[.AH175]=1);ROUND(ROUND([.AK175])-0.6);ROUND([.AK17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76]+[.H176]+[.J176])*0.4+([.I176]+[.K176])*7/30" office:value-type="float" office:value="3.1" calcext:value-type="float">
            <text:p>3,1</text:p>
          </table:table-cell>
          <table:table-cell/>
          <table:table-cell table:formula="of:=IF(OR([.G176]=3;[.J176]=3;[.H176]=3);ROUND(ROUND([.M176])+0.4);IF(OR([.G176]=1;[.H176]=1;[.J176]=1);ROUND(ROUND([.M176])-0.6);ROUND([.M17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76]+[.AG176]+[.AI176])*29/90+([.AF176]+[.AH176])*0.35" office:value-type="float" office:value="2.66111111111111" calcext:value-type="float">
            <text:p>2,66111111111111</text:p>
          </table:table-cell>
          <table:table-cell/>
          <table:table-cell table:formula="of:=IF(OR([.AH176]=3;[.AF176]=3);ROUND(ROUND([.AK176])+0.4);IF(OR([.AF176]=1;[.AH176]=1);ROUND(ROUND([.AK176])-0.6);ROUND([.AK17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77]+[.H177]+[.J177])*0.4+([.I177]+[.K177])*7/30" office:value-type="float" office:value="3.33333333333333" calcext:value-type="float">
            <text:p>3,33333333333333</text:p>
          </table:table-cell>
          <table:table-cell/>
          <table:table-cell table:formula="of:=IF(OR([.G177]=3;[.J177]=3;[.H177]=3);ROUND(ROUND([.M177])+0.4);IF(OR([.G177]=1;[.H177]=1;[.J177]=1);ROUND(ROUND([.M177])-0.6);ROUND([.M17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77]+[.AG177]+[.AI177])*29/90+([.AF177]+[.AH177])*0.35" office:value-type="float" office:value="2.98333333333333" calcext:value-type="float">
            <text:p>2,98333333333333</text:p>
          </table:table-cell>
          <table:table-cell/>
          <table:table-cell table:formula="of:=IF(OR([.AH177]=3;[.AF177]=3);ROUND(ROUND([.AK177])+0.4);IF(OR([.AF177]=1;[.AH177]=1);ROUND(ROUND([.AK177])-0.6);ROUND([.AK177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78]+[.H178]+[.J178])*0.4+([.I178]+[.K178])*7/30" office:value-type="float" office:value="3.26666666666667" calcext:value-type="float">
            <text:p>3,26666666666667</text:p>
          </table:table-cell>
          <table:table-cell/>
          <table:table-cell table:formula="of:=IF(OR([.G178]=3;[.J178]=3;[.H178]=3);ROUND(ROUND([.M178])+0.4);IF(OR([.G178]=1;[.H178]=1;[.J178]=1);ROUND(ROUND([.M178])-0.6);ROUND([.M17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78]+[.AG178]+[.AI178])*29/90+([.AF178]+[.AH178])*0.35" office:value-type="float" office:value="3.30555555555556" calcext:value-type="float">
            <text:p>3,30555555555556</text:p>
          </table:table-cell>
          <table:table-cell/>
          <table:table-cell table:formula="of:=IF(OR([.AH178]=3;[.AF178]=3);ROUND(ROUND([.AK178])+0.4);IF(OR([.AF178]=1;[.AH178]=1);ROUND(ROUND([.AK178])-0.6);ROUND([.AK17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79]+[.H179]+[.J179])*0.4+([.I179]+[.K179])*7/30" office:value-type="float" office:value="3.5" calcext:value-type="float">
            <text:p>3,5</text:p>
          </table:table-cell>
          <table:table-cell/>
          <table:table-cell table:formula="of:=IF(OR([.G179]=3;[.J179]=3;[.H179]=3);ROUND(ROUND([.M179])+0.4);IF(OR([.G179]=1;[.H179]=1;[.J179]=1);ROUND(ROUND([.M179])-0.6);ROUND([.M17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79]+[.AG179]+[.AI179])*29/90+([.AF179]+[.AH179])*0.35" office:value-type="float" office:value="3.01111111111111" calcext:value-type="float">
            <text:p>3,01111111111111</text:p>
          </table:table-cell>
          <table:table-cell/>
          <table:table-cell table:formula="of:=IF(OR([.AH179]=3;[.AF179]=3);ROUND(ROUND([.AK179])+0.4);IF(OR([.AF179]=1;[.AH179]=1);ROUND(ROUND([.AK179])-0.6);ROUND([.AK17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80]+[.H180]+[.J180])*0.4+([.I180]+[.K180])*7/30" office:value-type="float" office:value="3.73333333333333" calcext:value-type="float">
            <text:p>3,73333333333333</text:p>
          </table:table-cell>
          <table:table-cell/>
          <table:table-cell table:formula="of:=IF(OR([.G180]=3;[.J180]=3;[.H180]=3);ROUND(ROUND([.M180])+0.4);IF(OR([.G180]=1;[.H180]=1;[.J180]=1);ROUND(ROUND([.M180])-0.6);ROUND([.M18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80]+[.AG180]+[.AI180])*29/90+([.AF180]+[.AH180])*0.35" office:value-type="float" office:value="3.33333333333333" calcext:value-type="float">
            <text:p>3,33333333333333</text:p>
          </table:table-cell>
          <table:table-cell/>
          <table:table-cell table:formula="of:=IF(OR([.AH180]=3;[.AF180]=3);ROUND(ROUND([.AK180])+0.4);IF(OR([.AF180]=1;[.AH180]=1);ROUND(ROUND([.AK180])-0.6);ROUND([.AK18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81]+[.H181]+[.J181])*0.4+([.I181]+[.K181])*7/30" office:value-type="float" office:value="2.7" calcext:value-type="float">
            <text:p>2,7</text:p>
          </table:table-cell>
          <table:table-cell/>
          <table:table-cell table:formula="of:=IF(OR([.G181]=3;[.J181]=3;[.H181]=3);ROUND(ROUND([.M181])+0.4);IF(OR([.G181]=1;[.H181]=1;[.J181]=1);ROUND(ROUND([.M181])-0.6);ROUND([.M18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81]+[.AG181]+[.AI181])*29/90+([.AF181]+[.AH181])*0.35" office:value-type="float" office:value="3.65555555555556" calcext:value-type="float">
            <text:p>3,65555555555556</text:p>
          </table:table-cell>
          <table:table-cell/>
          <table:table-cell table:formula="of:=IF(OR([.AH181]=3;[.AF181]=3);ROUND(ROUND([.AK181])+0.4);IF(OR([.AF181]=1;[.AH181]=1);ROUND(ROUND([.AK181])-0.6);ROUND([.AK18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82]+[.H182]+[.J182])*0.4+([.I182]+[.K182])*7/30" office:value-type="float" office:value="2.93333333333333" calcext:value-type="float">
            <text:p>2,93333333333333</text:p>
          </table:table-cell>
          <table:table-cell/>
          <table:table-cell table:formula="of:=IF(OR([.G182]=3;[.J182]=3;[.H182]=3);ROUND(ROUND([.M182])+0.4);IF(OR([.G182]=1;[.H182]=1;[.J182]=1);ROUND(ROUND([.M182])-0.6);ROUND([.M18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82]+[.AG182]+[.AI182])*29/90+([.AF182]+[.AH182])*0.35" office:value-type="float" office:value="2.63333333333333" calcext:value-type="float">
            <text:p>2,63333333333333</text:p>
          </table:table-cell>
          <table:table-cell/>
          <table:table-cell table:formula="of:=IF(OR([.AH182]=3;[.AF182]=3);ROUND(ROUND([.AK182])+0.4);IF(OR([.AF182]=1;[.AH182]=1);ROUND(ROUND([.AK182])-0.6);ROUND([.AK18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83]+[.H183]+[.J183])*0.4+([.I183]+[.K183])*7/30" office:value-type="float" office:value="3.16666666666667" calcext:value-type="float">
            <text:p>3,16666666666667</text:p>
          </table:table-cell>
          <table:table-cell/>
          <table:table-cell table:formula="of:=IF(OR([.G183]=3;[.J183]=3;[.H183]=3);ROUND(ROUND([.M183])+0.4);IF(OR([.G183]=1;[.H183]=1;[.J183]=1);ROUND(ROUND([.M183])-0.6);ROUND([.M18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83]+[.AG183]+[.AI183])*29/90+([.AF183]+[.AH183])*0.35" office:value-type="float" office:value="2.95555555555556" calcext:value-type="float">
            <text:p>2,95555555555556</text:p>
          </table:table-cell>
          <table:table-cell/>
          <table:table-cell table:formula="of:=IF(OR([.AH183]=3;[.AF183]=3);ROUND(ROUND([.AK183])+0.4);IF(OR([.AF183]=1;[.AH183]=1);ROUND(ROUND([.AK183])-0.6);ROUND([.AK183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84]+[.H184]+[.J184])*0.4+([.I184]+[.K184])*7/30" office:value-type="float" office:value="3.1" calcext:value-type="float">
            <text:p>3,1</text:p>
          </table:table-cell>
          <table:table-cell/>
          <table:table-cell table:formula="of:=IF(OR([.G184]=3;[.J184]=3;[.H184]=3);ROUND(ROUND([.M184])+0.4);IF(OR([.G184]=1;[.H184]=1;[.J184]=1);ROUND(ROUND([.M184])-0.6);ROUND([.M18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84]+[.AG184]+[.AI184])*29/90+([.AF184]+[.AH184])*0.35" office:value-type="float" office:value="3.27777777777778" calcext:value-type="float">
            <text:p>3,27777777777778</text:p>
          </table:table-cell>
          <table:table-cell/>
          <table:table-cell table:formula="of:=IF(OR([.AH184]=3;[.AF184]=3);ROUND(ROUND([.AK184])+0.4);IF(OR([.AF184]=1;[.AH184]=1);ROUND(ROUND([.AK184])-0.6);ROUND([.AK18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85]+[.H185]+[.J185])*0.4+([.I185]+[.K185])*7/30" office:value-type="float" office:value="3.33333333333333" calcext:value-type="float">
            <text:p>3,33333333333333</text:p>
          </table:table-cell>
          <table:table-cell/>
          <table:table-cell table:formula="of:=IF(OR([.G185]=3;[.J185]=3;[.H185]=3);ROUND(ROUND([.M185])+0.4);IF(OR([.G185]=1;[.H185]=1;[.J185]=1);ROUND(ROUND([.M185])-0.6);ROUND([.M18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85]+[.AG185]+[.AI185])*29/90+([.AF185]+[.AH185])*0.35" office:value-type="float" office:value="2.98333333333333" calcext:value-type="float">
            <text:p>2,98333333333333</text:p>
          </table:table-cell>
          <table:table-cell/>
          <table:table-cell table:formula="of:=IF(OR([.AH185]=3;[.AF185]=3);ROUND(ROUND([.AK185])+0.4);IF(OR([.AF185]=1;[.AH185]=1);ROUND(ROUND([.AK185])-0.6);ROUND([.AK185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86]+[.H186]+[.J186])*0.4+([.I186]+[.K186])*7/30" office:value-type="float" office:value="3.56666666666667" calcext:value-type="float">
            <text:p>3,56666666666667</text:p>
          </table:table-cell>
          <table:table-cell/>
          <table:table-cell table:formula="of:=IF(OR([.G186]=3;[.J186]=3;[.H186]=3);ROUND(ROUND([.M186])+0.4);IF(OR([.G186]=1;[.H186]=1;[.J186]=1);ROUND(ROUND([.M186])-0.6);ROUND([.M18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86]+[.AG186]+[.AI186])*29/90+([.AF186]+[.AH186])*0.35" office:value-type="float" office:value="3.30555555555556" calcext:value-type="float">
            <text:p>3,30555555555556</text:p>
          </table:table-cell>
          <table:table-cell/>
          <table:table-cell table:formula="of:=IF(OR([.AH186]=3;[.AF186]=3);ROUND(ROUND([.AK186])+0.4);IF(OR([.AF186]=1;[.AH186]=1);ROUND(ROUND([.AK186])-0.6);ROUND([.AK186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87]+[.H187]+[.J187])*0.4+([.I187]+[.K187])*7/30" office:value-type="float" office:value="3.5" calcext:value-type="float">
            <text:p>3,5</text:p>
          </table:table-cell>
          <table:table-cell/>
          <table:table-cell table:formula="of:=IF(OR([.G187]=3;[.J187]=3;[.H187]=3);ROUND(ROUND([.M187])+0.4);IF(OR([.G187]=1;[.H187]=1;[.J187]=1);ROUND(ROUND([.M187])-0.6);ROUND([.M18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87]+[.AG187]+[.AI187])*29/90+([.AF187]+[.AH187])*0.35" office:value-type="float" office:value="3.62777777777778" calcext:value-type="float">
            <text:p>3,62777777777778</text:p>
          </table:table-cell>
          <table:table-cell/>
          <table:table-cell table:formula="of:=IF(OR([.AH187]=3;[.AF187]=3);ROUND(ROUND([.AK187])+0.4);IF(OR([.AF187]=1;[.AH187]=1);ROUND(ROUND([.AK187])-0.6);ROUND([.AK18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88]+[.H188]+[.J188])*0.4+([.I188]+[.K188])*7/30" office:value-type="float" office:value="3.73333333333333" calcext:value-type="float">
            <text:p>3,73333333333333</text:p>
          </table:table-cell>
          <table:table-cell/>
          <table:table-cell table:formula="of:=IF(OR([.G188]=3;[.J188]=3;[.H188]=3);ROUND(ROUND([.M188])+0.4);IF(OR([.G188]=1;[.H188]=1;[.J188]=1);ROUND(ROUND([.M188])-0.6);ROUND([.M18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88]+[.AG188]+[.AI188])*29/90+([.AF188]+[.AH188])*0.35" office:value-type="float" office:value="3.33333333333333" calcext:value-type="float">
            <text:p>3,33333333333333</text:p>
          </table:table-cell>
          <table:table-cell/>
          <table:table-cell table:formula="of:=IF(OR([.AH188]=3;[.AF188]=3);ROUND(ROUND([.AK188])+0.4);IF(OR([.AF188]=1;[.AH188]=1);ROUND(ROUND([.AK188])-0.6);ROUND([.AK18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89]+[.H189]+[.J189])*0.4+([.I189]+[.K189])*7/30" office:value-type="float" office:value="3.96666666666667" calcext:value-type="float">
            <text:p>3,96666666666667</text:p>
          </table:table-cell>
          <table:table-cell/>
          <table:table-cell table:formula="of:=IF(OR([.G189]=3;[.J189]=3;[.H189]=3);ROUND(ROUND([.M189])+0.4);IF(OR([.G189]=1;[.H189]=1;[.J189]=1);ROUND(ROUND([.M189])-0.6);ROUND([.M18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89]+[.AG189]+[.AI189])*29/90+([.AF189]+[.AH189])*0.35" office:value-type="float" office:value="3.65555555555556" calcext:value-type="float">
            <text:p>3,65555555555556</text:p>
          </table:table-cell>
          <table:table-cell/>
          <table:table-cell table:formula="of:=IF(OR([.AH189]=3;[.AF189]=3);ROUND(ROUND([.AK189])+0.4);IF(OR([.AF189]=1;[.AH189]=1);ROUND(ROUND([.AK189])-0.6);ROUND([.AK18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90]+[.H190]+[.J190])*0.4+([.I190]+[.K190])*7/30" office:value-type="float" office:value="2.93333333333333" calcext:value-type="float">
            <text:p>2,93333333333333</text:p>
          </table:table-cell>
          <table:table-cell/>
          <table:table-cell table:formula="of:=IF(OR([.G190]=3;[.J190]=3;[.H190]=3);ROUND(ROUND([.M190])+0.4);IF(OR([.G190]=1;[.H190]=1;[.J190]=1);ROUND(ROUND([.M190])-0.6);ROUND([.M19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90]+[.AG190]+[.AI190])*29/90+([.AF190]+[.AH190])*0.35" office:value-type="float" office:value="3.97777777777778" calcext:value-type="float">
            <text:p>3,97777777777778</text:p>
          </table:table-cell>
          <table:table-cell/>
          <table:table-cell table:formula="of:=IF(OR([.AH190]=3;[.AF190]=3);ROUND(ROUND([.AK190])+0.4);IF(OR([.AF190]=1;[.AH190]=1);ROUND(ROUND([.AK190])-0.6);ROUND([.AK19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91]+[.H191]+[.J191])*0.4+([.I191]+[.K191])*7/30" office:value-type="float" office:value="3.16666666666667" calcext:value-type="float">
            <text:p>3,16666666666667</text:p>
          </table:table-cell>
          <table:table-cell/>
          <table:table-cell table:formula="of:=IF(OR([.G191]=3;[.J191]=3;[.H191]=3);ROUND(ROUND([.M191])+0.4);IF(OR([.G191]=1;[.H191]=1;[.J191]=1);ROUND(ROUND([.M191])-0.6);ROUND([.M19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91]+[.AG191]+[.AI191])*29/90+([.AF191]+[.AH191])*0.35" office:value-type="float" office:value="2.95555555555556" calcext:value-type="float">
            <text:p>2,95555555555556</text:p>
          </table:table-cell>
          <table:table-cell/>
          <table:table-cell table:formula="of:=IF(OR([.AH191]=3;[.AF191]=3);ROUND(ROUND([.AK191])+0.4);IF(OR([.AF191]=1;[.AH191]=1);ROUND(ROUND([.AK191])-0.6);ROUND([.AK19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92]+[.H192]+[.J192])*0.4+([.I192]+[.K192])*7/30" office:value-type="float" office:value="3.4" calcext:value-type="float">
            <text:p>3,4</text:p>
          </table:table-cell>
          <table:table-cell/>
          <table:table-cell table:formula="of:=IF(OR([.G192]=3;[.J192]=3;[.H192]=3);ROUND(ROUND([.M192])+0.4);IF(OR([.G192]=1;[.H192]=1;[.J192]=1);ROUND(ROUND([.M192])-0.6);ROUND([.M19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92]+[.AG192]+[.AI192])*29/90+([.AF192]+[.AH192])*0.35" office:value-type="float" office:value="3.27777777777778" calcext:value-type="float">
            <text:p>3,27777777777778</text:p>
          </table:table-cell>
          <table:table-cell/>
          <table:table-cell table:formula="of:=IF(OR([.AH192]=3;[.AF192]=3);ROUND(ROUND([.AK192])+0.4);IF(OR([.AF192]=1;[.AH192]=1);ROUND(ROUND([.AK192])-0.6);ROUND([.AK19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93]+[.H193]+[.J193])*0.4+([.I193]+[.K193])*7/30" office:value-type="float" office:value="3.33333333333333" calcext:value-type="float">
            <text:p>3,33333333333333</text:p>
          </table:table-cell>
          <table:table-cell/>
          <table:table-cell table:formula="of:=IF(OR([.G193]=3;[.J193]=3;[.H193]=3);ROUND(ROUND([.M193])+0.4);IF(OR([.G193]=1;[.H193]=1;[.J193]=1);ROUND(ROUND([.M193])-0.6);ROUND([.M19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93]+[.AG193]+[.AI193])*29/90+([.AF193]+[.AH193])*0.35" office:value-type="float" office:value="3.6" calcext:value-type="float">
            <text:p>3,6</text:p>
          </table:table-cell>
          <table:table-cell/>
          <table:table-cell table:formula="of:=IF(OR([.AH193]=3;[.AF193]=3);ROUND(ROUND([.AK193])+0.4);IF(OR([.AF193]=1;[.AH193]=1);ROUND(ROUND([.AK193])-0.6);ROUND([.AK19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94]+[.H194]+[.J194])*0.4+([.I194]+[.K194])*7/30" office:value-type="float" office:value="3.56666666666667" calcext:value-type="float">
            <text:p>3,56666666666667</text:p>
          </table:table-cell>
          <table:table-cell/>
          <table:table-cell table:formula="of:=IF(OR([.G194]=3;[.J194]=3;[.H194]=3);ROUND(ROUND([.M194])+0.4);IF(OR([.G194]=1;[.H194]=1;[.J194]=1);ROUND(ROUND([.M194])-0.6);ROUND([.M19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94]+[.AG194]+[.AI194])*29/90+([.AF194]+[.AH194])*0.35" office:value-type="float" office:value="3.30555555555556" calcext:value-type="float">
            <text:p>3,30555555555556</text:p>
          </table:table-cell>
          <table:table-cell/>
          <table:table-cell table:formula="of:=IF(OR([.AH194]=3;[.AF194]=3);ROUND(ROUND([.AK194])+0.4);IF(OR([.AF194]=1;[.AH194]=1);ROUND(ROUND([.AK194])-0.6);ROUND([.AK194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95]+[.H195]+[.J195])*0.4+([.I195]+[.K195])*7/30" office:value-type="float" office:value="3.8" calcext:value-type="float">
            <text:p>3,8</text:p>
          </table:table-cell>
          <table:table-cell/>
          <table:table-cell table:formula="of:=IF(OR([.G195]=3;[.J195]=3;[.H195]=3);ROUND(ROUND([.M195])+0.4);IF(OR([.G195]=1;[.H195]=1;[.J195]=1);ROUND(ROUND([.M195])-0.6);ROUND([.M19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95]+[.AG195]+[.AI195])*29/90+([.AF195]+[.AH195])*0.35" office:value-type="float" office:value="3.62777777777778" calcext:value-type="float">
            <text:p>3,62777777777778</text:p>
          </table:table-cell>
          <table:table-cell/>
          <table:table-cell table:formula="of:=IF(OR([.AH195]=3;[.AF195]=3);ROUND(ROUND([.AK195])+0.4);IF(OR([.AF195]=1;[.AH195]=1);ROUND(ROUND([.AK195])-0.6);ROUND([.AK195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96]+[.H196]+[.J196])*0.4+([.I196]+[.K196])*7/30" office:value-type="float" office:value="3.73333333333333" calcext:value-type="float">
            <text:p>3,73333333333333</text:p>
          </table:table-cell>
          <table:table-cell/>
          <table:table-cell table:formula="of:=IF(OR([.G196]=3;[.J196]=3;[.H196]=3);ROUND(ROUND([.M196])+0.4);IF(OR([.G196]=1;[.H196]=1;[.J196]=1);ROUND(ROUND([.M196])-0.6);ROUND([.M19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96]+[.AG196]+[.AI196])*29/90+([.AF196]+[.AH196])*0.35" office:value-type="float" office:value="3.95" calcext:value-type="float">
            <text:p>3,95</text:p>
          </table:table-cell>
          <table:table-cell/>
          <table:table-cell table:formula="of:=IF(OR([.AH196]=3;[.AF196]=3);ROUND(ROUND([.AK196])+0.4);IF(OR([.AF196]=1;[.AH196]=1);ROUND(ROUND([.AK196])-0.6);ROUND([.AK19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197]+[.H197]+[.J197])*0.4+([.I197]+[.K197])*7/30" office:value-type="float" office:value="3.96666666666667" calcext:value-type="float">
            <text:p>3,96666666666667</text:p>
          </table:table-cell>
          <table:table-cell/>
          <table:table-cell table:formula="of:=IF(OR([.G197]=3;[.J197]=3;[.H197]=3);ROUND(ROUND([.M197])+0.4);IF(OR([.G197]=1;[.H197]=1;[.J197]=1);ROUND(ROUND([.M197])-0.6);ROUND([.M19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197]+[.AG197]+[.AI197])*29/90+([.AF197]+[.AH197])*0.35" office:value-type="float" office:value="3.65555555555556" calcext:value-type="float">
            <text:p>3,65555555555556</text:p>
          </table:table-cell>
          <table:table-cell/>
          <table:table-cell table:formula="of:=IF(OR([.AH197]=3;[.AF197]=3);ROUND(ROUND([.AK197])+0.4);IF(OR([.AF197]=1;[.AH197]=1);ROUND(ROUND([.AK197])-0.6);ROUND([.AK19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198]+[.H198]+[.J198])*0.4+([.I198]+[.K198])*7/30" office:value-type="float" office:value="4.2" calcext:value-type="float">
            <text:p>4,2</text:p>
          </table:table-cell>
          <table:table-cell/>
          <table:table-cell table:formula="of:=IF(OR([.G198]=3;[.J198]=3;[.H198]=3);ROUND(ROUND([.M198])+0.4);IF(OR([.G198]=1;[.H198]=1;[.J198]=1);ROUND(ROUND([.M198])-0.6);ROUND([.M19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198]+[.AG198]+[.AI198])*29/90+([.AF198]+[.AH198])*0.35" office:value-type="float" office:value="3.97777777777778" calcext:value-type="float">
            <text:p>3,97777777777778</text:p>
          </table:table-cell>
          <table:table-cell/>
          <table:table-cell table:formula="of:=IF(OR([.AH198]=3;[.AF198]=3);ROUND(ROUND([.AK198])+0.4);IF(OR([.AF198]=1;[.AH198]=1);ROUND(ROUND([.AK198])-0.6);ROUND([.AK19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199]+[.H199]+[.J199])*0.4+([.I199]+[.K199])*7/30" office:value-type="float" office:value="2.86666666666667" calcext:value-type="float">
            <text:p>2,86666666666667</text:p>
          </table:table-cell>
          <table:table-cell/>
          <table:table-cell table:formula="of:=IF(OR([.G199]=3;[.J199]=3;[.H199]=3);ROUND(ROUND([.M199])+0.4);IF(OR([.G199]=1;[.H199]=1;[.J199]=1);ROUND(ROUND([.M199])-0.6);ROUND([.M19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199]+[.AG199]+[.AI199])*29/90+([.AF199]+[.AH199])*0.35" office:value-type="float" office:value="4.3" calcext:value-type="float">
            <text:p>4,3</text:p>
          </table:table-cell>
          <table:table-cell/>
          <table:table-cell table:formula="of:=IF(OR([.AH199]=3;[.AF199]=3);ROUND(ROUND([.AK199])+0.4);IF(OR([.AF199]=1;[.AH199]=1);ROUND(ROUND([.AK199])-0.6);ROUND([.AK19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00]+[.H200]+[.J200])*0.4+([.I200]+[.K200])*7/30" office:value-type="float" office:value="3.1" calcext:value-type="float">
            <text:p>3,1</text:p>
          </table:table-cell>
          <table:table-cell/>
          <table:table-cell table:formula="of:=IF(OR([.G200]=3;[.J200]=3;[.H200]=3);ROUND(ROUND([.M200])+0.4);IF(OR([.G200]=1;[.H200]=1;[.J200]=1);ROUND(ROUND([.M200])-0.6);ROUND([.M20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00]+[.AG200]+[.AI200])*29/90+([.AF200]+[.AH200])*0.35" office:value-type="float" office:value="2.66111111111111" calcext:value-type="float">
            <text:p>2,66111111111111</text:p>
          </table:table-cell>
          <table:table-cell/>
          <table:table-cell table:formula="of:=IF(OR([.AH200]=3;[.AF200]=3);ROUND(ROUND([.AK200])+0.4);IF(OR([.AF200]=1;[.AH200]=1);ROUND(ROUND([.AK200])-0.6);ROUND([.AK20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01]+[.H201]+[.J201])*0.4+([.I201]+[.K201])*7/30" office:value-type="float" office:value="3.33333333333333" calcext:value-type="float">
            <text:p>3,33333333333333</text:p>
          </table:table-cell>
          <table:table-cell/>
          <table:table-cell table:formula="of:=IF(OR([.G201]=3;[.J201]=3;[.H201]=3);ROUND(ROUND([.M201])+0.4);IF(OR([.G201]=1;[.H201]=1;[.J201]=1);ROUND(ROUND([.M201])-0.6);ROUND([.M20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01]+[.AG201]+[.AI201])*29/90+([.AF201]+[.AH201])*0.35" office:value-type="float" office:value="2.98333333333333" calcext:value-type="float">
            <text:p>2,98333333333333</text:p>
          </table:table-cell>
          <table:table-cell/>
          <table:table-cell table:formula="of:=IF(OR([.AH201]=3;[.AF201]=3);ROUND(ROUND([.AK201])+0.4);IF(OR([.AF201]=1;[.AH201]=1);ROUND(ROUND([.AK201])-0.6);ROUND([.AK201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02]+[.H202]+[.J202])*0.4+([.I202]+[.K202])*7/30" office:value-type="float" office:value="3.26666666666667" calcext:value-type="float">
            <text:p>3,26666666666667</text:p>
          </table:table-cell>
          <table:table-cell/>
          <table:table-cell table:formula="of:=IF(OR([.G202]=3;[.J202]=3;[.H202]=3);ROUND(ROUND([.M202])+0.4);IF(OR([.G202]=1;[.H202]=1;[.J202]=1);ROUND(ROUND([.M202])-0.6);ROUND([.M20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02]+[.AG202]+[.AI202])*29/90+([.AF202]+[.AH202])*0.35" office:value-type="float" office:value="3.30555555555556" calcext:value-type="float">
            <text:p>3,30555555555556</text:p>
          </table:table-cell>
          <table:table-cell/>
          <table:table-cell table:formula="of:=IF(OR([.AH202]=3;[.AF202]=3);ROUND(ROUND([.AK202])+0.4);IF(OR([.AF202]=1;[.AH202]=1);ROUND(ROUND([.AK202])-0.6);ROUND([.AK202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03]+[.H203]+[.J203])*0.4+([.I203]+[.K203])*7/30" office:value-type="float" office:value="3.5" calcext:value-type="float">
            <text:p>3,5</text:p>
          </table:table-cell>
          <table:table-cell/>
          <table:table-cell table:formula="of:=IF(OR([.G203]=3;[.J203]=3;[.H203]=3);ROUND(ROUND([.M203])+0.4);IF(OR([.G203]=1;[.H203]=1;[.J203]=1);ROUND(ROUND([.M203])-0.6);ROUND([.M20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03]+[.AG203]+[.AI203])*29/90+([.AF203]+[.AH203])*0.35" office:value-type="float" office:value="3.01111111111111" calcext:value-type="float">
            <text:p>3,01111111111111</text:p>
          </table:table-cell>
          <table:table-cell/>
          <table:table-cell table:formula="of:=IF(OR([.AH203]=3;[.AF203]=3);ROUND(ROUND([.AK203])+0.4);IF(OR([.AF203]=1;[.AH203]=1);ROUND(ROUND([.AK203])-0.6);ROUND([.AK203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04]+[.H204]+[.J204])*0.4+([.I204]+[.K204])*7/30" office:value-type="float" office:value="3.73333333333333" calcext:value-type="float">
            <text:p>3,73333333333333</text:p>
          </table:table-cell>
          <table:table-cell/>
          <table:table-cell table:formula="of:=IF(OR([.G204]=3;[.J204]=3;[.H204]=3);ROUND(ROUND([.M204])+0.4);IF(OR([.G204]=1;[.H204]=1;[.J204]=1);ROUND(ROUND([.M204])-0.6);ROUND([.M20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04]+[.AG204]+[.AI204])*29/90+([.AF204]+[.AH204])*0.35" office:value-type="float" office:value="3.33333333333333" calcext:value-type="float">
            <text:p>3,33333333333333</text:p>
          </table:table-cell>
          <table:table-cell/>
          <table:table-cell table:formula="of:=IF(OR([.AH204]=3;[.AF204]=3);ROUND(ROUND([.AK204])+0.4);IF(OR([.AF204]=1;[.AH204]=1);ROUND(ROUND([.AK204])-0.6);ROUND([.AK204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05]+[.H205]+[.J205])*0.4+([.I205]+[.K205])*7/30" office:value-type="float" office:value="3.66666666666667" calcext:value-type="float">
            <text:p>3,66666666666667</text:p>
          </table:table-cell>
          <table:table-cell/>
          <table:table-cell table:formula="of:=IF(OR([.G205]=3;[.J205]=3;[.H205]=3);ROUND(ROUND([.M205])+0.4);IF(OR([.G205]=1;[.H205]=1;[.J205]=1);ROUND(ROUND([.M205])-0.6);ROUND([.M20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05]+[.AG205]+[.AI205])*29/90+([.AF205]+[.AH205])*0.35" office:value-type="float" office:value="3.65555555555556" calcext:value-type="float">
            <text:p>3,65555555555556</text:p>
          </table:table-cell>
          <table:table-cell/>
          <table:table-cell table:formula="of:=IF(OR([.AH205]=3;[.AF205]=3);ROUND(ROUND([.AK205])+0.4);IF(OR([.AF205]=1;[.AH205]=1);ROUND(ROUND([.AK205])-0.6);ROUND([.AK20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06]+[.H206]+[.J206])*0.4+([.I206]+[.K206])*7/30" office:value-type="float" office:value="3.9" calcext:value-type="float">
            <text:p>3,9</text:p>
          </table:table-cell>
          <table:table-cell/>
          <table:table-cell table:formula="of:=IF(OR([.G206]=3;[.J206]=3;[.H206]=3);ROUND(ROUND([.M206])+0.4);IF(OR([.G206]=1;[.H206]=1;[.J206]=1);ROUND(ROUND([.M206])-0.6);ROUND([.M20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06]+[.AG206]+[.AI206])*29/90+([.AF206]+[.AH206])*0.35" office:value-type="float" office:value="3.36111111111111" calcext:value-type="float">
            <text:p>3,36111111111111</text:p>
          </table:table-cell>
          <table:table-cell/>
          <table:table-cell table:formula="of:=IF(OR([.AH206]=3;[.AF206]=3);ROUND(ROUND([.AK206])+0.4);IF(OR([.AF206]=1;[.AH206]=1);ROUND(ROUND([.AK206])-0.6);ROUND([.AK20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07]+[.H207]+[.J207])*0.4+([.I207]+[.K207])*7/30" office:value-type="float" office:value="4.13333333333333" calcext:value-type="float">
            <text:p>4,13333333333333</text:p>
          </table:table-cell>
          <table:table-cell/>
          <table:table-cell table:formula="of:=IF(OR([.G207]=3;[.J207]=3;[.H207]=3);ROUND(ROUND([.M207])+0.4);IF(OR([.G207]=1;[.H207]=1;[.J207]=1);ROUND(ROUND([.M207])-0.6);ROUND([.M20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07]+[.AG207]+[.AI207])*29/90+([.AF207]+[.AH207])*0.35" office:value-type="float" office:value="3.68333333333333" calcext:value-type="float">
            <text:p>3,68333333333333</text:p>
          </table:table-cell>
          <table:table-cell/>
          <table:table-cell table:formula="of:=IF(OR([.AH207]=3;[.AF207]=3);ROUND(ROUND([.AK207])+0.4);IF(OR([.AF207]=1;[.AH207]=1);ROUND(ROUND([.AK207])-0.6);ROUND([.AK20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08]+[.H208]+[.J208])*0.4+([.I208]+[.K208])*7/30" office:value-type="float" office:value="3.1" calcext:value-type="float">
            <text:p>3,1</text:p>
          </table:table-cell>
          <table:table-cell/>
          <table:table-cell table:formula="of:=IF(OR([.G208]=3;[.J208]=3;[.H208]=3);ROUND(ROUND([.M208])+0.4);IF(OR([.G208]=1;[.H208]=1;[.J208]=1);ROUND(ROUND([.M208])-0.6);ROUND([.M20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08]+[.AG208]+[.AI208])*29/90+([.AF208]+[.AH208])*0.35" office:value-type="float" office:value="4.00555555555556" calcext:value-type="float">
            <text:p>4,00555555555556</text:p>
          </table:table-cell>
          <table:table-cell/>
          <table:table-cell table:formula="of:=IF(OR([.AH208]=3;[.AF208]=3);ROUND(ROUND([.AK208])+0.4);IF(OR([.AF208]=1;[.AH208]=1);ROUND(ROUND([.AK208])-0.6);ROUND([.AK20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09]+[.H209]+[.J209])*0.4+([.I209]+[.K209])*7/30" office:value-type="float" office:value="3.33333333333333" calcext:value-type="float">
            <text:p>3,33333333333333</text:p>
          </table:table-cell>
          <table:table-cell/>
          <table:table-cell table:formula="of:=IF(OR([.G209]=3;[.J209]=3;[.H209]=3);ROUND(ROUND([.M209])+0.4);IF(OR([.G209]=1;[.H209]=1;[.J209]=1);ROUND(ROUND([.M209])-0.6);ROUND([.M20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09]+[.AG209]+[.AI209])*29/90+([.AF209]+[.AH209])*0.35" office:value-type="float" office:value="2.98333333333333" calcext:value-type="float">
            <text:p>2,98333333333333</text:p>
          </table:table-cell>
          <table:table-cell/>
          <table:table-cell table:formula="of:=IF(OR([.AH209]=3;[.AF209]=3);ROUND(ROUND([.AK209])+0.4);IF(OR([.AF209]=1;[.AH209]=1);ROUND(ROUND([.AK209])-0.6);ROUND([.AK209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10]+[.H210]+[.J210])*0.4+([.I210]+[.K210])*7/30" office:value-type="float" office:value="3.56666666666667" calcext:value-type="float">
            <text:p>3,56666666666667</text:p>
          </table:table-cell>
          <table:table-cell/>
          <table:table-cell table:formula="of:=IF(OR([.G210]=3;[.J210]=3;[.H210]=3);ROUND(ROUND([.M210])+0.4);IF(OR([.G210]=1;[.H210]=1;[.J210]=1);ROUND(ROUND([.M210])-0.6);ROUND([.M21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10]+[.AG210]+[.AI210])*29/90+([.AF210]+[.AH210])*0.35" office:value-type="float" office:value="3.30555555555556" calcext:value-type="float">
            <text:p>3,30555555555556</text:p>
          </table:table-cell>
          <table:table-cell/>
          <table:table-cell table:formula="of:=IF(OR([.AH210]=3;[.AF210]=3);ROUND(ROUND([.AK210])+0.4);IF(OR([.AF210]=1;[.AH210]=1);ROUND(ROUND([.AK210])-0.6);ROUND([.AK210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11]+[.H211]+[.J211])*0.4+([.I211]+[.K211])*7/30" office:value-type="float" office:value="3.5" calcext:value-type="float">
            <text:p>3,5</text:p>
          </table:table-cell>
          <table:table-cell/>
          <table:table-cell table:formula="of:=IF(OR([.G211]=3;[.J211]=3;[.H211]=3);ROUND(ROUND([.M211])+0.4);IF(OR([.G211]=1;[.H211]=1;[.J211]=1);ROUND(ROUND([.M211])-0.6);ROUND([.M21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11]+[.AG211]+[.AI211])*29/90+([.AF211]+[.AH211])*0.35" office:value-type="float" office:value="3.62777777777778" calcext:value-type="float">
            <text:p>3,62777777777778</text:p>
          </table:table-cell>
          <table:table-cell/>
          <table:table-cell table:formula="of:=IF(OR([.AH211]=3;[.AF211]=3);ROUND(ROUND([.AK211])+0.4);IF(OR([.AF211]=1;[.AH211]=1);ROUND(ROUND([.AK211])-0.6);ROUND([.AK211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12]+[.H212]+[.J212])*0.4+([.I212]+[.K212])*7/30" office:value-type="float" office:value="3.73333333333333" calcext:value-type="float">
            <text:p>3,73333333333333</text:p>
          </table:table-cell>
          <table:table-cell/>
          <table:table-cell table:formula="of:=IF(OR([.G212]=3;[.J212]=3;[.H212]=3);ROUND(ROUND([.M212])+0.4);IF(OR([.G212]=1;[.H212]=1;[.J212]=1);ROUND(ROUND([.M212])-0.6);ROUND([.M21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12]+[.AG212]+[.AI212])*29/90+([.AF212]+[.AH212])*0.35" office:value-type="float" office:value="3.33333333333333" calcext:value-type="float">
            <text:p>3,33333333333333</text:p>
          </table:table-cell>
          <table:table-cell/>
          <table:table-cell table:formula="of:=IF(OR([.AH212]=3;[.AF212]=3);ROUND(ROUND([.AK212])+0.4);IF(OR([.AF212]=1;[.AH212]=1);ROUND(ROUND([.AK212])-0.6);ROUND([.AK212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13]+[.H213]+[.J213])*0.4+([.I213]+[.K213])*7/30" office:value-type="float" office:value="3.96666666666667" calcext:value-type="float">
            <text:p>3,96666666666667</text:p>
          </table:table-cell>
          <table:table-cell/>
          <table:table-cell table:formula="of:=IF(OR([.G213]=3;[.J213]=3;[.H213]=3);ROUND(ROUND([.M213])+0.4);IF(OR([.G213]=1;[.H213]=1;[.J213]=1);ROUND(ROUND([.M213])-0.6);ROUND([.M21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13]+[.AG213]+[.AI213])*29/90+([.AF213]+[.AH213])*0.35" office:value-type="float" office:value="3.65555555555556" calcext:value-type="float">
            <text:p>3,65555555555556</text:p>
          </table:table-cell>
          <table:table-cell/>
          <table:table-cell table:formula="of:=IF(OR([.AH213]=3;[.AF213]=3);ROUND(ROUND([.AK213])+0.4);IF(OR([.AF213]=1;[.AH213]=1);ROUND(ROUND([.AK213])-0.6);ROUND([.AK21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14]+[.H214]+[.J214])*0.4+([.I214]+[.K214])*7/30" office:value-type="float" office:value="3.9" calcext:value-type="float">
            <text:p>3,9</text:p>
          </table:table-cell>
          <table:table-cell/>
          <table:table-cell table:formula="of:=IF(OR([.G214]=3;[.J214]=3;[.H214]=3);ROUND(ROUND([.M214])+0.4);IF(OR([.G214]=1;[.H214]=1;[.J214]=1);ROUND(ROUND([.M214])-0.6);ROUND([.M21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14]+[.AG214]+[.AI214])*29/90+([.AF214]+[.AH214])*0.35" office:value-type="float" office:value="3.97777777777778" calcext:value-type="float">
            <text:p>3,97777777777778</text:p>
          </table:table-cell>
          <table:table-cell/>
          <table:table-cell table:formula="of:=IF(OR([.AH214]=3;[.AF214]=3);ROUND(ROUND([.AK214])+0.4);IF(OR([.AF214]=1;[.AH214]=1);ROUND(ROUND([.AK214])-0.6);ROUND([.AK21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15]+[.H215]+[.J215])*0.4+([.I215]+[.K215])*7/30" office:value-type="float" office:value="4.13333333333333" calcext:value-type="float">
            <text:p>4,13333333333333</text:p>
          </table:table-cell>
          <table:table-cell/>
          <table:table-cell table:formula="of:=IF(OR([.G215]=3;[.J215]=3;[.H215]=3);ROUND(ROUND([.M215])+0.4);IF(OR([.G215]=1;[.H215]=1;[.J215]=1);ROUND(ROUND([.M215])-0.6);ROUND([.M21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15]+[.AG215]+[.AI215])*29/90+([.AF215]+[.AH215])*0.35" office:value-type="float" office:value="3.68333333333333" calcext:value-type="float">
            <text:p>3,68333333333333</text:p>
          </table:table-cell>
          <table:table-cell/>
          <table:table-cell table:formula="of:=IF(OR([.AH215]=3;[.AF215]=3);ROUND(ROUND([.AK215])+0.4);IF(OR([.AF215]=1;[.AH215]=1);ROUND(ROUND([.AK215])-0.6);ROUND([.AK21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16]+[.H216]+[.J216])*0.4+([.I216]+[.K216])*7/30" office:value-type="float" office:value="4.36666666666667" calcext:value-type="float">
            <text:p>4,36666666666667</text:p>
          </table:table-cell>
          <table:table-cell/>
          <table:table-cell table:formula="of:=IF(OR([.G216]=3;[.J216]=3;[.H216]=3);ROUND(ROUND([.M216])+0.4);IF(OR([.G216]=1;[.H216]=1;[.J216]=1);ROUND(ROUND([.M216])-0.6);ROUND([.M21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16]+[.AG216]+[.AI216])*29/90+([.AF216]+[.AH216])*0.35" office:value-type="float" office:value="4.00555555555556" calcext:value-type="float">
            <text:p>4,00555555555556</text:p>
          </table:table-cell>
          <table:table-cell/>
          <table:table-cell table:formula="of:=IF(OR([.AH216]=3;[.AF216]=3);ROUND(ROUND([.AK216])+0.4);IF(OR([.AF216]=1;[.AH216]=1);ROUND(ROUND([.AK216])-0.6);ROUND([.AK21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17]+[.H217]+[.J217])*0.4+([.I217]+[.K217])*7/30" office:value-type="float" office:value="3.33333333333333" calcext:value-type="float">
            <text:p>3,33333333333333</text:p>
          </table:table-cell>
          <table:table-cell/>
          <table:table-cell table:formula="of:=IF(OR([.G217]=3;[.J217]=3;[.H217]=3);ROUND(ROUND([.M217])+0.4);IF(OR([.G217]=1;[.H217]=1;[.J217]=1);ROUND(ROUND([.M217])-0.6);ROUND([.M21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17]+[.AG217]+[.AI217])*29/90+([.AF217]+[.AH217])*0.35" office:value-type="float" office:value="4.32777777777778" calcext:value-type="float">
            <text:p>4,32777777777778</text:p>
          </table:table-cell>
          <table:table-cell/>
          <table:table-cell table:formula="of:=IF(OR([.AH217]=3;[.AF217]=3);ROUND(ROUND([.AK217])+0.4);IF(OR([.AF217]=1;[.AH217]=1);ROUND(ROUND([.AK217])-0.6);ROUND([.AK21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18]+[.H218]+[.J218])*0.4+([.I218]+[.K218])*7/30" office:value-type="float" office:value="3.56666666666667" calcext:value-type="float">
            <text:p>3,56666666666667</text:p>
          </table:table-cell>
          <table:table-cell/>
          <table:table-cell table:formula="of:=IF(OR([.G218]=3;[.J218]=3;[.H218]=3);ROUND(ROUND([.M218])+0.4);IF(OR([.G218]=1;[.H218]=1;[.J218]=1);ROUND(ROUND([.M218])-0.6);ROUND([.M21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18]+[.AG218]+[.AI218])*29/90+([.AF218]+[.AH218])*0.35" office:value-type="float" office:value="3.30555555555556" calcext:value-type="float">
            <text:p>3,30555555555556</text:p>
          </table:table-cell>
          <table:table-cell/>
          <table:table-cell table:formula="of:=IF(OR([.AH218]=3;[.AF218]=3);ROUND(ROUND([.AK218])+0.4);IF(OR([.AF218]=1;[.AH218]=1);ROUND(ROUND([.AK218])-0.6);ROUND([.AK218])))" office:value-type="float" office:value="2" calcext:value-type="float">
            <text:p>2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19]+[.H219]+[.J219])*0.4+([.I219]+[.K219])*7/30" office:value-type="float" office:value="3.8" calcext:value-type="float">
            <text:p>3,8</text:p>
          </table:table-cell>
          <table:table-cell/>
          <table:table-cell table:formula="of:=IF(OR([.G219]=3;[.J219]=3;[.H219]=3);ROUND(ROUND([.M219])+0.4);IF(OR([.G219]=1;[.H219]=1;[.J219]=1);ROUND(ROUND([.M219])-0.6);ROUND([.M21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19]+[.AG219]+[.AI219])*29/90+([.AF219]+[.AH219])*0.35" office:value-type="float" office:value="3.62777777777778" calcext:value-type="float">
            <text:p>3,62777777777778</text:p>
          </table:table-cell>
          <table:table-cell/>
          <table:table-cell table:formula="of:=IF(OR([.AH219]=3;[.AF219]=3);ROUND(ROUND([.AK219])+0.4);IF(OR([.AF219]=1;[.AH219]=1);ROUND(ROUND([.AK219])-0.6);ROUND([.AK219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20]+[.H220]+[.J220])*0.4+([.I220]+[.K220])*7/30" office:value-type="float" office:value="3.73333333333333" calcext:value-type="float">
            <text:p>3,73333333333333</text:p>
          </table:table-cell>
          <table:table-cell/>
          <table:table-cell table:formula="of:=IF(OR([.G220]=3;[.J220]=3;[.H220]=3);ROUND(ROUND([.M220])+0.4);IF(OR([.G220]=1;[.H220]=1;[.J220]=1);ROUND(ROUND([.M220])-0.6);ROUND([.M22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20]+[.AG220]+[.AI220])*29/90+([.AF220]+[.AH220])*0.35" office:value-type="float" office:value="3.95" calcext:value-type="float">
            <text:p>3,95</text:p>
          </table:table-cell>
          <table:table-cell/>
          <table:table-cell table:formula="of:=IF(OR([.AH220]=3;[.AF220]=3);ROUND(ROUND([.AK220])+0.4);IF(OR([.AF220]=1;[.AH220]=1);ROUND(ROUND([.AK220])-0.6);ROUND([.AK22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21]+[.H221]+[.J221])*0.4+([.I221]+[.K221])*7/30" office:value-type="float" office:value="3.96666666666667" calcext:value-type="float">
            <text:p>3,96666666666667</text:p>
          </table:table-cell>
          <table:table-cell/>
          <table:table-cell table:formula="of:=IF(OR([.G221]=3;[.J221]=3;[.H221]=3);ROUND(ROUND([.M221])+0.4);IF(OR([.G221]=1;[.H221]=1;[.J221]=1);ROUND(ROUND([.M221])-0.6);ROUND([.M22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21]+[.AG221]+[.AI221])*29/90+([.AF221]+[.AH221])*0.35" office:value-type="float" office:value="3.65555555555556" calcext:value-type="float">
            <text:p>3,65555555555556</text:p>
          </table:table-cell>
          <table:table-cell/>
          <table:table-cell table:formula="of:=IF(OR([.AH221]=3;[.AF221]=3);ROUND(ROUND([.AK221])+0.4);IF(OR([.AF221]=1;[.AH221]=1);ROUND(ROUND([.AK221])-0.6);ROUND([.AK22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22]+[.H222]+[.J222])*0.4+([.I222]+[.K222])*7/30" office:value-type="float" office:value="4.2" calcext:value-type="float">
            <text:p>4,2</text:p>
          </table:table-cell>
          <table:table-cell/>
          <table:table-cell table:formula="of:=IF(OR([.G222]=3;[.J222]=3;[.H222]=3);ROUND(ROUND([.M222])+0.4);IF(OR([.G222]=1;[.H222]=1;[.J222]=1);ROUND(ROUND([.M222])-0.6);ROUND([.M22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22]+[.AG222]+[.AI222])*29/90+([.AF222]+[.AH222])*0.35" office:value-type="float" office:value="3.97777777777778" calcext:value-type="float">
            <text:p>3,97777777777778</text:p>
          </table:table-cell>
          <table:table-cell/>
          <table:table-cell table:formula="of:=IF(OR([.AH222]=3;[.AF222]=3);ROUND(ROUND([.AK222])+0.4);IF(OR([.AF222]=1;[.AH222]=1);ROUND(ROUND([.AK222])-0.6);ROUND([.AK22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23]+[.H223]+[.J223])*0.4+([.I223]+[.K223])*7/30" office:value-type="float" office:value="4.13333333333333" calcext:value-type="float">
            <text:p>4,13333333333333</text:p>
          </table:table-cell>
          <table:table-cell/>
          <table:table-cell table:formula="of:=IF(OR([.G223]=3;[.J223]=3;[.H223]=3);ROUND(ROUND([.M223])+0.4);IF(OR([.G223]=1;[.H223]=1;[.J223]=1);ROUND(ROUND([.M223])-0.6);ROUND([.M22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23]+[.AG223]+[.AI223])*29/90+([.AF223]+[.AH223])*0.35" office:value-type="float" office:value="4.3" calcext:value-type="float">
            <text:p>4,3</text:p>
          </table:table-cell>
          <table:table-cell/>
          <table:table-cell table:formula="of:=IF(OR([.AH223]=3;[.AF223]=3);ROUND(ROUND([.AK223])+0.4);IF(OR([.AF223]=1;[.AH223]=1);ROUND(ROUND([.AK223])-0.6);ROUND([.AK22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24]+[.H224]+[.J224])*0.4+([.I224]+[.K224])*7/30" office:value-type="float" office:value="4.36666666666667" calcext:value-type="float">
            <text:p>4,36666666666667</text:p>
          </table:table-cell>
          <table:table-cell/>
          <table:table-cell table:formula="of:=IF(OR([.G224]=3;[.J224]=3;[.H224]=3);ROUND(ROUND([.M224])+0.4);IF(OR([.G224]=1;[.H224]=1;[.J224]=1);ROUND(ROUND([.M224])-0.6);ROUND([.M22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24]+[.AG224]+[.AI224])*29/90+([.AF224]+[.AH224])*0.35" office:value-type="float" office:value="4.00555555555556" calcext:value-type="float">
            <text:p>4,00555555555556</text:p>
          </table:table-cell>
          <table:table-cell/>
          <table:table-cell table:formula="of:=IF(OR([.AH224]=3;[.AF224]=3);ROUND(ROUND([.AK224])+0.4);IF(OR([.AF224]=1;[.AH224]=1);ROUND(ROUND([.AK224])-0.6);ROUND([.AK22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25]+[.H225]+[.J225])*0.4+([.I225]+[.K225])*7/30" office:value-type="float" office:value="4.6" calcext:value-type="float">
            <text:p>4,6</text:p>
          </table:table-cell>
          <table:table-cell/>
          <table:table-cell table:formula="of:=IF(OR([.G225]=3;[.J225]=3;[.H225]=3);ROUND(ROUND([.M225])+0.4);IF(OR([.G225]=1;[.H225]=1;[.J225]=1);ROUND(ROUND([.M225])-0.6);ROUND([.M225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25]+[.AG225]+[.AI225])*29/90+([.AF225]+[.AH225])*0.35" office:value-type="float" office:value="4.32777777777778" calcext:value-type="float">
            <text:p>4,32777777777778</text:p>
          </table:table-cell>
          <table:table-cell/>
          <table:table-cell table:formula="of:=IF(OR([.AH225]=3;[.AF225]=3);ROUND(ROUND([.AK225])+0.4);IF(OR([.AF225]=1;[.AH225]=1);ROUND(ROUND([.AK225])-0.6);ROUND([.AK22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26]+[.H226]+[.J226])*0.4+([.I226]+[.K226])*7/30" office:value-type="float" office:value="3.26666666666667" calcext:value-type="float">
            <text:p>3,26666666666667</text:p>
          </table:table-cell>
          <table:table-cell/>
          <table:table-cell table:formula="of:=IF(OR([.G226]=3;[.J226]=3;[.H226]=3);ROUND(ROUND([.M226])+0.4);IF(OR([.G226]=1;[.H226]=1;[.J226]=1);ROUND(ROUND([.M226])-0.6);ROUND([.M22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26]+[.AG226]+[.AI226])*29/90+([.AF226]+[.AH226])*0.35" office:value-type="float" office:value="4.65" calcext:value-type="float">
            <text:p>4,65</text:p>
          </table:table-cell>
          <table:table-cell/>
          <table:table-cell table:formula="of:=IF(OR([.AH226]=3;[.AF226]=3);ROUND(ROUND([.AK226])+0.4);IF(OR([.AF226]=1;[.AH226]=1);ROUND(ROUND([.AK226])-0.6);ROUND([.AK226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27]+[.H227]+[.J227])*0.4+([.I227]+[.K227])*7/30" office:value-type="float" office:value="3.5" calcext:value-type="float">
            <text:p>3,5</text:p>
          </table:table-cell>
          <table:table-cell/>
          <table:table-cell table:formula="of:=IF(OR([.G227]=3;[.J227]=3;[.H227]=3);ROUND(ROUND([.M227])+0.4);IF(OR([.G227]=1;[.H227]=1;[.J227]=1);ROUND(ROUND([.M227])-0.6);ROUND([.M22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27]+[.AG227]+[.AI227])*29/90+([.AF227]+[.AH227])*0.35" office:value-type="float" office:value="3.01111111111111" calcext:value-type="float">
            <text:p>3,01111111111111</text:p>
          </table:table-cell>
          <table:table-cell/>
          <table:table-cell table:formula="of:=IF(OR([.AH227]=3;[.AF227]=3);ROUND(ROUND([.AK227])+0.4);IF(OR([.AF227]=1;[.AH227]=1);ROUND(ROUND([.AK227])-0.6);ROUND([.AK227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28]+[.H228]+[.J228])*0.4+([.I228]+[.K228])*7/30" office:value-type="float" office:value="3.73333333333333" calcext:value-type="float">
            <text:p>3,73333333333333</text:p>
          </table:table-cell>
          <table:table-cell/>
          <table:table-cell table:formula="of:=IF(OR([.G228]=3;[.J228]=3;[.H228]=3);ROUND(ROUND([.M228])+0.4);IF(OR([.G228]=1;[.H228]=1;[.J228]=1);ROUND(ROUND([.M228])-0.6);ROUND([.M22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28]+[.AG228]+[.AI228])*29/90+([.AF228]+[.AH228])*0.35" office:value-type="float" office:value="3.33333333333333" calcext:value-type="float">
            <text:p>3,33333333333333</text:p>
          </table:table-cell>
          <table:table-cell/>
          <table:table-cell table:formula="of:=IF(OR([.AH228]=3;[.AF228]=3);ROUND(ROUND([.AK228])+0.4);IF(OR([.AF228]=1;[.AH228]=1);ROUND(ROUND([.AK228])-0.6);ROUND([.AK228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29]+[.H229]+[.J229])*0.4+([.I229]+[.K229])*7/30" office:value-type="float" office:value="3.66666666666667" calcext:value-type="float">
            <text:p>3,66666666666667</text:p>
          </table:table-cell>
          <table:table-cell/>
          <table:table-cell table:formula="of:=IF(OR([.G229]=3;[.J229]=3;[.H229]=3);ROUND(ROUND([.M229])+0.4);IF(OR([.G229]=1;[.H229]=1;[.J229]=1);ROUND(ROUND([.M229])-0.6);ROUND([.M22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29]+[.AG229]+[.AI229])*29/90+([.AF229]+[.AH229])*0.35" office:value-type="float" office:value="3.65555555555556" calcext:value-type="float">
            <text:p>3,65555555555556</text:p>
          </table:table-cell>
          <table:table-cell/>
          <table:table-cell table:formula="of:=IF(OR([.AH229]=3;[.AF229]=3);ROUND(ROUND([.AK229])+0.4);IF(OR([.AF229]=1;[.AH229]=1);ROUND(ROUND([.AK229])-0.6);ROUND([.AK22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30]+[.H230]+[.J230])*0.4+([.I230]+[.K230])*7/30" office:value-type="float" office:value="3.9" calcext:value-type="float">
            <text:p>3,9</text:p>
          </table:table-cell>
          <table:table-cell/>
          <table:table-cell table:formula="of:=IF(OR([.G230]=3;[.J230]=3;[.H230]=3);ROUND(ROUND([.M230])+0.4);IF(OR([.G230]=1;[.H230]=1;[.J230]=1);ROUND(ROUND([.M230])-0.6);ROUND([.M23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30]+[.AG230]+[.AI230])*29/90+([.AF230]+[.AH230])*0.35" office:value-type="float" office:value="3.36111111111111" calcext:value-type="float">
            <text:p>3,36111111111111</text:p>
          </table:table-cell>
          <table:table-cell/>
          <table:table-cell table:formula="of:=IF(OR([.AH230]=3;[.AF230]=3);ROUND(ROUND([.AK230])+0.4);IF(OR([.AF230]=1;[.AH230]=1);ROUND(ROUND([.AK230])-0.6);ROUND([.AK230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31]+[.H231]+[.J231])*0.4+([.I231]+[.K231])*7/30" office:value-type="float" office:value="4.13333333333333" calcext:value-type="float">
            <text:p>4,13333333333333</text:p>
          </table:table-cell>
          <table:table-cell/>
          <table:table-cell table:formula="of:=IF(OR([.G231]=3;[.J231]=3;[.H231]=3);ROUND(ROUND([.M231])+0.4);IF(OR([.G231]=1;[.H231]=1;[.J231]=1);ROUND(ROUND([.M231])-0.6);ROUND([.M23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31]+[.AG231]+[.AI231])*29/90+([.AF231]+[.AH231])*0.35" office:value-type="float" office:value="3.68333333333333" calcext:value-type="float">
            <text:p>3,68333333333333</text:p>
          </table:table-cell>
          <table:table-cell/>
          <table:table-cell table:formula="of:=IF(OR([.AH231]=3;[.AF231]=3);ROUND(ROUND([.AK231])+0.4);IF(OR([.AF231]=1;[.AH231]=1);ROUND(ROUND([.AK231])-0.6);ROUND([.AK23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32]+[.H232]+[.J232])*0.4+([.I232]+[.K232])*7/30" office:value-type="float" office:value="4.06666666666667" calcext:value-type="float">
            <text:p>4,06666666666667</text:p>
          </table:table-cell>
          <table:table-cell/>
          <table:table-cell table:formula="of:=IF(OR([.G232]=3;[.J232]=3;[.H232]=3);ROUND(ROUND([.M232])+0.4);IF(OR([.G232]=1;[.H232]=1;[.J232]=1);ROUND(ROUND([.M232])-0.6);ROUND([.M23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32]+[.AG232]+[.AI232])*29/90+([.AF232]+[.AH232])*0.35" office:value-type="float" office:value="4.00555555555556" calcext:value-type="float">
            <text:p>4,00555555555556</text:p>
          </table:table-cell>
          <table:table-cell/>
          <table:table-cell table:formula="of:=IF(OR([.AH232]=3;[.AF232]=3);ROUND(ROUND([.AK232])+0.4);IF(OR([.AF232]=1;[.AH232]=1);ROUND(ROUND([.AK232])-0.6);ROUND([.AK23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33]+[.H233]+[.J233])*0.4+([.I233]+[.K233])*7/30" office:value-type="float" office:value="4.3" calcext:value-type="float">
            <text:p>4,3</text:p>
          </table:table-cell>
          <table:table-cell/>
          <table:table-cell table:formula="of:=IF(OR([.G233]=3;[.J233]=3;[.H233]=3);ROUND(ROUND([.M233])+0.4);IF(OR([.G233]=1;[.H233]=1;[.J233]=1);ROUND(ROUND([.M233])-0.6);ROUND([.M23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33]+[.AG233]+[.AI233])*29/90+([.AF233]+[.AH233])*0.35" office:value-type="float" office:value="3.71111111111111" calcext:value-type="float">
            <text:p>3,71111111111111</text:p>
          </table:table-cell>
          <table:table-cell/>
          <table:table-cell table:formula="of:=IF(OR([.AH233]=3;[.AF233]=3);ROUND(ROUND([.AK233])+0.4);IF(OR([.AF233]=1;[.AH233]=1);ROUND(ROUND([.AK233])-0.6);ROUND([.AK23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34]+[.H234]+[.J234])*0.4+([.I234]+[.K234])*7/30" office:value-type="float" office:value="4.53333333333333" calcext:value-type="float">
            <text:p>4,53333333333333</text:p>
          </table:table-cell>
          <table:table-cell/>
          <table:table-cell table:formula="of:=IF(OR([.G234]=3;[.J234]=3;[.H234]=3);ROUND(ROUND([.M234])+0.4);IF(OR([.G234]=1;[.H234]=1;[.J234]=1);ROUND(ROUND([.M234])-0.6);ROUND([.M234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34]+[.AG234]+[.AI234])*29/90+([.AF234]+[.AH234])*0.35" office:value-type="float" office:value="4.03333333333333" calcext:value-type="float">
            <text:p>4,03333333333333</text:p>
          </table:table-cell>
          <table:table-cell/>
          <table:table-cell table:formula="of:=IF(OR([.AH234]=3;[.AF234]=3);ROUND(ROUND([.AK234])+0.4);IF(OR([.AF234]=1;[.AH234]=1);ROUND(ROUND([.AK234])-0.6);ROUND([.AK23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35]+[.H235]+[.J235])*0.4+([.I235]+[.K235])*7/30" office:value-type="float" office:value="3.5" calcext:value-type="float">
            <text:p>3,5</text:p>
          </table:table-cell>
          <table:table-cell/>
          <table:table-cell table:formula="of:=IF(OR([.G235]=3;[.J235]=3;[.H235]=3);ROUND(ROUND([.M235])+0.4);IF(OR([.G235]=1;[.H235]=1;[.J235]=1);ROUND(ROUND([.M235])-0.6);ROUND([.M23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35]+[.AG235]+[.AI235])*29/90+([.AF235]+[.AH235])*0.35" office:value-type="float" office:value="4.35555555555556" calcext:value-type="float">
            <text:p>4,35555555555556</text:p>
          </table:table-cell>
          <table:table-cell/>
          <table:table-cell table:formula="of:=IF(OR([.AH235]=3;[.AF235]=3);ROUND(ROUND([.AK235])+0.4);IF(OR([.AF235]=1;[.AH235]=1);ROUND(ROUND([.AK235])-0.6);ROUND([.AK23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36]+[.H236]+[.J236])*0.4+([.I236]+[.K236])*7/30" office:value-type="float" office:value="3.73333333333333" calcext:value-type="float">
            <text:p>3,73333333333333</text:p>
          </table:table-cell>
          <table:table-cell/>
          <table:table-cell table:formula="of:=IF(OR([.G236]=3;[.J236]=3;[.H236]=3);ROUND(ROUND([.M236])+0.4);IF(OR([.G236]=1;[.H236]=1;[.J236]=1);ROUND(ROUND([.M236])-0.6);ROUND([.M23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36]+[.AG236]+[.AI236])*29/90+([.AF236]+[.AH236])*0.35" office:value-type="float" office:value="3.33333333333333" calcext:value-type="float">
            <text:p>3,33333333333333</text:p>
          </table:table-cell>
          <table:table-cell/>
          <table:table-cell table:formula="of:=IF(OR([.AH236]=3;[.AF236]=3);ROUND(ROUND([.AK236])+0.4);IF(OR([.AF236]=1;[.AH236]=1);ROUND(ROUND([.AK236])-0.6);ROUND([.AK236])))" office:value-type="float" office:value="3" calcext:value-type="float">
            <text:p>3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37]+[.H237]+[.J237])*0.4+([.I237]+[.K237])*7/30" office:value-type="float" office:value="3.96666666666667" calcext:value-type="float">
            <text:p>3,96666666666667</text:p>
          </table:table-cell>
          <table:table-cell/>
          <table:table-cell table:formula="of:=IF(OR([.G237]=3;[.J237]=3;[.H237]=3);ROUND(ROUND([.M237])+0.4);IF(OR([.G237]=1;[.H237]=1;[.J237]=1);ROUND(ROUND([.M237])-0.6);ROUND([.M23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37]+[.AG237]+[.AI237])*29/90+([.AF237]+[.AH237])*0.35" office:value-type="float" office:value="3.65555555555556" calcext:value-type="float">
            <text:p>3,65555555555556</text:p>
          </table:table-cell>
          <table:table-cell/>
          <table:table-cell table:formula="of:=IF(OR([.AH237]=3;[.AF237]=3);ROUND(ROUND([.AK237])+0.4);IF(OR([.AF237]=1;[.AH237]=1);ROUND(ROUND([.AK237])-0.6);ROUND([.AK23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38]+[.H238]+[.J238])*0.4+([.I238]+[.K238])*7/30" office:value-type="float" office:value="3.9" calcext:value-type="float">
            <text:p>3,9</text:p>
          </table:table-cell>
          <table:table-cell/>
          <table:table-cell table:formula="of:=IF(OR([.G238]=3;[.J238]=3;[.H238]=3);ROUND(ROUND([.M238])+0.4);IF(OR([.G238]=1;[.H238]=1;[.J238]=1);ROUND(ROUND([.M238])-0.6);ROUND([.M23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38]+[.AG238]+[.AI238])*29/90+([.AF238]+[.AH238])*0.35" office:value-type="float" office:value="3.97777777777778" calcext:value-type="float">
            <text:p>3,97777777777778</text:p>
          </table:table-cell>
          <table:table-cell/>
          <table:table-cell table:formula="of:=IF(OR([.AH238]=3;[.AF238]=3);ROUND(ROUND([.AK238])+0.4);IF(OR([.AF238]=1;[.AH238]=1);ROUND(ROUND([.AK238])-0.6);ROUND([.AK23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39]+[.H239]+[.J239])*0.4+([.I239]+[.K239])*7/30" office:value-type="float" office:value="4.13333333333333" calcext:value-type="float">
            <text:p>4,13333333333333</text:p>
          </table:table-cell>
          <table:table-cell/>
          <table:table-cell table:formula="of:=IF(OR([.G239]=3;[.J239]=3;[.H239]=3);ROUND(ROUND([.M239])+0.4);IF(OR([.G239]=1;[.H239]=1;[.J239]=1);ROUND(ROUND([.M239])-0.6);ROUND([.M23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39]+[.AG239]+[.AI239])*29/90+([.AF239]+[.AH239])*0.35" office:value-type="float" office:value="3.68333333333333" calcext:value-type="float">
            <text:p>3,68333333333333</text:p>
          </table:table-cell>
          <table:table-cell/>
          <table:table-cell table:formula="of:=IF(OR([.AH239]=3;[.AF239]=3);ROUND(ROUND([.AK239])+0.4);IF(OR([.AF239]=1;[.AH239]=1);ROUND(ROUND([.AK239])-0.6);ROUND([.AK23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40]+[.H240]+[.J240])*0.4+([.I240]+[.K240])*7/30" office:value-type="float" office:value="4.36666666666667" calcext:value-type="float">
            <text:p>4,36666666666667</text:p>
          </table:table-cell>
          <table:table-cell/>
          <table:table-cell table:formula="of:=IF(OR([.G240]=3;[.J240]=3;[.H240]=3);ROUND(ROUND([.M240])+0.4);IF(OR([.G240]=1;[.H240]=1;[.J240]=1);ROUND(ROUND([.M240])-0.6);ROUND([.M24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40]+[.AG240]+[.AI240])*29/90+([.AF240]+[.AH240])*0.35" office:value-type="float" office:value="4.00555555555556" calcext:value-type="float">
            <text:p>4,00555555555556</text:p>
          </table:table-cell>
          <table:table-cell/>
          <table:table-cell table:formula="of:=IF(OR([.AH240]=3;[.AF240]=3);ROUND(ROUND([.AK240])+0.4);IF(OR([.AF240]=1;[.AH240]=1);ROUND(ROUND([.AK240])-0.6);ROUND([.AK240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41]+[.H241]+[.J241])*0.4+([.I241]+[.K241])*7/30" office:value-type="float" office:value="4.3" calcext:value-type="float">
            <text:p>4,3</text:p>
          </table:table-cell>
          <table:table-cell/>
          <table:table-cell table:formula="of:=IF(OR([.G241]=3;[.J241]=3;[.H241]=3);ROUND(ROUND([.M241])+0.4);IF(OR([.G241]=1;[.H241]=1;[.J241]=1);ROUND(ROUND([.M241])-0.6);ROUND([.M24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41]+[.AG241]+[.AI241])*29/90+([.AF241]+[.AH241])*0.35" office:value-type="float" office:value="4.32777777777778" calcext:value-type="float">
            <text:p>4,32777777777778</text:p>
          </table:table-cell>
          <table:table-cell/>
          <table:table-cell table:formula="of:=IF(OR([.AH241]=3;[.AF241]=3);ROUND(ROUND([.AK241])+0.4);IF(OR([.AF241]=1;[.AH241]=1);ROUND(ROUND([.AK241])-0.6);ROUND([.AK24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42]+[.H242]+[.J242])*0.4+([.I242]+[.K242])*7/30" office:value-type="float" office:value="4.53333333333333" calcext:value-type="float">
            <text:p>4,53333333333333</text:p>
          </table:table-cell>
          <table:table-cell/>
          <table:table-cell table:formula="of:=IF(OR([.G242]=3;[.J242]=3;[.H242]=3);ROUND(ROUND([.M242])+0.4);IF(OR([.G242]=1;[.H242]=1;[.J242]=1);ROUND(ROUND([.M242])-0.6);ROUND([.M242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42]+[.AG242]+[.AI242])*29/90+([.AF242]+[.AH242])*0.35" office:value-type="float" office:value="4.03333333333333" calcext:value-type="float">
            <text:p>4,03333333333333</text:p>
          </table:table-cell>
          <table:table-cell/>
          <table:table-cell table:formula="of:=IF(OR([.AH242]=3;[.AF242]=3);ROUND(ROUND([.AK242])+0.4);IF(OR([.AF242]=1;[.AH242]=1);ROUND(ROUND([.AK242])-0.6);ROUND([.AK242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43]+[.H243]+[.J243])*0.4+([.I243]+[.K243])*7/30" office:value-type="float" office:value="4.76666666666667" calcext:value-type="float">
            <text:p>4,76666666666667</text:p>
          </table:table-cell>
          <table:table-cell/>
          <table:table-cell table:formula="of:=IF(OR([.G243]=3;[.J243]=3;[.H243]=3);ROUND(ROUND([.M243])+0.4);IF(OR([.G243]=1;[.H243]=1;[.J243]=1);ROUND(ROUND([.M243])-0.6);ROUND([.M243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43]+[.AG243]+[.AI243])*29/90+([.AF243]+[.AH243])*0.35" office:value-type="float" office:value="4.35555555555556" calcext:value-type="float">
            <text:p>4,35555555555556</text:p>
          </table:table-cell>
          <table:table-cell/>
          <table:table-cell table:formula="of:=IF(OR([.AH243]=3;[.AF243]=3);ROUND(ROUND([.AK243])+0.4);IF(OR([.AF243]=1;[.AH243]=1);ROUND(ROUND([.AK243])-0.6);ROUND([.AK243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44]+[.H244]+[.J244])*0.4+([.I244]+[.K244])*7/30" office:value-type="float" office:value="3.73333333333333" calcext:value-type="float">
            <text:p>3,73333333333333</text:p>
          </table:table-cell>
          <table:table-cell/>
          <table:table-cell table:formula="of:=IF(OR([.G244]=3;[.J244]=3;[.H244]=3);ROUND(ROUND([.M244])+0.4);IF(OR([.G244]=1;[.H244]=1;[.J244]=1);ROUND(ROUND([.M244])-0.6);ROUND([.M244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44]+[.AG244]+[.AI244])*29/90+([.AF244]+[.AH244])*0.35" office:value-type="float" office:value="4.67777777777778" calcext:value-type="float">
            <text:p>4,67777777777778</text:p>
          </table:table-cell>
          <table:table-cell/>
          <table:table-cell table:formula="of:=IF(OR([.AH244]=3;[.AF244]=3);ROUND(ROUND([.AK244])+0.4);IF(OR([.AF244]=1;[.AH244]=1);ROUND(ROUND([.AK244])-0.6);ROUND([.AK244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45]+[.H245]+[.J245])*0.4+([.I245]+[.K245])*7/30" office:value-type="float" office:value="3.96666666666667" calcext:value-type="float">
            <text:p>3,96666666666667</text:p>
          </table:table-cell>
          <table:table-cell/>
          <table:table-cell table:formula="of:=IF(OR([.G245]=3;[.J245]=3;[.H245]=3);ROUND(ROUND([.M245])+0.4);IF(OR([.G245]=1;[.H245]=1;[.J245]=1);ROUND(ROUND([.M245])-0.6);ROUND([.M24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45]+[.AG245]+[.AI245])*29/90+([.AF245]+[.AH245])*0.35" office:value-type="float" office:value="3.65555555555556" calcext:value-type="float">
            <text:p>3,65555555555556</text:p>
          </table:table-cell>
          <table:table-cell/>
          <table:table-cell table:formula="of:=IF(OR([.AH245]=3;[.AF245]=3);ROUND(ROUND([.AK245])+0.4);IF(OR([.AF245]=1;[.AH245]=1);ROUND(ROUND([.AK245])-0.6);ROUND([.AK245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46]+[.H246]+[.J246])*0.4+([.I246]+[.K246])*7/30" office:value-type="float" office:value="4.2" calcext:value-type="float">
            <text:p>4,2</text:p>
          </table:table-cell>
          <table:table-cell/>
          <table:table-cell table:formula="of:=IF(OR([.G246]=3;[.J246]=3;[.H246]=3);ROUND(ROUND([.M246])+0.4);IF(OR([.G246]=1;[.H246]=1;[.J246]=1);ROUND(ROUND([.M246])-0.6);ROUND([.M24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46]+[.AG246]+[.AI246])*29/90+([.AF246]+[.AH246])*0.35" office:value-type="float" office:value="3.97777777777778" calcext:value-type="float">
            <text:p>3,97777777777778</text:p>
          </table:table-cell>
          <table:table-cell/>
          <table:table-cell table:formula="of:=IF(OR([.AH246]=3;[.AF246]=3);ROUND(ROUND([.AK246])+0.4);IF(OR([.AF246]=1;[.AH246]=1);ROUND(ROUND([.AK246])-0.6);ROUND([.AK246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47]+[.H247]+[.J247])*0.4+([.I247]+[.K247])*7/30" office:value-type="float" office:value="4.13333333333333" calcext:value-type="float">
            <text:p>4,13333333333333</text:p>
          </table:table-cell>
          <table:table-cell/>
          <table:table-cell table:formula="of:=IF(OR([.G247]=3;[.J247]=3;[.H247]=3);ROUND(ROUND([.M247])+0.4);IF(OR([.G247]=1;[.H247]=1;[.J247]=1);ROUND(ROUND([.M247])-0.6);ROUND([.M24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47]+[.AG247]+[.AI247])*29/90+([.AF247]+[.AH247])*0.35" office:value-type="float" office:value="4.3" calcext:value-type="float">
            <text:p>4,3</text:p>
          </table:table-cell>
          <table:table-cell/>
          <table:table-cell table:formula="of:=IF(OR([.AH247]=3;[.AF247]=3);ROUND(ROUND([.AK247])+0.4);IF(OR([.AF247]=1;[.AH247]=1);ROUND(ROUND([.AK247])-0.6);ROUND([.AK247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48]+[.H248]+[.J248])*0.4+([.I248]+[.K248])*7/30" office:value-type="float" office:value="4.36666666666667" calcext:value-type="float">
            <text:p>4,36666666666667</text:p>
          </table:table-cell>
          <table:table-cell/>
          <table:table-cell table:formula="of:=IF(OR([.G248]=3;[.J248]=3;[.H248]=3);ROUND(ROUND([.M248])+0.4);IF(OR([.G248]=1;[.H248]=1;[.J248]=1);ROUND(ROUND([.M248])-0.6);ROUND([.M24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48]+[.AG248]+[.AI248])*29/90+([.AF248]+[.AH248])*0.35" office:value-type="float" office:value="4.00555555555556" calcext:value-type="float">
            <text:p>4,00555555555556</text:p>
          </table:table-cell>
          <table:table-cell/>
          <table:table-cell table:formula="of:=IF(OR([.AH248]=3;[.AF248]=3);ROUND(ROUND([.AK248])+0.4);IF(OR([.AF248]=1;[.AH248]=1);ROUND(ROUND([.AK248])-0.6);ROUND([.AK248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49]+[.H249]+[.J249])*0.4+([.I249]+[.K249])*7/30" office:value-type="float" office:value="4.6" calcext:value-type="float">
            <text:p>4,6</text:p>
          </table:table-cell>
          <table:table-cell/>
          <table:table-cell table:formula="of:=IF(OR([.G249]=3;[.J249]=3;[.H249]=3);ROUND(ROUND([.M249])+0.4);IF(OR([.G249]=1;[.H249]=1;[.J249]=1);ROUND(ROUND([.M249])-0.6);ROUND([.M249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49]+[.AG249]+[.AI249])*29/90+([.AF249]+[.AH249])*0.35" office:value-type="float" office:value="4.32777777777778" calcext:value-type="float">
            <text:p>4,32777777777778</text:p>
          </table:table-cell>
          <table:table-cell/>
          <table:table-cell table:formula="of:=IF(OR([.AH249]=3;[.AF249]=3);ROUND(ROUND([.AK249])+0.4);IF(OR([.AF249]=1;[.AH249]=1);ROUND(ROUND([.AK249])-0.6);ROUND([.AK249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G250]+[.H250]+[.J250])*0.4+([.I250]+[.K250])*7/30" office:value-type="float" office:value="4.53333333333333" calcext:value-type="float">
            <text:p>4,53333333333333</text:p>
          </table:table-cell>
          <table:table-cell/>
          <table:table-cell table:formula="of:=IF(OR([.G250]=3;[.J250]=3;[.H250]=3);ROUND(ROUND([.M250])+0.4);IF(OR([.G250]=1;[.H250]=1;[.J250]=1);ROUND(ROUND([.M250])-0.6);ROUND([.M250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50]+[.AG250]+[.AI250])*29/90+([.AF250]+[.AH250])*0.35" office:value-type="float" office:value="4.65" calcext:value-type="float">
            <text:p>4,65</text:p>
          </table:table-cell>
          <table:table-cell/>
          <table:table-cell table:formula="of:=IF(OR([.AH250]=3;[.AF250]=3);ROUND(ROUND([.AK250])+0.4);IF(OR([.AF250]=1;[.AH250]=1);ROUND(ROUND([.AK250])-0.6);ROUND([.AK250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G251]+[.H251]+[.J251])*0.4+([.I251]+[.K251])*7/30" office:value-type="float" office:value="4.76666666666667" calcext:value-type="float">
            <text:p>4,76666666666667</text:p>
          </table:table-cell>
          <table:table-cell/>
          <table:table-cell table:formula="of:=IF(OR([.G251]=3;[.J251]=3;[.H251]=3);ROUND(ROUND([.M251])+0.4);IF(OR([.G251]=1;[.H251]=1;[.J251]=1);ROUND(ROUND([.M251])-0.6);ROUND([.M251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([.AE251]+[.AG251]+[.AI251])*29/90+([.AF251]+[.AH251])*0.35" office:value-type="float" office:value="4.35555555555556" calcext:value-type="float">
            <text:p>4,35555555555556</text:p>
          </table:table-cell>
          <table:table-cell/>
          <table:table-cell table:formula="of:=IF(OR([.AH251]=3;[.AF251]=3);ROUND(ROUND([.AK251])+0.4);IF(OR([.AF251]=1;[.AH251]=1);ROUND(ROUND([.AK251])-0.6);ROUND([.AK251])))" office:value-type="float" office:value="4" calcext:value-type="float">
            <text:p>4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G252]+[.H252]+[.J252])*0.4+([.I252]+[.K252])*7/30" office:value-type="float" office:value="5" calcext:value-type="float">
            <text:p>5</text:p>
          </table:table-cell>
          <table:table-cell/>
          <table:table-cell table:formula="of:=IF(OR([.G252]=3;[.J252]=3;[.H252]=3);ROUND(ROUND([.M252])+0.4);IF(OR([.G252]=1;[.H252]=1;[.J252]=1);ROUND(ROUND([.M252])-0.6);ROUND([.M252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([.AE252]+[.AG252]+[.AI252])*29/90+([.AF252]+[.AH252])*0.35" office:value-type="float" office:value="4.67777777777778" calcext:value-type="float">
            <text:p>4,67777777777778</text:p>
          </table:table-cell>
          <table:table-cell/>
          <table:table-cell table:formula="of:=IF(OR([.AH252]=3;[.AF252]=3);ROUND(ROUND([.AK252])+0.4);IF(OR([.AF252]=1;[.AH252]=1);ROUND(ROUND([.AK252])-0.6);ROUND([.AK252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([.AE253]+[.AG253]+[.AI253])*29/90+([.AF253]+[.AH253])*0.35" office:value-type="float" office:value="5" calcext:value-type="float">
            <text:p>5</text:p>
          </table:table-cell>
          <table:table-cell/>
          <table:table-cell table:formula="of:=IF(OR([.AH253]=3;[.AF253]=3);ROUND(ROUND([.AK253])+0.4);IF(OR([.AF253]=1;[.AH253]=1);ROUND(ROUND([.AK253])-0.6);ROUND([.AK253])))" office:value-type="float" office:value="5" calcext:value-type="float">
            <text:p>5</text:p>
          </table:table-cell>
          <table:table-cell office:value-type="string" calcext:value-type="string">
            <text:p>(а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9:55:00.786530625</meta:creation-date>
    <dc:date>2024-10-19T12:47:27.511457557</dc:date>
    <meta:editing-duration>PT3H4M18S</meta:editing-duration>
    <meta:editing-cycles>15</meta:editing-cycles>
    <meta:generator>LibreOffice/7.3.7.2$Linux_X86_64 LibreOffice_project/30$Build-2</meta:generator>
    <meta:document-statistic meta:table-count="1" meta:cell-count="6508" meta:object-count="0"/>
  </office:meta>
</office:document-meta>
</file>